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6c1f" officeooo:paragraph-rsid="00185c78"/>
    </style:style>
    <style:style style:name="P2" style:family="paragraph" style:parent-style-name="Standard">
      <style:paragraph-properties fo:text-align="center" style:justify-single-word="false"/>
      <style:text-properties fo:font-size="24pt" fo:font-weight="bold" officeooo:rsid="00016c1f" officeooo:paragraph-rsid="00185c78"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weight="bold" officeooo:rsid="00078b31" officeooo:paragraph-rsid="00185c78" style:font-weight-asian="bold" style:font-weight-complex="bold"/>
    </style:style>
    <style:style style:name="P4" style:family="paragraph" style:parent-style-name="Standard">
      <style:paragraph-properties fo:text-align="center" style:justify-single-word="false"/>
      <style:text-properties officeooo:paragraph-rsid="00185c78"/>
    </style:style>
    <style:style style:name="P5" style:family="paragraph" style:parent-style-name="Standard">
      <style:paragraph-properties fo:text-align="center" style:justify-single-word="false"/>
      <style:text-properties officeooo:paragraph-rsid="0043d4a5"/>
    </style:style>
    <style:style style:name="P6" style:family="paragraph" style:parent-style-name="Standard">
      <style:paragraph-properties fo:text-align="center" style:justify-single-word="false"/>
      <style:text-properties officeooo:paragraph-rsid="0235100e"/>
    </style:style>
    <style:style style:name="P7" style:family="paragraph" style:parent-style-name="Standard">
      <style:paragraph-properties fo:text-align="center" style:justify-single-word="false"/>
      <style:text-properties officeooo:paragraph-rsid="02389c19"/>
    </style:style>
    <style:style style:name="P8" style:family="paragraph" style:parent-style-name="Standard">
      <style:paragraph-properties fo:text-align="center" style:justify-single-word="false"/>
      <style:text-properties fo:font-size="14pt" fo:font-weight="bold" officeooo:rsid="00016c1f" officeooo:paragraph-rsid="00185c78"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0d6375" officeooo:paragraph-rsid="00185c78"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f6460a" officeooo:paragraph-rsid="00f6460a"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a8ba4" officeooo:paragraph-rsid="001a8ba4"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c7f69" officeooo:paragraph-rsid="001c7f69"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262f9a" officeooo:paragraph-rsid="00262f9a"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285ae7" officeooo:paragraph-rsid="00285ae7"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38a0ac" officeooo:paragraph-rsid="0038a0ac"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90845c" officeooo:paragraph-rsid="0090845c"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9fc510" officeooo:paragraph-rsid="009fc510"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bacaef" officeooo:paragraph-rsid="00be450a"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c2993b" officeooo:paragraph-rsid="00c2993b"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e6601a" officeooo:paragraph-rsid="00e6601a"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116067c" officeooo:paragraph-rsid="0116067c"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133c0ec" officeooo:paragraph-rsid="0133c0ec"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rsid="0136a2e4" officeooo:paragraph-rsid="0136a2e4"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1412a18" officeooo:paragraph-rsid="01412a18" style:font-size-asian="12.25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1426e7c" officeooo:paragraph-rsid="01426e7c" style:font-size-asian="12.25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14bfbf5" officeooo:paragraph-rsid="014bfbf5" style:font-size-asian="12.25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1ae84e1" officeooo:paragraph-rsid="01ae84e1" style:font-size-asian="12.25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officeooo:rsid="0075ebd8" officeooo:paragraph-rsid="0075ebd8" style:font-size-asian="12.25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officeooo:rsid="011228d9" officeooo:paragraph-rsid="011228d9"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1792925" officeooo:paragraph-rsid="01792925"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officeooo:rsid="00016c1f" officeooo:paragraph-rsid="00185c78" style:font-size-asian="14pt" style:font-size-complex="14pt"/>
    </style:style>
    <style:style style:name="P32" style:family="paragraph" style:parent-style-name="Standard">
      <style:paragraph-properties fo:text-align="center" style:justify-single-word="false"/>
      <style:text-properties fo:font-size="14pt" fo:language="en" fo:country="US" fo:font-weight="bold" officeooo:rsid="0219dd49" officeooo:paragraph-rsid="0219dd49"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rsid="001c7f69" officeooo:paragraph-rsid="001c7f6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85ae7" officeooo:paragraph-rsid="00285ae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62f9a" officeooo:paragraph-rsid="00262f9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7689c" officeooo:paragraph-rsid="0037689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8a0ac" officeooo:paragraph-rsid="0038a0a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3d4a5" officeooo:paragraph-rsid="0043d4a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75ebd8" officeooo:paragraph-rsid="0075ebd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90845c" officeooo:paragraph-rsid="0090845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9ae6b2" officeooo:paragraph-rsid="009ae6b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9fc510" officeooo:paragraph-rsid="009fc51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bacaef" officeooo:paragraph-rsid="00bacae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b6ac8b" officeooo:paragraph-rsid="00b81a0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c2993b" officeooo:paragraph-rsid="00c2993b"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e6601a" officeooo:paragraph-rsid="00e6601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f0db51" officeooo:paragraph-rsid="00f0db5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ee1b01" officeooo:paragraph-rsid="00ee1b0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e3dbeb" officeooo:paragraph-rsid="00d7adc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11228d9" officeooo:paragraph-rsid="011228d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116067c" officeooo:paragraph-rsid="0116067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133c0ec" officeooo:paragraph-rsid="0133c0e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136a2e4" officeooo:paragraph-rsid="0136a2e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136a2e4" officeooo:paragraph-rsid="0134aa5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13774de" officeooo:paragraph-rsid="013774d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1412a18" officeooo:paragraph-rsid="01412a1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1792925" officeooo:paragraph-rsid="01792925"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1ae84e1" officeooo:paragraph-rsid="01ae84e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1a93ffb" officeooo:paragraph-rsid="01a93ff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bc89b6" officeooo:paragraph-rsid="00bc89b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en" fo:country="US" fo:font-weight="normal" officeooo:rsid="02150e80" officeooo:paragraph-rsid="02150e8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en" fo:country="US" fo:font-weight="normal" officeooo:rsid="0219dd49" officeooo:paragraph-rsid="0219dd4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en" fo:country="US" fo:font-weight="normal" officeooo:rsid="0219dd49" officeooo:paragraph-rsid="02278c2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officeooo:rsid="00064cd9" officeooo:paragraph-rsid="00185c78" style:font-size-asian="10.5pt" style:font-size-complex="12pt"/>
    </style:style>
    <style:style style:name="P65" style:family="paragraph" style:parent-style-name="Standard">
      <style:paragraph-properties fo:text-align="start" style:justify-single-word="false"/>
      <style:text-properties officeooo:paragraph-rsid="00185c78"/>
    </style:style>
    <style:style style:name="P66" style:family="paragraph" style:parent-style-name="Standard">
      <style:paragraph-properties fo:text-align="start" style:justify-single-word="false"/>
      <style:text-properties officeooo:rsid="0075e685" officeooo:paragraph-rsid="0075e685"/>
    </style:style>
    <style:style style:name="P67" style:family="paragraph" style:parent-style-name="Standard">
      <style:paragraph-properties fo:text-align="start" style:justify-single-word="false"/>
      <style:text-properties officeooo:rsid="0087a45a" officeooo:paragraph-rsid="0087a45a"/>
    </style:style>
    <style:style style:name="P68" style:family="paragraph" style:parent-style-name="Standard">
      <style:paragraph-properties fo:text-align="start" style:justify-single-word="false"/>
      <style:text-properties officeooo:rsid="0113e298" officeooo:paragraph-rsid="0113e298"/>
    </style:style>
    <style:style style:name="P69" style:family="paragraph" style:parent-style-name="Standard">
      <style:paragraph-properties fo:text-align="start" style:justify-single-word="false"/>
      <style:text-properties officeooo:rsid="0132d25b" officeooo:paragraph-rsid="0132d25b"/>
    </style:style>
    <style:style style:name="P70" style:family="paragraph" style:parent-style-name="Standard" style:list-style-name="L1">
      <style:paragraph-properties fo:text-align="start" style:justify-single-word="false"/>
      <style:text-properties fo:font-size="12pt" officeooo:rsid="00034580" officeooo:paragraph-rsid="00185c78" style:font-size-asian="12pt" style:font-size-complex="12pt"/>
    </style:style>
    <style:style style:name="P71" style:family="paragraph" style:parent-style-name="Standard" style:list-style-name="L1">
      <style:paragraph-properties fo:text-align="start" style:justify-single-word="false"/>
      <style:text-properties fo:font-size="12pt" officeooo:paragraph-rsid="00185c78" style:font-size-asian="12pt" style:font-size-complex="12pt"/>
    </style:style>
    <style:style style:name="P72" style:family="paragraph" style:parent-style-name="Standard" style:list-style-name="L1">
      <style:paragraph-properties fo:text-align="start" style:justify-single-word="false"/>
      <style:text-properties fo:font-size="12pt" officeooo:rsid="00b6ac8b" officeooo:paragraph-rsid="00b6ac8b" style:font-size-asian="12pt" style:font-size-complex="12pt"/>
    </style:style>
    <style:style style:name="P73" style:family="paragraph" style:parent-style-name="Standard" style:list-style-name="L13">
      <style:paragraph-properties fo:text-align="start" style:justify-single-word="false"/>
      <style:text-properties fo:font-size="12pt" officeooo:rsid="00b6ac8b" officeooo:paragraph-rsid="00b81a0d" style:font-size-asian="12pt" style:font-size-complex="12pt"/>
    </style:style>
    <style:style style:name="P74" style:family="paragraph" style:parent-style-name="Standard" style:list-style-name="L1">
      <style:paragraph-properties fo:text-align="start" style:justify-single-word="false"/>
      <style:text-properties fo:font-size="12pt" officeooo:rsid="0005087f" officeooo:paragraph-rsid="00185c78" style:font-size-asian="12pt" style:font-size-complex="12pt"/>
    </style:style>
    <style:style style:name="P75" style:family="paragraph" style:parent-style-name="Standard" style:list-style-name="L1">
      <style:paragraph-properties fo:text-align="start" style:justify-single-word="false"/>
      <style:text-properties fo:font-size="12pt" officeooo:rsid="00064cd9" officeooo:paragraph-rsid="00185c78" style:font-size-asian="12pt" style:font-size-complex="12pt"/>
    </style:style>
    <style:style style:name="P76" style:family="paragraph" style:parent-style-name="Standard" style:list-style-name="L2">
      <style:paragraph-properties fo:text-align="start" style:justify-single-word="false"/>
      <style:text-properties fo:font-size="12pt" fo:font-weight="normal" officeooo:rsid="00078b31" officeooo:paragraph-rsid="00185c78" style:font-size-asian="10.5pt" style:font-weight-asian="normal" style:font-size-complex="12pt" style:font-weight-complex="normal"/>
    </style:style>
    <style:style style:name="P77" style:family="paragraph" style:parent-style-name="Standard" style:list-style-name="L2">
      <style:paragraph-properties fo:text-align="start" style:justify-single-word="false"/>
      <style:text-properties fo:font-size="12pt" fo:font-weight="normal" officeooo:rsid="023ca0ed" officeooo:paragraph-rsid="023ca0ed" style:font-size-asian="10.5pt" style:font-weight-asian="normal" style:font-size-complex="12pt" style:font-weight-complex="normal"/>
    </style:style>
    <style:style style:name="P78" style:family="paragraph" style:parent-style-name="Standard" style:list-style-name="L3">
      <style:paragraph-properties fo:text-align="start" style:justify-single-word="false"/>
      <style:text-properties fo:font-size="12pt" fo:font-weight="normal" officeooo:rsid="0018818e" officeooo:paragraph-rsid="00185c78" style:font-size-asian="10.5pt" style:font-weight-asian="normal" style:font-size-complex="12pt" style:font-weight-complex="normal"/>
    </style:style>
    <style:style style:name="P79" style:family="paragraph" style:parent-style-name="Standard" style:list-style-name="L4">
      <style:paragraph-properties fo:text-align="start" style:justify-single-word="false"/>
      <style:text-properties fo:font-size="12pt" fo:font-weight="normal" officeooo:rsid="001a8ba4" officeooo:paragraph-rsid="001a8ba4" style:font-size-asian="10.5pt" style:font-weight-asian="normal" style:font-size-complex="12pt" style:font-weight-complex="normal"/>
    </style:style>
    <style:style style:name="P80" style:family="paragraph" style:parent-style-name="Standard" style:list-style-name="L4">
      <style:paragraph-properties fo:text-align="start" style:justify-single-word="false"/>
      <style:text-properties fo:font-size="12pt" fo:font-weight="normal" officeooo:rsid="001c7f69" officeooo:paragraph-rsid="001c7f69" style:font-size-asian="10.5pt" style:font-weight-asian="normal" style:font-size-complex="12pt" style:font-weight-complex="normal"/>
    </style:style>
    <style:style style:name="P81" style:family="paragraph" style:parent-style-name="Standard" style:list-style-name="L5">
      <style:paragraph-properties fo:text-align="start" style:justify-single-word="false"/>
      <style:text-properties fo:font-size="12pt" fo:font-weight="normal" officeooo:rsid="001c7f69" officeooo:paragraph-rsid="001c7f69" style:font-size-asian="10.5pt" style:font-weight-asian="normal" style:font-size-complex="12pt" style:font-weight-complex="normal"/>
    </style:style>
    <style:style style:name="P82" style:family="paragraph" style:parent-style-name="Standard" style:list-style-name="L5">
      <style:paragraph-properties fo:text-align="start" style:justify-single-word="false"/>
      <style:text-properties fo:font-size="12pt" fo:font-weight="normal" officeooo:rsid="001c7f69" officeooo:paragraph-rsid="001e0c57" style:font-size-asian="10.5pt" style:font-weight-asian="normal" style:font-size-complex="12pt" style:font-weight-complex="normal"/>
    </style:style>
    <style:style style:name="P83" style:family="paragraph" style:parent-style-name="Standard" style:list-style-name="L5">
      <style:paragraph-properties fo:text-align="start" style:justify-single-word="false"/>
      <style:text-properties fo:font-size="12pt" fo:font-weight="normal" officeooo:rsid="001c7f69" officeooo:paragraph-rsid="001fd6f3" style:font-size-asian="10.5pt" style:font-weight-asian="normal" style:font-size-complex="12pt" style:font-weight-complex="normal"/>
    </style:style>
    <style:style style:name="P84" style:family="paragraph" style:parent-style-name="Standard" style:list-style-name="L5">
      <style:paragraph-properties fo:text-align="start" style:justify-single-word="false"/>
      <style:text-properties fo:font-size="12pt" fo:font-weight="normal" officeooo:rsid="0021c687" officeooo:paragraph-rsid="0021c687" style:font-size-asian="10.5pt" style:font-weight-asian="normal" style:font-size-complex="12pt" style:font-weight-complex="normal"/>
    </style:style>
    <style:style style:name="P85" style:family="paragraph" style:parent-style-name="Standard" style:list-style-name="L5">
      <style:paragraph-properties fo:text-align="start" style:justify-single-word="false"/>
      <style:text-properties fo:font-size="12pt" fo:font-weight="normal" officeooo:rsid="00229b2b" officeooo:paragraph-rsid="00229b2b" style:font-size-asian="10.5pt" style:font-weight-asian="normal" style:font-size-complex="12pt" style:font-weight-complex="normal"/>
    </style:style>
    <style:style style:name="P86" style:family="paragraph" style:parent-style-name="Standard" style:list-style-name="L5">
      <style:paragraph-properties fo:text-align="start" style:justify-single-word="false"/>
      <style:text-properties fo:font-size="12pt" fo:font-weight="normal" officeooo:rsid="00262f9a" officeooo:paragraph-rsid="00262f9a" style:font-size-asian="10.5pt" style:font-weight-asian="normal" style:font-size-complex="12pt" style:font-weight-complex="normal"/>
    </style:style>
    <style:style style:name="P87" style:family="paragraph" style:parent-style-name="Standard" style:list-style-name="L5">
      <style:paragraph-properties fo:text-align="start" style:justify-single-word="false"/>
      <style:text-properties fo:font-size="12pt" fo:font-weight="normal" officeooo:rsid="00262f9a" officeooo:paragraph-rsid="024dd834" style:font-size-asian="10.5pt" style:font-weight-asian="normal" style:font-size-complex="12pt" style:font-weight-complex="normal"/>
    </style:style>
    <style:style style:name="P88" style:family="paragraph" style:parent-style-name="Standard" style:list-style-name="L6">
      <style:paragraph-properties fo:text-align="start" style:justify-single-word="false"/>
      <style:text-properties fo:font-size="12pt" fo:font-weight="normal" officeooo:rsid="00262f9a" officeooo:paragraph-rsid="00262f9a" style:font-size-asian="10.5pt" style:font-weight-asian="normal" style:font-size-complex="12pt" style:font-weight-complex="normal"/>
    </style:style>
    <style:style style:name="P89" style:family="paragraph" style:parent-style-name="Standard" style:list-style-name="L6">
      <style:paragraph-properties fo:text-align="start" style:justify-single-word="false"/>
      <style:text-properties fo:font-size="12pt" fo:font-weight="normal" officeooo:rsid="00285ae7" officeooo:paragraph-rsid="00285ae7" style:font-size-asian="10.5pt" style:font-weight-asian="normal" style:font-size-complex="12pt" style:font-weight-complex="normal"/>
    </style:style>
    <style:style style:name="P90" style:family="paragraph" style:parent-style-name="Standard" style:list-style-name="L7">
      <style:paragraph-properties fo:text-align="start" style:justify-single-word="false"/>
      <style:text-properties fo:font-size="12pt" fo:font-weight="normal" officeooo:rsid="00285ae7" officeooo:paragraph-rsid="00285ae7" style:font-size-asian="10.5pt" style:font-weight-asian="normal" style:font-size-complex="12pt" style:font-weight-complex="normal"/>
    </style:style>
    <style:style style:name="P91" style:family="paragraph" style:parent-style-name="Standard" style:list-style-name="L7">
      <style:paragraph-properties fo:text-align="start" style:justify-single-word="false"/>
      <style:text-properties fo:font-size="12pt" fo:font-weight="normal" officeooo:rsid="002f9cd2" officeooo:paragraph-rsid="002f9cd2" style:font-size-asian="10.5pt" style:font-weight-asian="normal" style:font-size-complex="12pt" style:font-weight-complex="normal"/>
    </style:style>
    <style:style style:name="P92" style:family="paragraph" style:parent-style-name="Standard" style:list-style-name="L7">
      <style:paragraph-properties fo:text-align="start" style:justify-single-word="false"/>
      <style:text-properties fo:font-size="12pt" fo:font-weight="normal" officeooo:rsid="0029f5b1" officeooo:paragraph-rsid="0029f5b1" style:font-size-asian="10.5pt" style:font-weight-asian="normal" style:font-size-complex="12pt" style:font-weight-complex="normal"/>
    </style:style>
    <style:style style:name="P93" style:family="paragraph" style:parent-style-name="Standard" style:list-style-name="L7">
      <style:paragraph-properties fo:text-align="start" style:justify-single-word="false"/>
      <style:text-properties fo:font-size="12pt" fo:font-weight="normal" officeooo:rsid="00365069" officeooo:paragraph-rsid="00365069" style:font-size-asian="10.5pt" style:font-weight-asian="normal" style:font-size-complex="12pt" style:font-weight-complex="normal"/>
    </style:style>
    <style:style style:name="P94" style:family="paragraph" style:parent-style-name="Standard" style:list-style-name="L7">
      <style:paragraph-properties fo:text-align="start" style:justify-single-word="false"/>
      <style:text-properties fo:font-size="12pt" fo:font-weight="normal" officeooo:rsid="0032c27b" officeooo:paragraph-rsid="0032c27b" style:font-size-asian="10.5pt" style:font-weight-asian="normal" style:font-size-complex="12pt" style:font-weight-complex="normal"/>
    </style:style>
    <style:style style:name="P95" style:family="paragraph" style:parent-style-name="Standard" style:list-style-name="L7">
      <style:paragraph-properties fo:text-align="start" style:justify-single-word="false"/>
      <style:text-properties fo:font-size="12pt" fo:font-weight="normal" officeooo:rsid="0034a45d" officeooo:paragraph-rsid="0034a45d" style:font-size-asian="10.5pt" style:font-weight-asian="normal" style:font-size-complex="12pt" style:font-weight-complex="normal"/>
    </style:style>
    <style:style style:name="P96" style:family="paragraph" style:parent-style-name="Standard" style:list-style-name="L8">
      <style:paragraph-properties fo:text-align="start" style:justify-single-word="false"/>
      <style:text-properties fo:font-size="12pt" fo:font-weight="normal" officeooo:rsid="0038a0ac" officeooo:paragraph-rsid="0038a0ac" style:font-size-asian="10.5pt" style:font-weight-asian="normal" style:font-size-complex="12pt" style:font-weight-complex="normal"/>
    </style:style>
    <style:style style:name="P97" style:family="paragraph" style:parent-style-name="Standard" style:list-style-name="L8">
      <style:paragraph-properties fo:text-align="start" style:justify-single-word="false"/>
      <style:text-properties fo:font-size="12pt" fo:font-weight="normal" officeooo:rsid="0038a0ac" officeooo:paragraph-rsid="003eedb7" style:font-size-asian="10.5pt" style:font-weight-asian="normal" style:font-size-complex="12pt" style:font-weight-complex="normal"/>
    </style:style>
    <style:style style:name="P98" style:family="paragraph" style:parent-style-name="Standard" style:list-style-name="L8">
      <style:paragraph-properties fo:text-align="start" style:justify-single-word="false"/>
      <style:text-properties fo:font-size="12pt" fo:font-weight="normal" officeooo:rsid="0038a0ac" officeooo:paragraph-rsid="003a9cf7" style:font-size-asian="10.5pt" style:font-weight-asian="normal" style:font-size-complex="12pt" style:font-weight-complex="normal"/>
    </style:style>
    <style:style style:name="P99" style:family="paragraph" style:parent-style-name="Standard" style:list-style-name="L8">
      <style:paragraph-properties fo:text-align="start" style:justify-single-word="false"/>
      <style:text-properties fo:font-size="12pt" fo:font-weight="normal" officeooo:rsid="0038a0ac" officeooo:paragraph-rsid="003f0d6b" style:font-size-asian="10.5pt" style:font-weight-asian="normal" style:font-size-complex="12pt" style:font-weight-complex="normal"/>
    </style:style>
    <style:style style:name="P100" style:family="paragraph" style:parent-style-name="Standard" style:list-style-name="L8">
      <style:paragraph-properties fo:text-align="start" style:justify-single-word="false"/>
      <style:text-properties fo:font-size="12pt" fo:font-weight="normal" officeooo:rsid="0038a0ac" officeooo:paragraph-rsid="0040c354" style:font-size-asian="10.5pt" style:font-weight-asian="normal" style:font-size-complex="12pt" style:font-weight-complex="normal"/>
    </style:style>
    <style:style style:name="P101" style:family="paragraph" style:parent-style-name="Standard" style:list-style-name="L8">
      <style:paragraph-properties fo:text-align="start" style:justify-single-word="false"/>
      <style:text-properties fo:font-size="12pt" fo:font-weight="normal" officeooo:rsid="003e6d29" officeooo:paragraph-rsid="003a9cf7" style:font-size-asian="10.5pt" style:font-weight-asian="normal" style:font-size-complex="12pt" style:font-weight-complex="normal"/>
    </style:style>
    <style:style style:name="P102" style:family="paragraph" style:parent-style-name="Standard" style:list-style-name="L8">
      <style:paragraph-properties fo:text-align="start" style:justify-single-word="false"/>
      <style:text-properties fo:font-size="12pt" fo:font-weight="normal" officeooo:rsid="0042af55" officeooo:paragraph-rsid="0040c354" style:font-size-asian="10.5pt" style:font-weight-asian="normal" style:font-size-complex="12pt" style:font-weight-complex="normal"/>
    </style:style>
    <style:style style:name="P103" style:family="paragraph" style:parent-style-name="Standard" style:list-style-name="L8">
      <style:paragraph-properties fo:text-align="start" style:justify-single-word="false"/>
      <style:text-properties fo:font-size="12pt" fo:font-weight="normal" officeooo:rsid="0043d4a5" officeooo:paragraph-rsid="0043d4a5" style:font-size-asian="10.5pt" style:font-weight-asian="normal" style:font-size-complex="12pt" style:font-weight-complex="normal"/>
    </style:style>
    <style:style style:name="P104" style:family="paragraph" style:parent-style-name="Standard" style:list-style-name="L10">
      <style:paragraph-properties fo:text-align="start" style:justify-single-word="false"/>
      <style:text-properties fo:font-size="12pt" fo:font-weight="normal" officeooo:rsid="00764897" officeooo:paragraph-rsid="00764897" style:font-size-asian="10.5pt" style:font-weight-asian="normal" style:font-size-complex="12pt" style:font-weight-complex="normal"/>
    </style:style>
    <style:style style:name="P105" style:family="paragraph" style:parent-style-name="Standard" style:list-style-name="L10">
      <style:paragraph-properties fo:text-align="start" style:justify-single-word="false"/>
      <style:text-properties fo:font-size="12pt" fo:font-weight="normal" officeooo:rsid="007b1e68" officeooo:paragraph-rsid="007b1e68" style:font-size-asian="10.5pt" style:font-weight-asian="normal" style:font-size-complex="12pt" style:font-weight-complex="normal"/>
    </style:style>
    <style:style style:name="P106" style:family="paragraph" style:parent-style-name="Standard" style:list-style-name="L10">
      <style:paragraph-properties fo:text-align="start" style:justify-single-word="false"/>
      <style:text-properties fo:font-size="12pt" fo:font-weight="normal" officeooo:rsid="007cd5ec" officeooo:paragraph-rsid="007cd5ec" style:font-size-asian="10.5pt" style:font-weight-asian="normal" style:font-size-complex="12pt" style:font-weight-complex="normal"/>
    </style:style>
    <style:style style:name="P107" style:family="paragraph" style:parent-style-name="Standard" style:list-style-name="L11">
      <style:paragraph-properties fo:text-align="start" style:justify-single-word="false"/>
      <style:text-properties fo:font-size="12pt" fo:font-weight="normal" officeooo:rsid="0099c5c5" officeooo:paragraph-rsid="00ad29f4" style:font-size-asian="10.5pt" style:font-weight-asian="normal" style:font-size-complex="12pt" style:font-weight-complex="normal"/>
    </style:style>
    <style:style style:name="P108" style:family="paragraph" style:parent-style-name="Standard" style:list-style-name="L11">
      <style:paragraph-properties fo:text-align="start" style:justify-single-word="false"/>
      <style:text-properties fo:font-size="12pt" fo:font-weight="normal" officeooo:rsid="0091bfe5" officeooo:paragraph-rsid="0091bfe5" style:font-size-asian="10.5pt" style:font-weight-asian="normal" style:font-size-complex="12pt" style:font-weight-complex="normal"/>
    </style:style>
    <style:style style:name="P109" style:family="paragraph" style:parent-style-name="Standard" style:list-style-name="L11">
      <style:paragraph-properties fo:text-align="start" style:justify-single-word="false"/>
      <style:text-properties fo:font-size="12pt" fo:font-weight="normal" officeooo:rsid="0094a2e0" officeooo:paragraph-rsid="0094a2e0" style:font-size-asian="10.5pt" style:font-weight-asian="normal" style:font-size-complex="12pt" style:font-weight-complex="normal"/>
    </style:style>
    <style:style style:name="P110" style:family="paragraph" style:parent-style-name="Standard" style:list-style-name="L11">
      <style:paragraph-properties fo:text-align="start" style:justify-single-word="false"/>
      <style:text-properties fo:font-size="12pt" fo:font-weight="normal" officeooo:rsid="009a94cb" officeooo:paragraph-rsid="009a94cb" style:font-size-asian="10.5pt" style:font-weight-asian="normal" style:font-size-complex="12pt" style:font-weight-complex="normal"/>
    </style:style>
    <style:style style:name="P111" style:family="paragraph" style:parent-style-name="Standard" style:list-style-name="L11">
      <style:paragraph-properties fo:text-align="start" style:justify-single-word="false"/>
      <style:text-properties fo:font-size="12pt" fo:font-weight="normal" officeooo:rsid="009ae6b2" officeooo:paragraph-rsid="009ae6b2" style:font-size-asian="10.5pt" style:font-weight-asian="normal" style:font-size-complex="12pt" style:font-weight-complex="normal"/>
    </style:style>
    <style:style style:name="P112" style:family="paragraph" style:parent-style-name="Standard" style:list-style-name="L11">
      <style:paragraph-properties fo:text-align="start" style:justify-single-word="false"/>
      <style:text-properties fo:font-size="12pt" fo:font-weight="normal" officeooo:rsid="00a45d97" officeooo:paragraph-rsid="00a45d97" style:font-size-asian="10.5pt" style:font-weight-asian="normal" style:font-size-complex="12pt" style:font-weight-complex="normal"/>
    </style:style>
    <style:style style:name="P113" style:family="paragraph" style:parent-style-name="Standard" style:list-style-name="L11">
      <style:paragraph-properties fo:text-align="start" style:justify-single-word="false"/>
      <style:text-properties fo:font-size="12pt" fo:font-weight="normal" officeooo:rsid="00a53a0d" officeooo:paragraph-rsid="00a53a0d" style:font-size-asian="10.5pt" style:font-weight-asian="normal" style:font-size-complex="12pt" style:font-weight-complex="normal"/>
    </style:style>
    <style:style style:name="P114" style:family="paragraph" style:parent-style-name="Standard" style:list-style-name="L11">
      <style:paragraph-properties fo:text-align="start" style:justify-single-word="false"/>
      <style:text-properties fo:font-size="12pt" fo:font-weight="normal" officeooo:rsid="00a5dac7" officeooo:paragraph-rsid="00a5dac7" style:font-size-asian="10.5pt" style:font-weight-asian="normal" style:font-size-complex="12pt" style:font-weight-complex="normal"/>
    </style:style>
    <style:style style:name="P115" style:family="paragraph" style:parent-style-name="Standard" style:list-style-name="L11">
      <style:paragraph-properties fo:text-align="start" style:justify-single-word="false"/>
      <style:text-properties fo:font-size="12pt" fo:font-weight="normal" officeooo:rsid="00a6c83c" officeooo:paragraph-rsid="00a6c83c" style:font-size-asian="10.5pt" style:font-weight-asian="normal" style:font-size-complex="12pt" style:font-weight-complex="normal"/>
    </style:style>
    <style:style style:name="P116" style:family="paragraph" style:parent-style-name="Standard" style:list-style-name="L11">
      <style:paragraph-properties fo:text-align="start" style:justify-single-word="false"/>
      <style:text-properties fo:font-size="12pt" fo:font-weight="normal" officeooo:rsid="00ad29f4" officeooo:paragraph-rsid="00ad29f4" style:font-size-asian="10.5pt" style:font-weight-asian="normal" style:font-size-complex="12pt" style:font-weight-complex="normal"/>
    </style:style>
    <style:style style:name="P117" style:family="paragraph" style:parent-style-name="Standard" style:list-style-name="L11">
      <style:paragraph-properties fo:text-align="start" style:justify-single-word="false"/>
      <style:text-properties fo:font-size="12pt" fo:font-weight="normal" officeooo:rsid="00b0a366" officeooo:paragraph-rsid="00b0a366" style:font-size-asian="10.5pt" style:font-weight-asian="normal" style:font-size-complex="12pt" style:font-weight-complex="normal"/>
    </style:style>
    <style:style style:name="P118" style:family="paragraph" style:parent-style-name="Standard" style:list-style-name="L12">
      <style:paragraph-properties fo:text-align="start" style:justify-single-word="false"/>
      <style:text-properties fo:font-size="12pt" fo:font-weight="normal" officeooo:rsid="00bacaef" officeooo:paragraph-rsid="00bacaef" style:font-size-asian="10.5pt" style:font-weight-asian="normal" style:font-size-complex="12pt" style:font-weight-complex="normal"/>
    </style:style>
    <style:style style:name="P119" style:family="paragraph" style:parent-style-name="Standard" style:list-style-name="L12">
      <style:paragraph-properties fo:text-align="start" style:justify-single-word="false"/>
      <style:text-properties fo:font-size="12pt" fo:font-weight="normal" officeooo:rsid="00bc89b6" officeooo:paragraph-rsid="00bc89b6" style:font-size-asian="10.5pt" style:font-weight-asian="normal" style:font-size-complex="12pt" style:font-weight-complex="normal"/>
    </style:style>
    <style:style style:name="P120" style:family="paragraph" style:parent-style-name="Standard" style:list-style-name="L12">
      <style:paragraph-properties fo:text-align="start" style:justify-single-word="false"/>
      <style:text-properties fo:font-size="12pt" fo:font-weight="normal" officeooo:rsid="00bd8e15" officeooo:paragraph-rsid="00bd8e15" style:font-size-asian="10.5pt" style:font-weight-asian="normal" style:font-size-complex="12pt" style:font-weight-complex="normal"/>
    </style:style>
    <style:style style:name="P121" style:family="paragraph" style:parent-style-name="Standard" style:list-style-name="L12">
      <style:paragraph-properties fo:text-align="start" style:justify-single-word="false"/>
      <style:text-properties fo:font-size="12pt" fo:font-weight="normal" officeooo:rsid="00c162f1" officeooo:paragraph-rsid="00c162f1" style:font-size-asian="10.5pt" style:font-weight-asian="normal" style:font-size-complex="12pt" style:font-weight-complex="normal"/>
    </style:style>
    <style:style style:name="P122" style:family="paragraph" style:parent-style-name="Standard" style:list-style-name="L14">
      <style:paragraph-properties fo:text-align="start" style:justify-single-word="false"/>
      <style:text-properties fo:font-size="12pt" fo:font-weight="normal" officeooo:rsid="00c2993b" officeooo:paragraph-rsid="00c2993b" style:font-size-asian="10.5pt" style:font-weight-asian="normal" style:font-size-complex="12pt" style:font-weight-complex="normal"/>
    </style:style>
    <style:style style:name="P123" style:family="paragraph" style:parent-style-name="Standard" style:list-style-name="L14">
      <style:paragraph-properties fo:text-align="start" style:justify-single-word="false"/>
      <style:text-properties fo:font-size="12pt" fo:font-weight="normal" officeooo:rsid="00c62814" officeooo:paragraph-rsid="00c62814" style:font-size-asian="10.5pt" style:font-weight-asian="normal" style:font-size-complex="12pt" style:font-weight-complex="normal"/>
    </style:style>
    <style:style style:name="P124" style:family="paragraph" style:parent-style-name="Standard" style:list-style-name="L14">
      <style:paragraph-properties fo:text-align="start" style:justify-single-word="false"/>
      <style:text-properties fo:font-size="12pt" fo:font-weight="normal" officeooo:rsid="00c62814" officeooo:paragraph-rsid="00c6ba4e" style:font-size-asian="10.5pt" style:font-weight-asian="normal" style:font-size-complex="12pt" style:font-weight-complex="normal"/>
    </style:style>
    <style:style style:name="P125" style:family="paragraph" style:parent-style-name="Standard" style:list-style-name="L14">
      <style:paragraph-properties fo:text-align="start" style:justify-single-word="false"/>
      <style:text-properties fo:font-size="12pt" fo:font-weight="normal" officeooo:rsid="00c62814" officeooo:paragraph-rsid="00cc913f" style:font-size-asian="10.5pt" style:font-weight-asian="normal" style:font-size-complex="12pt" style:font-weight-complex="normal"/>
    </style:style>
    <style:style style:name="P126" style:family="paragraph" style:parent-style-name="Standard" style:list-style-name="L14">
      <style:paragraph-properties fo:text-align="start" style:justify-single-word="false"/>
      <style:text-properties fo:font-size="12pt" fo:font-weight="normal" officeooo:rsid="00c6ba4e" officeooo:paragraph-rsid="00c6ba4e" style:font-size-asian="10.5pt" style:font-weight-asian="normal" style:font-size-complex="12pt" style:font-weight-complex="normal"/>
    </style:style>
    <style:style style:name="P127" style:family="paragraph" style:parent-style-name="Standard" style:list-style-name="L14">
      <style:paragraph-properties fo:text-align="start" style:justify-single-word="false"/>
      <style:text-properties fo:font-size="12pt" fo:font-weight="normal" officeooo:rsid="00c6ba4e" officeooo:paragraph-rsid="00c87ce8" style:font-size-asian="10.5pt" style:font-weight-asian="normal" style:font-size-complex="12pt" style:font-weight-complex="normal"/>
    </style:style>
    <style:style style:name="P128" style:family="paragraph" style:parent-style-name="Standard" style:list-style-name="L14">
      <style:paragraph-properties fo:text-align="start" style:justify-single-word="false"/>
      <style:text-properties fo:font-size="12pt" fo:font-weight="normal" officeooo:rsid="00ce1a73" officeooo:paragraph-rsid="00ce1a73" style:font-size-asian="10.5pt" style:font-weight-asian="normal" style:font-size-complex="12pt" style:font-weight-complex="normal"/>
    </style:style>
    <style:style style:name="P129" style:family="paragraph" style:parent-style-name="Standard" style:list-style-name="L15">
      <style:paragraph-properties fo:text-align="start" style:justify-single-word="false"/>
      <style:text-properties fo:font-size="12pt" fo:font-weight="normal" officeooo:rsid="00daf274" officeooo:paragraph-rsid="00e6601a" style:font-size-asian="10.5pt" style:font-weight-asian="normal" style:font-size-complex="12pt" style:font-weight-complex="normal"/>
    </style:style>
    <style:style style:name="P130" style:family="paragraph" style:parent-style-name="Standard" style:list-style-name="L15">
      <style:paragraph-properties fo:text-align="start" style:justify-single-word="false"/>
      <style:text-properties fo:font-size="12pt" fo:font-weight="normal" officeooo:rsid="00e80bf1" officeooo:paragraph-rsid="00e80bf1" style:font-size-asian="10.5pt" style:font-weight-asian="normal" style:font-size-complex="12pt" style:font-weight-complex="normal"/>
    </style:style>
    <style:style style:name="P131" style:family="paragraph" style:parent-style-name="Standard" style:list-style-name="L15">
      <style:paragraph-properties fo:text-align="start" style:justify-single-word="false"/>
      <style:text-properties fo:font-size="12pt" fo:font-weight="normal" officeooo:rsid="00eb9309" officeooo:paragraph-rsid="00eb9309" style:font-size-asian="10.5pt" style:font-weight-asian="normal" style:font-size-complex="12pt" style:font-weight-complex="normal"/>
    </style:style>
    <style:style style:name="P132" style:family="paragraph" style:parent-style-name="Standard" style:list-style-name="L15">
      <style:paragraph-properties fo:text-align="start" style:justify-single-word="false"/>
      <style:text-properties fo:font-size="12pt" fo:font-weight="normal" officeooo:rsid="00ec3b75" officeooo:paragraph-rsid="00ec3b75" style:font-size-asian="10.5pt" style:font-weight-asian="normal" style:font-size-complex="12pt" style:font-weight-complex="normal"/>
    </style:style>
    <style:style style:name="P133" style:family="paragraph" style:parent-style-name="Standard" style:list-style-name="L15">
      <style:paragraph-properties fo:text-align="start" style:justify-single-word="false"/>
      <style:text-properties fo:font-size="12pt" fo:font-weight="normal" officeooo:rsid="00ee1b01" officeooo:paragraph-rsid="00ee1b01" style:font-size-asian="10.5pt" style:font-weight-asian="normal" style:font-size-complex="12pt" style:font-weight-complex="normal"/>
    </style:style>
    <style:style style:name="P134" style:family="paragraph" style:parent-style-name="Standard" style:list-style-name="L16">
      <style:paragraph-properties fo:text-align="start" style:justify-single-word="false"/>
      <style:text-properties fo:font-size="12pt" fo:font-weight="normal" officeooo:rsid="00fa34a5" officeooo:paragraph-rsid="00fb923e" style:font-size-asian="10.5pt" style:font-weight-asian="normal" style:font-size-complex="12pt" style:font-weight-complex="normal"/>
    </style:style>
    <style:style style:name="P135" style:family="paragraph" style:parent-style-name="Standard" style:list-style-name="L16">
      <style:paragraph-properties fo:text-align="start" style:justify-single-word="false"/>
      <style:text-properties fo:font-size="12pt" fo:font-weight="normal" officeooo:rsid="00fa34a5" officeooo:paragraph-rsid="00f844a7" style:font-size-asian="10.5pt" style:font-weight-asian="normal" style:font-size-complex="12pt" style:font-weight-complex="normal"/>
    </style:style>
    <style:style style:name="P136" style:family="paragraph" style:parent-style-name="Standard" style:list-style-name="L16">
      <style:paragraph-properties fo:text-align="start" style:justify-single-word="false"/>
      <style:text-properties fo:font-size="12pt" fo:font-weight="normal" officeooo:rsid="010115ed" officeooo:paragraph-rsid="010115ed" style:font-size-asian="10.5pt" style:font-weight-asian="normal" style:font-size-complex="12pt" style:font-weight-complex="normal"/>
    </style:style>
    <style:style style:name="P137" style:family="paragraph" style:parent-style-name="Standard" style:list-style-name="L16">
      <style:paragraph-properties fo:text-align="start" style:justify-single-word="false"/>
      <style:text-properties fo:font-size="12pt" fo:font-weight="normal" officeooo:rsid="00dca1ba" officeooo:paragraph-rsid="0106eba5" style:font-size-asian="10.5pt" style:font-weight-asian="normal" style:font-size-complex="12pt" style:font-weight-complex="normal"/>
    </style:style>
    <style:style style:name="P138" style:family="paragraph" style:parent-style-name="Standard" style:list-style-name="L16">
      <style:paragraph-properties fo:text-align="start" style:justify-single-word="false"/>
      <style:text-properties fo:font-size="12pt" fo:font-weight="normal" officeooo:rsid="00dd5d74" officeooo:paragraph-rsid="0106eba5" style:font-size-asian="10.5pt" style:font-weight-asian="normal" style:font-size-complex="12pt" style:font-weight-complex="normal"/>
    </style:style>
    <style:style style:name="P139" style:family="paragraph" style:parent-style-name="Standard" style:list-style-name="L16">
      <style:paragraph-properties fo:text-align="start" style:justify-single-word="false"/>
      <style:text-properties fo:font-size="12pt" fo:font-weight="normal" officeooo:rsid="00e2898b" officeooo:paragraph-rsid="0106eba5" style:font-size-asian="10.5pt" style:font-weight-asian="normal" style:font-size-complex="12pt" style:font-weight-complex="normal"/>
    </style:style>
    <style:style style:name="P140" style:family="paragraph" style:parent-style-name="Standard" style:list-style-name="L16">
      <style:paragraph-properties fo:text-align="start" style:justify-single-word="false"/>
      <style:text-properties fo:font-size="12pt" fo:font-weight="normal" officeooo:rsid="010be533" officeooo:paragraph-rsid="010be533" style:font-size-asian="10.5pt" style:font-weight-asian="normal" style:font-size-complex="12pt" style:font-weight-complex="normal"/>
    </style:style>
    <style:style style:name="P141" style:family="paragraph" style:parent-style-name="Standard" style:list-style-name="L18">
      <style:paragraph-properties fo:text-align="start" style:justify-single-word="false"/>
      <style:text-properties fo:font-size="12pt" fo:font-weight="normal" officeooo:rsid="0116067c" officeooo:paragraph-rsid="0116067c" style:font-size-asian="10.5pt" style:font-weight-asian="normal" style:font-size-complex="12pt" style:font-weight-complex="normal"/>
    </style:style>
    <style:style style:name="P142" style:family="paragraph" style:parent-style-name="Standard" style:list-style-name="L20">
      <style:paragraph-properties fo:text-align="start" style:justify-single-word="false"/>
      <style:text-properties fo:font-size="12pt" fo:font-weight="normal" officeooo:rsid="0136a2e4" officeooo:paragraph-rsid="0136a2e4" style:font-size-asian="10.5pt" style:font-weight-asian="normal" style:font-size-complex="12pt" style:font-weight-complex="normal"/>
    </style:style>
    <style:style style:name="P143" style:family="paragraph" style:parent-style-name="Standard" style:list-style-name="L20">
      <style:paragraph-properties fo:text-align="start" style:justify-single-word="false"/>
      <style:text-properties fo:font-size="12pt" fo:font-weight="normal" officeooo:rsid="0136a2e4" officeooo:paragraph-rsid="0163ede3" style:font-size-asian="10.5pt" style:font-weight-asian="normal" style:font-size-complex="12pt" style:font-weight-complex="normal"/>
    </style:style>
    <style:style style:name="P144" style:family="paragraph" style:parent-style-name="Standard" style:list-style-name="L21">
      <style:paragraph-properties fo:text-align="start" style:justify-single-word="false"/>
      <style:text-properties fo:font-size="12pt" fo:font-weight="normal" officeooo:rsid="013774de" officeooo:paragraph-rsid="013774de" style:font-size-asian="10.5pt" style:font-weight-asian="normal" style:font-size-complex="12pt" style:font-weight-complex="normal"/>
    </style:style>
    <style:style style:name="P145" style:family="paragraph" style:parent-style-name="Standard" style:list-style-name="L21">
      <style:paragraph-properties fo:text-align="start" style:justify-single-word="false"/>
      <style:text-properties fo:font-size="12pt" fo:font-weight="normal" officeooo:rsid="013dbfc3" officeooo:paragraph-rsid="013dbfc3" style:font-size-asian="10.5pt" style:font-weight-asian="normal" style:font-size-complex="12pt" style:font-weight-complex="normal"/>
    </style:style>
    <style:style style:name="P146" style:family="paragraph" style:parent-style-name="Standard" style:list-style-name="L22">
      <style:paragraph-properties fo:text-align="start" style:justify-single-word="false"/>
      <style:text-properties fo:font-size="12pt" fo:font-weight="normal" officeooo:rsid="01532065" officeooo:paragraph-rsid="01532065" style:font-size-asian="10.5pt" style:font-weight-asian="normal" style:font-size-complex="12pt" style:font-weight-complex="normal"/>
    </style:style>
    <style:style style:name="P147" style:family="paragraph" style:parent-style-name="Standard" style:list-style-name="L22">
      <style:paragraph-properties fo:text-align="start" style:justify-single-word="false"/>
      <style:text-properties fo:font-size="12pt" fo:font-weight="normal" officeooo:rsid="01562036" officeooo:paragraph-rsid="01562036" style:font-size-asian="10.5pt" style:font-weight-asian="normal" style:font-size-complex="12pt" style:font-weight-complex="normal"/>
    </style:style>
    <style:style style:name="P148" style:family="paragraph" style:parent-style-name="Standard" style:list-style-name="L22">
      <style:paragraph-properties fo:text-align="start" style:justify-single-word="false"/>
      <style:text-properties fo:font-size="12pt" fo:font-weight="normal" officeooo:rsid="015726ea" officeooo:paragraph-rsid="015726ea" style:font-size-asian="10.5pt" style:font-weight-asian="normal" style:font-size-complex="12pt" style:font-weight-complex="normal"/>
    </style:style>
    <style:style style:name="P149" style:family="paragraph" style:parent-style-name="Standard" style:list-style-name="L22">
      <style:paragraph-properties fo:text-align="start" style:justify-single-word="false"/>
      <style:text-properties fo:font-size="12pt" fo:font-weight="normal" officeooo:rsid="01580f86" officeooo:paragraph-rsid="01580f86" style:font-size-asian="10.5pt" style:font-weight-asian="normal" style:font-size-complex="12pt" style:font-weight-complex="normal"/>
    </style:style>
    <style:style style:name="P150" style:family="paragraph" style:parent-style-name="Standard" style:list-style-name="L22">
      <style:paragraph-properties fo:text-align="start" style:justify-single-word="false"/>
      <style:text-properties fo:font-size="12pt" fo:font-weight="normal" officeooo:rsid="015ac3d0" officeooo:paragraph-rsid="015ac3d0" style:font-size-asian="10.5pt" style:font-weight-asian="normal" style:font-size-complex="12pt" style:font-weight-complex="normal"/>
    </style:style>
    <style:style style:name="P151" style:family="paragraph" style:parent-style-name="Standard" style:list-style-name="L22">
      <style:paragraph-properties fo:text-align="start" style:justify-single-word="false"/>
      <style:text-properties fo:font-size="12pt" fo:font-weight="normal" officeooo:rsid="01675a91" officeooo:paragraph-rsid="01675a91" style:font-size-asian="10.5pt" style:font-weight-asian="normal" style:font-size-complex="12pt" style:font-weight-complex="normal"/>
    </style:style>
    <style:style style:name="P152" style:family="paragraph" style:parent-style-name="Standard" style:list-style-name="L22">
      <style:paragraph-properties fo:text-align="start" style:justify-single-word="false"/>
      <style:text-properties fo:font-size="12pt" fo:font-weight="normal" officeooo:rsid="01760a94" officeooo:paragraph-rsid="016f80ea" style:font-size-asian="10.5pt" style:font-weight-asian="normal" style:font-size-complex="12pt" style:font-weight-complex="normal"/>
    </style:style>
    <style:style style:name="P153" style:family="paragraph" style:parent-style-name="Standard" style:list-style-name="L23">
      <style:paragraph-properties fo:text-align="start" style:justify-single-word="false"/>
      <style:text-properties fo:font-size="12pt" fo:font-weight="normal" officeooo:rsid="01865f1c" officeooo:paragraph-rsid="01865f1c" style:font-size-asian="10.5pt" style:font-weight-asian="normal" style:font-size-complex="12pt" style:font-weight-complex="normal"/>
    </style:style>
    <style:style style:name="P154" style:family="paragraph" style:parent-style-name="Standard" style:list-style-name="L23">
      <style:paragraph-properties fo:text-align="start" style:justify-single-word="false"/>
      <style:text-properties fo:font-size="12pt" fo:font-weight="normal" officeooo:rsid="0192f322" officeooo:paragraph-rsid="0192f322" style:font-size-asian="10.5pt" style:font-weight-asian="normal" style:font-size-complex="12pt" style:font-weight-complex="normal"/>
    </style:style>
    <style:style style:name="P155" style:family="paragraph" style:parent-style-name="Standard" style:list-style-name="L23">
      <style:paragraph-properties fo:text-align="start" style:justify-single-word="false"/>
      <style:text-properties fo:font-size="12pt" fo:font-weight="normal" officeooo:rsid="01a5eb84" officeooo:paragraph-rsid="01a5eb84" style:font-size-asian="10.5pt" style:font-weight-asian="normal" style:font-size-complex="12pt" style:font-weight-complex="normal"/>
    </style:style>
    <style:style style:name="P156" style:family="paragraph" style:parent-style-name="Standard" style:list-style-name="L23">
      <style:paragraph-properties fo:text-align="start" style:justify-single-word="false"/>
      <style:text-properties fo:font-size="12pt" fo:font-weight="normal" officeooo:rsid="01ae734f" officeooo:paragraph-rsid="01ae734f" style:font-size-asian="10.5pt" style:font-weight-asian="normal" style:font-size-complex="12pt" style:font-weight-complex="normal"/>
    </style:style>
    <style:style style:name="P157" style:family="paragraph" style:parent-style-name="Standard" style:list-style-name="L24">
      <style:paragraph-properties fo:text-align="start" style:justify-single-word="false"/>
      <style:text-properties fo:font-size="12pt" fo:font-weight="normal" officeooo:rsid="01b944af" officeooo:paragraph-rsid="01b944af" style:font-size-asian="10.5pt" style:font-weight-asian="normal" style:font-size-complex="12pt" style:font-weight-complex="normal"/>
    </style:style>
    <style:style style:name="P158" style:family="paragraph" style:parent-style-name="Standard" style:list-style-name="L24">
      <style:paragraph-properties fo:text-align="start" style:justify-single-word="false"/>
      <style:text-properties fo:font-size="12pt" fo:font-weight="normal" officeooo:rsid="01afd99d" officeooo:paragraph-rsid="01afd99d" style:font-size-asian="10.5pt" style:font-weight-asian="normal" style:font-size-complex="12pt" style:font-weight-complex="normal"/>
    </style:style>
    <style:style style:name="P159" style:family="paragraph" style:parent-style-name="Standard" style:list-style-name="L24">
      <style:paragraph-properties fo:text-align="start" style:justify-single-word="false"/>
      <style:text-properties fo:font-size="12pt" fo:font-weight="normal" officeooo:rsid="01b2054b" officeooo:paragraph-rsid="01b2054b" style:font-size-asian="10.5pt" style:font-weight-asian="normal" style:font-size-complex="12pt" style:font-weight-complex="normal"/>
    </style:style>
    <style:style style:name="P160" style:family="paragraph" style:parent-style-name="Standard" style:list-style-name="L24">
      <style:paragraph-properties fo:text-align="start" style:justify-single-word="false"/>
      <style:text-properties fo:font-size="12pt" fo:font-weight="normal" officeooo:rsid="01b4c444" officeooo:paragraph-rsid="01b4c444" style:font-size-asian="10.5pt" style:font-weight-asian="normal" style:font-size-complex="12pt" style:font-weight-complex="normal"/>
    </style:style>
    <style:style style:name="P161" style:family="paragraph" style:parent-style-name="Standard" style:list-style-name="L24">
      <style:paragraph-properties fo:text-align="start" style:justify-single-word="false"/>
      <style:text-properties fo:font-size="12pt" fo:font-weight="normal" officeooo:rsid="01b976f7" officeooo:paragraph-rsid="01b976f7" style:font-size-asian="10.5pt" style:font-weight-asian="normal" style:font-size-complex="12pt" style:font-weight-complex="normal"/>
    </style:style>
    <style:style style:name="P162" style:family="paragraph" style:parent-style-name="Standard" style:list-style-name="L24">
      <style:paragraph-properties fo:text-align="start" style:justify-single-word="false"/>
      <style:text-properties fo:font-size="12pt" fo:font-weight="normal" officeooo:rsid="01bd06c9" officeooo:paragraph-rsid="01bd06c9" style:font-size-asian="10.5pt" style:font-weight-asian="normal" style:font-size-complex="12pt" style:font-weight-complex="normal"/>
    </style:style>
    <style:style style:name="P163" style:family="paragraph" style:parent-style-name="Standard" style:list-style-name="L24">
      <style:paragraph-properties fo:text-align="start" style:justify-single-word="false"/>
      <style:text-properties fo:font-size="12pt" fo:font-weight="normal" officeooo:rsid="01befee2" officeooo:paragraph-rsid="01befee2" style:font-size-asian="10.5pt" style:font-weight-asian="normal" style:font-size-complex="12pt" style:font-weight-complex="normal"/>
    </style:style>
    <style:style style:name="P164" style:family="paragraph" style:parent-style-name="Standard" style:list-style-name="L24">
      <style:paragraph-properties fo:text-align="start" style:justify-single-word="false"/>
      <style:text-properties fo:font-size="12pt" fo:font-weight="normal" officeooo:rsid="01c0d523" officeooo:paragraph-rsid="01c0d523" style:font-size-asian="10.5pt" style:font-weight-asian="normal" style:font-size-complex="12pt" style:font-weight-complex="normal"/>
    </style:style>
    <style:style style:name="P165" style:family="paragraph" style:parent-style-name="Standard" style:list-style-name="L24">
      <style:paragraph-properties fo:text-align="start" style:justify-single-word="false"/>
      <style:text-properties fo:font-size="12pt" fo:font-weight="normal" officeooo:rsid="01c4cfac" officeooo:paragraph-rsid="01c4cfac" style:font-size-asian="10.5pt" style:font-weight-asian="normal" style:font-size-complex="12pt" style:font-weight-complex="normal"/>
    </style:style>
    <style:style style:name="P166" style:family="paragraph" style:parent-style-name="Standard" style:list-style-name="L24">
      <style:paragraph-properties fo:text-align="start" style:justify-single-word="false"/>
      <style:text-properties fo:font-size="12pt" fo:font-weight="normal" officeooo:rsid="01c98f96" officeooo:paragraph-rsid="01c98f96" style:font-size-asian="10.5pt" style:font-weight-asian="normal" style:font-size-complex="12pt" style:font-weight-complex="normal"/>
    </style:style>
    <style:style style:name="P167" style:family="paragraph" style:parent-style-name="Standard" style:list-style-name="L24">
      <style:paragraph-properties fo:text-align="start" style:justify-single-word="false"/>
      <style:text-properties fo:font-size="12pt" fo:font-weight="normal" officeooo:rsid="01cde50a" officeooo:paragraph-rsid="01cde50a" style:font-size-asian="10.5pt" style:font-weight-asian="normal" style:font-size-complex="12pt" style:font-weight-complex="normal"/>
    </style:style>
    <style:style style:name="P168" style:family="paragraph" style:parent-style-name="Standard" style:list-style-name="L24">
      <style:paragraph-properties fo:text-align="start" style:justify-single-word="false"/>
      <style:text-properties fo:font-size="12pt" fo:font-weight="normal" officeooo:rsid="01d27c34" officeooo:paragraph-rsid="01d27c34" style:font-size-asian="10.5pt" style:font-weight-asian="normal" style:font-size-complex="12pt" style:font-weight-complex="normal"/>
    </style:style>
    <style:style style:name="P169" style:family="paragraph" style:parent-style-name="Standard" style:list-style-name="L25">
      <style:paragraph-properties fo:text-align="start" style:justify-single-word="false"/>
      <style:text-properties fo:font-size="12pt" fo:font-weight="normal" officeooo:rsid="0219dd49" officeooo:paragraph-rsid="0219dd49" style:font-size-asian="10.5pt" style:font-weight-asian="normal" style:font-size-complex="12pt" style:font-weight-complex="normal"/>
    </style:style>
    <style:style style:name="P170" style:family="paragraph" style:parent-style-name="Standard" style:list-style-name="L27">
      <style:paragraph-properties fo:text-align="start" style:justify-single-word="false"/>
      <style:text-properties fo:font-size="12pt" fo:font-weight="normal" officeooo:rsid="0219dd49" officeooo:paragraph-rsid="0219dd49" style:font-size-asian="10.5pt" style:font-weight-asian="normal" style:font-size-complex="12pt" style:font-weight-complex="normal"/>
    </style:style>
    <style:style style:name="P171" style:family="paragraph" style:parent-style-name="Standard" style:list-style-name="L29">
      <style:paragraph-properties fo:text-align="start" style:justify-single-word="false"/>
      <style:text-properties fo:font-size="12pt" fo:font-weight="normal" officeooo:rsid="0219dd49" officeooo:paragraph-rsid="0219dd49" style:font-size-asian="10.5pt" style:font-weight-asian="normal" style:font-size-complex="12pt" style:font-weight-complex="normal"/>
    </style:style>
    <style:style style:name="P172" style:family="paragraph" style:parent-style-name="Standard" style:list-style-name="L27">
      <style:paragraph-properties fo:text-align="start" style:justify-single-word="false"/>
      <style:text-properties fo:font-size="12pt" fo:font-weight="normal" officeooo:rsid="0225e77f" officeooo:paragraph-rsid="0225e77f" style:font-size-asian="10.5pt" style:font-weight-asian="normal" style:font-size-complex="12pt" style:font-weight-complex="normal"/>
    </style:style>
    <style:style style:name="P173" style:family="paragraph" style:parent-style-name="Standard" style:list-style-name="L29">
      <style:paragraph-properties fo:text-align="start" style:justify-single-word="false"/>
      <style:text-properties fo:font-size="12pt" fo:font-weight="normal" officeooo:rsid="02296007" officeooo:paragraph-rsid="02296007" style:font-size-asian="10.5pt" style:font-weight-asian="normal" style:font-size-complex="12pt" style:font-weight-complex="normal"/>
    </style:style>
    <style:style style:name="P174" style:family="paragraph" style:parent-style-name="Standard" style:list-style-name="L29">
      <style:paragraph-properties fo:text-align="start" style:justify-single-word="false"/>
      <style:text-properties fo:font-size="12pt" fo:font-weight="normal" officeooo:rsid="022b2560" officeooo:paragraph-rsid="022b2560" style:font-size-asian="10.5pt" style:font-weight-asian="normal" style:font-size-complex="12pt" style:font-weight-complex="normal"/>
    </style:style>
    <style:style style:name="P175" style:family="paragraph" style:parent-style-name="Standard" style:list-style-name="L7">
      <style:paragraph-properties fo:text-align="start" style:justify-single-word="false"/>
      <style:text-properties fo:font-size="12pt" fo:font-weight="normal" officeooo:paragraph-rsid="002e2053"/>
    </style:style>
    <style:style style:name="P176" style:family="paragraph" style:parent-style-name="Standard" style:list-style-name="L7">
      <style:paragraph-properties fo:text-align="start" style:justify-single-word="false"/>
      <style:text-properties fo:font-size="12pt" fo:font-weight="normal" officeooo:rsid="002f9cd2" officeooo:paragraph-rsid="002f9cd2"/>
    </style:style>
    <style:style style:name="P177" style:family="paragraph" style:parent-style-name="Standard" style:list-style-name="L24">
      <style:paragraph-properties fo:text-align="start" style:justify-single-word="false"/>
      <style:text-properties fo:font-size="12pt" fo:language="en" fo:country="US" fo:font-weight="normal" officeooo:rsid="01fd2b48" officeooo:paragraph-rsid="01fe3757" style:font-size-asian="10.5pt" style:font-weight-asian="normal" style:font-size-complex="12pt" style:font-weight-complex="normal"/>
    </style:style>
    <style:style style:name="P178" style:family="paragraph" style:parent-style-name="Standard" style:list-style-name="L24">
      <style:paragraph-properties fo:text-align="start" style:justify-single-word="false"/>
      <style:text-properties fo:font-size="12pt" fo:language="en" fo:country="US" fo:font-weight="normal" officeooo:rsid="01f83a64" officeooo:paragraph-rsid="01f83a64" style:font-size-asian="10.5pt" style:font-weight-asian="normal" style:font-size-complex="12pt" style:font-weight-complex="normal"/>
    </style:style>
    <style:style style:name="P179" style:family="paragraph" style:parent-style-name="Standard" style:list-style-name="L24">
      <style:paragraph-properties fo:text-align="start" style:justify-single-word="false"/>
      <style:text-properties fo:font-size="12pt" fo:language="en" fo:country="US" fo:font-weight="normal" officeooo:rsid="01f83a64" officeooo:paragraph-rsid="01fad5e9" style:font-size-asian="10.5pt" style:font-weight-asian="normal" style:font-size-complex="12pt" style:font-weight-complex="normal"/>
    </style:style>
    <style:style style:name="P180" style:family="paragraph" style:parent-style-name="Standard" style:list-style-name="L24">
      <style:paragraph-properties fo:text-align="start" style:justify-single-word="false"/>
      <style:text-properties fo:font-size="12pt" fo:language="en" fo:country="US" fo:font-weight="normal" officeooo:rsid="02069570" officeooo:paragraph-rsid="02069570" style:font-size-asian="10.5pt" style:font-weight-asian="normal" style:font-size-complex="12pt" style:font-weight-complex="normal"/>
    </style:style>
    <style:style style:name="P181" style:family="paragraph" style:parent-style-name="Standard" style:list-style-name="L24">
      <style:paragraph-properties fo:text-align="start" style:justify-single-word="false"/>
      <style:text-properties fo:font-size="12pt" fo:language="en" fo:country="US" fo:font-weight="normal" officeooo:rsid="020c1177" officeooo:paragraph-rsid="020c1177" style:font-size-asian="10.5pt" style:font-weight-asian="normal" style:font-size-complex="12pt" style:font-weight-complex="normal"/>
    </style:style>
    <style:style style:name="P182" style:family="paragraph" style:parent-style-name="Standard" style:list-style-name="L24">
      <style:paragraph-properties fo:text-align="start" style:justify-single-word="false"/>
      <style:text-properties fo:font-size="12pt" fo:language="en" fo:country="US" fo:font-weight="normal" officeooo:rsid="02150e80" officeooo:paragraph-rsid="02150e80" style:font-size-asian="10.5pt" style:font-weight-asian="normal" style:font-size-complex="12pt" style:font-weight-complex="normal"/>
    </style:style>
    <style:style style:name="P183" style:family="paragraph" style:parent-style-name="Standard" style:list-style-name="L24">
      <style:paragraph-properties fo:text-align="start" style:justify-single-word="false"/>
      <style:text-properties fo:font-size="12pt" fo:language="en" fo:country="US" fo:font-weight="normal" officeooo:rsid="021be9ce" officeooo:paragraph-rsid="021be9ce" style:font-size-asian="10.5pt" style:font-weight-asian="normal" style:font-size-complex="12pt" style:font-weight-complex="normal"/>
    </style:style>
    <style:style style:name="P184" style:family="paragraph" style:parent-style-name="Standard" style:list-style-name="L25">
      <style:paragraph-properties fo:text-align="start" style:justify-single-word="false"/>
      <style:text-properties fo:font-size="12pt" fo:language="en" fo:country="US" fo:font-weight="normal" officeooo:rsid="021f7cd1" officeooo:paragraph-rsid="021f7cd1" style:font-size-asian="10.5pt" style:font-weight-asian="normal" style:font-size-complex="12pt" style:font-weight-complex="normal"/>
    </style:style>
    <style:style style:name="P185" style:family="paragraph" style:parent-style-name="Standard" style:list-style-name="L25">
      <style:paragraph-properties fo:text-align="start" style:justify-single-word="false"/>
      <style:text-properties fo:font-size="12pt" fo:language="en" fo:country="US" fo:font-weight="normal" officeooo:rsid="02203d6b" officeooo:paragraph-rsid="02203d6b" style:font-size-asian="10.5pt" style:font-weight-asian="normal" style:font-size-complex="12pt" style:font-weight-complex="normal"/>
    </style:style>
    <style:style style:name="P186" style:family="paragraph" style:parent-style-name="Standard" style:list-style-name="L25">
      <style:paragraph-properties fo:text-align="start" style:justify-single-word="false"/>
      <style:text-properties fo:font-size="12pt" fo:language="en" fo:country="US" fo:font-weight="normal" officeooo:rsid="02221699" officeooo:paragraph-rsid="02221699" style:font-size-asian="10.5pt" style:font-weight-asian="normal" style:font-size-complex="12pt" style:font-weight-complex="normal"/>
    </style:style>
    <style:style style:name="P187" style:family="paragraph" style:parent-style-name="Standard" style:list-style-name="L25">
      <style:paragraph-properties fo:text-align="start" style:justify-single-word="false"/>
      <style:text-properties fo:font-size="12pt" fo:language="en" fo:country="US" fo:font-weight="normal" officeooo:rsid="02241b5d" officeooo:paragraph-rsid="02241b5d" style:font-size-asian="10.5pt" style:font-weight-asian="normal" style:font-size-complex="12pt" style:font-weight-complex="normal"/>
    </style:style>
    <style:style style:name="P188" style:family="paragraph" style:parent-style-name="Standard" style:list-style-name="L26">
      <style:paragraph-properties fo:text-align="start" style:justify-single-word="false"/>
      <style:text-properties fo:font-size="12pt" fo:language="en" fo:country="US" fo:font-weight="normal" officeooo:rsid="022465b0" officeooo:paragraph-rsid="022465b0" style:font-size-asian="10.5pt" style:font-weight-asian="normal" style:font-size-complex="12pt" style:font-weight-complex="normal"/>
    </style:style>
    <style:style style:name="P189" style:family="paragraph" style:parent-style-name="Standard" style:list-style-name="L26">
      <style:paragraph-properties fo:text-align="start" style:justify-single-word="false"/>
      <style:text-properties fo:font-size="12pt" fo:language="en" fo:country="US" fo:font-weight="normal" officeooo:rsid="02254a65" officeooo:paragraph-rsid="02254a65" style:font-size-asian="10.5pt" style:font-weight-asian="normal" style:font-size-complex="12pt" style:font-weight-complex="normal"/>
    </style:style>
    <style:style style:name="P190" style:family="paragraph" style:parent-style-name="Standard" style:list-style-name="L27">
      <style:paragraph-properties fo:text-align="start" style:justify-single-word="false"/>
      <style:text-properties fo:font-size="12pt" fo:language="en" fo:country="US" fo:font-weight="normal" officeooo:rsid="0225e77f" officeooo:paragraph-rsid="0225e77f" style:font-size-asian="10.5pt" style:font-weight-asian="normal" style:font-size-complex="12pt" style:font-weight-complex="normal"/>
    </style:style>
    <style:style style:name="P191" style:family="paragraph" style:parent-style-name="Standard" style:list-style-name="L27">
      <style:paragraph-properties fo:text-align="start" style:justify-single-word="false"/>
      <style:text-properties fo:font-size="12pt" fo:language="en" fo:country="US" fo:font-weight="normal" officeooo:rsid="0226228e" officeooo:paragraph-rsid="0226228e" style:font-size-asian="10.5pt" style:font-weight-asian="normal" style:font-size-complex="12pt" style:font-weight-complex="normal"/>
    </style:style>
    <style:style style:name="P192" style:family="paragraph" style:parent-style-name="Standard" style:list-style-name="L28">
      <style:paragraph-properties fo:text-align="start" style:justify-single-word="false"/>
      <style:text-properties fo:font-size="12pt" fo:language="en" fo:country="US" fo:font-weight="normal" officeooo:rsid="02278c2d" officeooo:paragraph-rsid="02278c2d" style:font-size-asian="10.5pt" style:font-weight-asian="normal" style:font-size-complex="12pt" style:font-weight-complex="normal"/>
    </style:style>
    <style:style style:name="P193" style:family="paragraph" style:parent-style-name="Standard" style:list-style-name="L29">
      <style:paragraph-properties fo:text-align="start" style:justify-single-word="false"/>
      <style:text-properties fo:font-size="12pt" fo:language="en" fo:country="US" fo:font-weight="normal" officeooo:rsid="022b2560" officeooo:paragraph-rsid="022b2560" style:font-size-asian="10.5pt" style:font-weight-asian="normal" style:font-size-complex="12pt" style:font-weight-complex="normal"/>
    </style:style>
    <style:style style:name="P194" style:family="paragraph" style:parent-style-name="Standard" style:list-style-name="L29">
      <style:paragraph-properties fo:text-align="start" style:justify-single-word="false"/>
      <style:text-properties fo:font-size="12pt" fo:language="en" fo:country="US" fo:font-weight="normal" officeooo:rsid="022d5035" officeooo:paragraph-rsid="022ba144" style:font-size-asian="10.5pt" style:font-weight-asian="normal" style:font-size-complex="12pt" style:font-weight-complex="normal"/>
    </style:style>
    <style:style style:name="P195" style:family="paragraph" style:parent-style-name="Standard" style:list-style-name="L29">
      <style:paragraph-properties fo:text-align="start" style:justify-single-word="false"/>
      <style:text-properties fo:font-size="12pt" fo:language="en" fo:country="US" fo:font-weight="normal" officeooo:rsid="022d5035" officeooo:paragraph-rsid="022d5035" style:font-size-asian="10.5pt" style:font-weight-asian="normal" style:font-size-complex="12pt" style:font-weight-complex="normal"/>
    </style:style>
    <style:style style:name="P196" style:family="paragraph" style:parent-style-name="Standard" style:list-style-name="L2">
      <style:paragraph-properties fo:text-align="start" style:justify-single-word="false"/>
      <style:text-properties officeooo:paragraph-rsid="0161d3a4"/>
    </style:style>
    <style:style style:name="P197" style:family="paragraph" style:parent-style-name="Standard" style:list-style-name="L3">
      <style:paragraph-properties fo:text-align="start" style:justify-single-word="false"/>
      <style:text-properties officeooo:paragraph-rsid="00185c78"/>
    </style:style>
    <style:style style:name="P198" style:family="paragraph" style:parent-style-name="Standard" style:list-style-name="L3">
      <style:paragraph-properties fo:text-align="start" style:justify-single-word="false"/>
      <style:text-properties officeooo:paragraph-rsid="0161f6d2"/>
    </style:style>
    <style:style style:name="P199" style:family="paragraph" style:parent-style-name="Standard" style:list-style-name="L3">
      <style:paragraph-properties fo:text-align="start" style:justify-single-word="false"/>
      <style:text-properties officeooo:paragraph-rsid="007cd5ec"/>
    </style:style>
    <style:style style:name="P200" style:family="paragraph" style:parent-style-name="Standard" style:list-style-name="L3">
      <style:paragraph-properties fo:text-align="start" style:justify-single-word="false"/>
      <style:text-properties officeooo:paragraph-rsid="0018818e"/>
    </style:style>
    <style:style style:name="P201" style:family="paragraph" style:parent-style-name="Standard" style:list-style-name="L5">
      <style:paragraph-properties fo:text-align="start" style:justify-single-word="false"/>
      <style:text-properties officeooo:paragraph-rsid="001c7f69"/>
    </style:style>
    <style:style style:name="P202" style:family="paragraph" style:parent-style-name="Standard" style:list-style-name="L5">
      <style:paragraph-properties fo:text-align="start" style:justify-single-word="false"/>
      <style:text-properties officeooo:paragraph-rsid="001e0c57"/>
    </style:style>
    <style:style style:name="P203" style:family="paragraph" style:parent-style-name="Standard" style:list-style-name="L5">
      <style:paragraph-properties fo:text-align="start" style:justify-single-word="false"/>
      <style:text-properties officeooo:paragraph-rsid="0021c687"/>
    </style:style>
    <style:style style:name="P204" style:family="paragraph" style:parent-style-name="Standard" style:list-style-name="L5">
      <style:paragraph-properties fo:text-align="start" style:justify-single-word="false"/>
      <style:text-properties officeooo:paragraph-rsid="00229b2b"/>
    </style:style>
    <style:style style:name="P205" style:family="paragraph" style:parent-style-name="Standard" style:list-style-name="L7">
      <style:paragraph-properties fo:text-align="start" style:justify-single-word="false"/>
      <style:text-properties officeooo:paragraph-rsid="00317bb7"/>
    </style:style>
    <style:style style:name="P206" style:family="paragraph" style:parent-style-name="Standard" style:list-style-name="L7">
      <style:paragraph-properties fo:text-align="start" style:justify-single-word="false"/>
      <style:text-properties officeooo:paragraph-rsid="0031e3fe"/>
    </style:style>
    <style:style style:name="P207" style:family="paragraph" style:parent-style-name="Standard" style:list-style-name="L8">
      <style:paragraph-properties fo:text-align="start" style:justify-single-word="false"/>
      <style:text-properties officeooo:paragraph-rsid="003a9cf7"/>
    </style:style>
    <style:style style:name="P208" style:family="paragraph" style:parent-style-name="Standard" style:list-style-name="L8">
      <style:paragraph-properties fo:text-align="start" style:justify-single-word="false"/>
      <style:text-properties officeooo:paragraph-rsid="0040c354"/>
    </style:style>
    <style:style style:name="P209" style:family="paragraph" style:parent-style-name="Standard" style:list-style-name="L9">
      <style:paragraph-properties fo:text-align="start" style:justify-single-word="false"/>
      <style:text-properties officeooo:paragraph-rsid="004c2819"/>
    </style:style>
    <style:style style:name="P210" style:family="paragraph" style:parent-style-name="Standard" style:list-style-name="L9">
      <style:paragraph-properties fo:text-align="start" style:justify-single-word="false"/>
      <style:text-properties officeooo:paragraph-rsid="0048242a"/>
    </style:style>
    <style:style style:name="P211" style:family="paragraph" style:parent-style-name="Standard" style:list-style-name="L9">
      <style:paragraph-properties fo:text-align="start" style:justify-single-word="false"/>
      <style:text-properties officeooo:paragraph-rsid="017a14c0"/>
    </style:style>
    <style:style style:name="P212" style:family="paragraph" style:parent-style-name="Standard" style:list-style-name="L9">
      <style:paragraph-properties fo:text-align="start" style:justify-single-word="false"/>
      <style:text-properties officeooo:paragraph-rsid="004ef120"/>
    </style:style>
    <style:style style:name="P213" style:family="paragraph" style:parent-style-name="Standard" style:list-style-name="L9">
      <style:paragraph-properties fo:text-align="start" style:justify-single-word="false"/>
      <style:text-properties officeooo:paragraph-rsid="004f5eaa"/>
    </style:style>
    <style:style style:name="P214" style:family="paragraph" style:parent-style-name="Standard" style:list-style-name="L9">
      <style:paragraph-properties fo:text-align="start" style:justify-single-word="false"/>
      <style:text-properties officeooo:paragraph-rsid="005e654e"/>
    </style:style>
    <style:style style:name="P215" style:family="paragraph" style:parent-style-name="Standard" style:list-style-name="L9">
      <style:paragraph-properties fo:text-align="start" style:justify-single-word="false"/>
      <style:text-properties officeooo:paragraph-rsid="006020c6"/>
    </style:style>
    <style:style style:name="P216" style:family="paragraph" style:parent-style-name="Standard" style:list-style-name="L9">
      <style:paragraph-properties fo:text-align="start" style:justify-single-word="false"/>
      <style:text-properties officeooo:paragraph-rsid="006676d1"/>
    </style:style>
    <style:style style:name="P217" style:family="paragraph" style:parent-style-name="Standard" style:list-style-name="L10">
      <style:paragraph-properties fo:text-align="start" style:justify-single-word="false"/>
      <style:text-properties officeooo:paragraph-rsid="0075ebd8"/>
    </style:style>
    <style:style style:name="P218" style:family="paragraph" style:parent-style-name="Standard" style:list-style-name="L10">
      <style:paragraph-properties fo:text-align="start" style:justify-single-word="false"/>
      <style:text-properties officeooo:paragraph-rsid="007b1e68"/>
    </style:style>
    <style:style style:name="P219" style:family="paragraph" style:parent-style-name="Standard" style:list-style-name="L10">
      <style:paragraph-properties fo:text-align="start" style:justify-single-word="false"/>
      <style:text-properties officeooo:paragraph-rsid="008d2d66"/>
    </style:style>
    <style:style style:name="P220" style:family="paragraph" style:parent-style-name="Standard" style:list-style-name="L10">
      <style:paragraph-properties fo:text-align="start" style:justify-single-word="false"/>
      <style:text-properties officeooo:paragraph-rsid="008bf0fe"/>
    </style:style>
    <style:style style:name="P221" style:family="paragraph" style:parent-style-name="Standard" style:list-style-name="L11">
      <style:paragraph-properties fo:text-align="start" style:justify-single-word="false"/>
      <style:text-properties officeooo:paragraph-rsid="00f65f43"/>
    </style:style>
    <style:style style:name="P222" style:family="paragraph" style:parent-style-name="Standard" style:list-style-name="L11">
      <style:paragraph-properties fo:text-align="start" style:justify-single-word="false"/>
      <style:text-properties officeooo:paragraph-rsid="00931956"/>
    </style:style>
    <style:style style:name="P223" style:family="paragraph" style:parent-style-name="Standard" style:list-style-name="L11">
      <style:paragraph-properties fo:text-align="start" style:justify-single-word="false"/>
      <style:text-properties officeooo:paragraph-rsid="00a8cc91"/>
    </style:style>
    <style:style style:name="P224" style:family="paragraph" style:parent-style-name="Standard" style:list-style-name="L11">
      <style:paragraph-properties fo:text-align="start" style:justify-single-word="false"/>
      <style:text-properties officeooo:paragraph-rsid="00b2bd0d"/>
    </style:style>
    <style:style style:name="P225" style:family="paragraph" style:parent-style-name="Standard" style:list-style-name="L12">
      <style:paragraph-properties fo:text-align="start" style:justify-single-word="false"/>
      <style:text-properties officeooo:paragraph-rsid="00be450a"/>
    </style:style>
    <style:style style:name="P226" style:family="paragraph" style:parent-style-name="Standard" style:list-style-name="L12">
      <style:paragraph-properties fo:text-align="start" style:justify-single-word="false"/>
      <style:text-properties officeooo:paragraph-rsid="00bfbbf5"/>
    </style:style>
    <style:style style:name="P227" style:family="paragraph" style:parent-style-name="Standard" style:list-style-name="L13">
      <style:paragraph-properties fo:text-align="start" style:justify-single-word="false"/>
      <style:text-properties officeooo:paragraph-rsid="00b599f7"/>
    </style:style>
    <style:style style:name="P228" style:family="paragraph" style:parent-style-name="Standard" style:list-style-name="L14">
      <style:paragraph-properties fo:text-align="start" style:justify-single-word="false"/>
      <style:text-properties officeooo:paragraph-rsid="00d0022a"/>
    </style:style>
    <style:style style:name="P229" style:family="paragraph" style:parent-style-name="Standard" style:list-style-name="L14">
      <style:paragraph-properties fo:text-align="start" style:justify-single-word="false"/>
      <style:text-properties officeooo:paragraph-rsid="00cb9310"/>
    </style:style>
    <style:style style:name="P230" style:family="paragraph" style:parent-style-name="Standard" style:list-style-name="L14">
      <style:paragraph-properties fo:text-align="start" style:justify-single-word="false"/>
      <style:text-properties officeooo:paragraph-rsid="00d91145"/>
    </style:style>
    <style:style style:name="P231" style:family="paragraph" style:parent-style-name="Standard" style:list-style-name="L14">
      <style:paragraph-properties fo:text-align="start" style:justify-single-word="false"/>
      <style:text-properties officeooo:paragraph-rsid="00ce1a73"/>
    </style:style>
    <style:style style:name="P232" style:family="paragraph" style:parent-style-name="Standard" style:list-style-name="L14">
      <style:paragraph-properties fo:text-align="start" style:justify-single-word="false"/>
      <style:text-properties officeooo:paragraph-rsid="00d61cdc"/>
    </style:style>
    <style:style style:name="P233" style:family="paragraph" style:parent-style-name="Standard" style:list-style-name="L14">
      <style:paragraph-properties fo:text-align="start" style:justify-single-word="false"/>
      <style:text-properties officeooo:paragraph-rsid="010de9ab"/>
    </style:style>
    <style:style style:name="P234" style:family="paragraph" style:parent-style-name="Standard" style:list-style-name="L15">
      <style:paragraph-properties fo:text-align="start" style:justify-single-word="false"/>
      <style:text-properties officeooo:paragraph-rsid="00e80bf1"/>
    </style:style>
    <style:style style:name="P235" style:family="paragraph" style:parent-style-name="Standard" style:list-style-name="L15">
      <style:paragraph-properties fo:text-align="start" style:justify-single-word="false"/>
      <style:text-properties officeooo:paragraph-rsid="00e9a303"/>
    </style:style>
    <style:style style:name="P236" style:family="paragraph" style:parent-style-name="Standard" style:list-style-name="L15">
      <style:paragraph-properties fo:text-align="start" style:justify-single-word="false"/>
      <style:text-properties officeooo:paragraph-rsid="00eb9309"/>
    </style:style>
    <style:style style:name="P237" style:family="paragraph" style:parent-style-name="Standard" style:list-style-name="L16">
      <style:paragraph-properties fo:text-align="start" style:justify-single-word="false"/>
      <style:text-properties officeooo:paragraph-rsid="01143c65"/>
    </style:style>
    <style:style style:name="P238" style:family="paragraph" style:parent-style-name="Standard" style:list-style-name="L16">
      <style:paragraph-properties fo:text-align="start" style:justify-single-word="false"/>
      <style:text-properties officeooo:paragraph-rsid="00f0db51"/>
    </style:style>
    <style:style style:name="P239" style:family="paragraph" style:parent-style-name="Standard" style:list-style-name="L16">
      <style:paragraph-properties fo:text-align="start" style:justify-single-word="false"/>
      <style:text-properties officeooo:paragraph-rsid="0100c55f"/>
    </style:style>
    <style:style style:name="P240" style:family="paragraph" style:parent-style-name="Standard" style:list-style-name="L16">
      <style:paragraph-properties fo:text-align="start" style:justify-single-word="false"/>
      <style:text-properties officeooo:paragraph-rsid="00fb923e"/>
    </style:style>
    <style:style style:name="P241" style:family="paragraph" style:parent-style-name="Standard" style:list-style-name="L16">
      <style:paragraph-properties fo:text-align="start" style:justify-single-word="false"/>
      <style:text-properties officeooo:paragraph-rsid="00fad9c6"/>
    </style:style>
    <style:style style:name="P242" style:family="paragraph" style:parent-style-name="Standard" style:list-style-name="L16">
      <style:paragraph-properties fo:text-align="start" style:justify-single-word="false"/>
      <style:text-properties officeooo:paragraph-rsid="00fe355d"/>
    </style:style>
    <style:style style:name="P243" style:family="paragraph" style:parent-style-name="Standard" style:list-style-name="L16">
      <style:paragraph-properties fo:text-align="start" style:justify-single-word="false"/>
      <style:text-properties officeooo:paragraph-rsid="0103ecf3"/>
    </style:style>
    <style:style style:name="P244" style:family="paragraph" style:parent-style-name="Standard" style:list-style-name="L16">
      <style:paragraph-properties fo:text-align="start" style:justify-single-word="false"/>
      <style:text-properties officeooo:paragraph-rsid="0106eba5"/>
    </style:style>
    <style:style style:name="P245" style:family="paragraph" style:parent-style-name="Standard" style:list-style-name="L16">
      <style:paragraph-properties fo:text-align="start" style:justify-single-word="false"/>
      <style:text-properties officeooo:paragraph-rsid="010909d5"/>
    </style:style>
    <style:style style:name="P246" style:family="paragraph" style:parent-style-name="Standard" style:list-style-name="L16">
      <style:paragraph-properties fo:text-align="start" style:justify-single-word="false"/>
      <style:text-properties officeooo:paragraph-rsid="010f4556"/>
    </style:style>
    <style:style style:name="P247" style:family="paragraph" style:parent-style-name="Standard" style:list-style-name="L16">
      <style:paragraph-properties fo:text-align="start" style:justify-single-word="false"/>
      <style:text-properties officeooo:paragraph-rsid="01ad271f"/>
    </style:style>
    <style:style style:name="P248" style:family="paragraph" style:parent-style-name="Standard" style:list-style-name="L17">
      <style:paragraph-properties fo:text-align="start" style:justify-single-word="false"/>
      <style:text-properties officeooo:paragraph-rsid="011228d9"/>
    </style:style>
    <style:style style:name="P249" style:family="paragraph" style:parent-style-name="Standard" style:list-style-name="L18">
      <style:paragraph-properties fo:text-align="start" style:justify-single-word="false"/>
      <style:text-properties officeooo:paragraph-rsid="011a2242"/>
    </style:style>
    <style:style style:name="P250" style:family="paragraph" style:parent-style-name="Standard" style:list-style-name="L18">
      <style:paragraph-properties fo:text-align="start" style:justify-single-word="false"/>
      <style:text-properties officeooo:paragraph-rsid="011d4834"/>
    </style:style>
    <style:style style:name="P251" style:family="paragraph" style:parent-style-name="Standard" style:list-style-name="L18">
      <style:paragraph-properties fo:text-align="start" style:justify-single-word="false"/>
      <style:text-properties officeooo:paragraph-rsid="01215e06"/>
    </style:style>
    <style:style style:name="P252" style:family="paragraph" style:parent-style-name="Standard" style:list-style-name="L18">
      <style:paragraph-properties fo:text-align="start" style:justify-single-word="false"/>
      <style:text-properties officeooo:paragraph-rsid="0120032e"/>
    </style:style>
    <style:style style:name="P253" style:family="paragraph" style:parent-style-name="Standard" style:list-style-name="L18">
      <style:paragraph-properties fo:text-align="start" style:justify-single-word="false"/>
      <style:text-properties officeooo:paragraph-rsid="0127a834"/>
    </style:style>
    <style:style style:name="P254" style:family="paragraph" style:parent-style-name="Standard" style:list-style-name="L18">
      <style:paragraph-properties fo:text-align="start" style:justify-single-word="false"/>
      <style:text-properties officeooo:paragraph-rsid="0124d2a8"/>
    </style:style>
    <style:style style:name="P255" style:family="paragraph" style:parent-style-name="Standard" style:list-style-name="L18">
      <style:paragraph-properties fo:text-align="start" style:justify-single-word="false"/>
      <style:text-properties officeooo:paragraph-rsid="012e0018"/>
    </style:style>
    <style:style style:name="P256" style:family="paragraph" style:parent-style-name="Standard" style:list-style-name="L18">
      <style:paragraph-properties fo:text-align="start" style:justify-single-word="false"/>
      <style:text-properties officeooo:paragraph-rsid="012ff2fe"/>
    </style:style>
    <style:style style:name="P257" style:family="paragraph" style:parent-style-name="Standard" style:list-style-name="L19">
      <style:paragraph-properties fo:text-align="start" style:justify-single-word="false"/>
      <style:text-properties officeooo:paragraph-rsid="01345c4e"/>
    </style:style>
    <style:style style:name="P258" style:family="paragraph" style:parent-style-name="Standard" style:list-style-name="L21">
      <style:paragraph-properties fo:text-align="start" style:justify-single-word="false"/>
      <style:text-properties officeooo:paragraph-rsid="013774de"/>
    </style:style>
    <style:style style:name="P259" style:family="paragraph" style:parent-style-name="Standard" style:list-style-name="L22">
      <style:paragraph-properties fo:text-align="start" style:justify-single-word="false"/>
      <style:text-properties officeooo:paragraph-rsid="01412a18"/>
    </style:style>
    <style:style style:name="P260" style:family="paragraph" style:parent-style-name="Standard" style:list-style-name="L22">
      <style:paragraph-properties fo:text-align="start" style:justify-single-word="false"/>
      <style:text-properties officeooo:paragraph-rsid="0150892e"/>
    </style:style>
    <style:style style:name="P261" style:family="paragraph" style:parent-style-name="Standard" style:list-style-name="L22">
      <style:paragraph-properties fo:text-align="start" style:justify-single-word="false"/>
      <style:text-properties officeooo:paragraph-rsid="016a54d2"/>
    </style:style>
    <style:style style:name="P262" style:family="paragraph" style:parent-style-name="Standard" style:list-style-name="L22">
      <style:paragraph-properties fo:text-align="start" style:justify-single-word="false"/>
      <style:text-properties officeooo:paragraph-rsid="016ac40e"/>
    </style:style>
    <style:style style:name="P263" style:family="paragraph" style:parent-style-name="Standard" style:list-style-name="L22">
      <style:paragraph-properties fo:text-align="start" style:justify-single-word="false"/>
      <style:text-properties officeooo:paragraph-rsid="015c45f3"/>
    </style:style>
    <style:style style:name="P264" style:family="paragraph" style:parent-style-name="Standard" style:list-style-name="L22">
      <style:paragraph-properties fo:text-align="start" style:justify-single-word="false"/>
      <style:text-properties officeooo:paragraph-rsid="015e0b58"/>
    </style:style>
    <style:style style:name="P265" style:family="paragraph" style:parent-style-name="Standard" style:list-style-name="L22">
      <style:paragraph-properties fo:text-align="start" style:justify-single-word="false"/>
      <style:text-properties officeooo:paragraph-rsid="015edf8b"/>
    </style:style>
    <style:style style:name="P266" style:family="paragraph" style:parent-style-name="Standard" style:list-style-name="L22">
      <style:paragraph-properties fo:text-align="start" style:justify-single-word="false"/>
      <style:text-properties officeooo:paragraph-rsid="015fa5f6"/>
    </style:style>
    <style:style style:name="P267" style:family="paragraph" style:parent-style-name="Standard" style:list-style-name="L22">
      <style:paragraph-properties fo:text-align="start" style:justify-single-word="false"/>
      <style:text-properties officeooo:paragraph-rsid="0160e464"/>
    </style:style>
    <style:style style:name="P268" style:family="paragraph" style:parent-style-name="Standard" style:list-style-name="L22">
      <style:paragraph-properties fo:text-align="start" style:justify-single-word="false"/>
      <style:text-properties officeooo:paragraph-rsid="01667868"/>
    </style:style>
    <style:style style:name="P269" style:family="paragraph" style:parent-style-name="Standard" style:list-style-name="L22">
      <style:paragraph-properties fo:text-align="start" style:justify-single-word="false"/>
      <style:text-properties officeooo:paragraph-rsid="01675a91"/>
    </style:style>
    <style:style style:name="P270" style:family="paragraph" style:parent-style-name="Standard" style:list-style-name="L22">
      <style:paragraph-properties fo:text-align="start" style:justify-single-word="false"/>
      <style:text-properties officeooo:paragraph-rsid="016f80ea"/>
    </style:style>
    <style:style style:name="P271" style:family="paragraph" style:parent-style-name="Standard" style:list-style-name="L22">
      <style:paragraph-properties fo:text-align="start" style:justify-single-word="false"/>
      <style:text-properties officeooo:paragraph-rsid="01470663"/>
    </style:style>
    <style:style style:name="P272" style:family="paragraph" style:parent-style-name="Standard" style:list-style-name="L22">
      <style:paragraph-properties fo:text-align="start" style:justify-single-word="false"/>
      <style:text-properties officeooo:paragraph-rsid="0147e2d0"/>
    </style:style>
    <style:style style:name="P273" style:family="paragraph" style:parent-style-name="Standard" style:list-style-name="L22">
      <style:paragraph-properties fo:text-align="start" style:justify-single-word="false"/>
      <style:text-properties officeooo:paragraph-rsid="01910317"/>
    </style:style>
    <style:style style:name="P274" style:family="paragraph" style:parent-style-name="Standard" style:list-style-name="L22">
      <style:paragraph-properties fo:text-align="start" style:justify-single-word="false"/>
      <style:text-properties officeooo:paragraph-rsid="01532065"/>
    </style:style>
    <style:style style:name="P275" style:family="paragraph" style:parent-style-name="Standard" style:list-style-name="L22">
      <style:paragraph-properties fo:text-align="start" style:justify-single-word="false"/>
      <style:text-properties officeooo:paragraph-rsid="018bf76c"/>
    </style:style>
    <style:style style:name="P276" style:family="paragraph" style:parent-style-name="Standard" style:list-style-name="L22">
      <style:paragraph-properties fo:text-align="start" style:justify-single-word="false"/>
      <style:text-properties officeooo:paragraph-rsid="017f60b2"/>
    </style:style>
    <style:style style:name="P277" style:family="paragraph" style:parent-style-name="Standard" style:list-style-name="L22">
      <style:paragraph-properties fo:text-align="start" style:justify-single-word="false"/>
      <style:text-properties officeooo:paragraph-rsid="01853901"/>
    </style:style>
    <style:style style:name="P278" style:family="paragraph" style:parent-style-name="Standard" style:list-style-name="L23">
      <style:paragraph-properties fo:text-align="start" style:justify-single-word="false"/>
      <style:text-properties officeooo:paragraph-rsid="01792925"/>
    </style:style>
    <style:style style:name="P279" style:family="paragraph" style:parent-style-name="Standard" style:list-style-name="L23">
      <style:paragraph-properties fo:text-align="start" style:justify-single-word="false"/>
      <style:text-properties officeooo:paragraph-rsid="0179adbd"/>
    </style:style>
    <style:style style:name="P280" style:family="paragraph" style:parent-style-name="Standard" style:list-style-name="L23">
      <style:paragraph-properties fo:text-align="start" style:justify-single-word="false"/>
      <style:text-properties officeooo:paragraph-rsid="01877021"/>
    </style:style>
    <style:style style:name="P281" style:family="paragraph" style:parent-style-name="Standard" style:list-style-name="L23">
      <style:paragraph-properties fo:text-align="start" style:justify-single-word="false"/>
      <style:text-properties officeooo:paragraph-rsid="019715cc"/>
    </style:style>
    <style:style style:name="P282" style:family="paragraph" style:parent-style-name="Standard" style:list-style-name="L23">
      <style:paragraph-properties fo:text-align="start" style:justify-single-word="false"/>
      <style:text-properties officeooo:paragraph-rsid="019d6a21"/>
    </style:style>
    <style:style style:name="P283" style:family="paragraph" style:parent-style-name="Standard" style:list-style-name="L23">
      <style:paragraph-properties fo:text-align="start" style:justify-single-word="false"/>
      <style:text-properties officeooo:paragraph-rsid="019e4fda"/>
    </style:style>
    <style:style style:name="P284" style:family="paragraph" style:parent-style-name="Standard" style:list-style-name="L23">
      <style:paragraph-properties fo:text-align="start" style:justify-single-word="false"/>
      <style:text-properties officeooo:paragraph-rsid="01a70d75"/>
    </style:style>
    <style:style style:name="P285" style:family="paragraph" style:parent-style-name="Standard" style:list-style-name="L23">
      <style:paragraph-properties fo:text-align="start" style:justify-single-word="false"/>
      <style:text-properties officeooo:paragraph-rsid="01a4da6c"/>
    </style:style>
    <style:style style:name="P286" style:family="paragraph" style:parent-style-name="Standard" style:list-style-name="L23">
      <style:paragraph-properties fo:text-align="start" style:justify-single-word="false"/>
      <style:text-properties officeooo:paragraph-rsid="01c231a2"/>
    </style:style>
    <style:style style:name="P287" style:family="paragraph" style:parent-style-name="Standard" style:list-style-name="L24">
      <style:paragraph-properties fo:text-align="start" style:justify-single-word="false"/>
      <style:text-properties officeooo:paragraph-rsid="01c685fa"/>
    </style:style>
    <style:style style:name="P288" style:family="paragraph" style:parent-style-name="Standard" style:list-style-name="L24">
      <style:paragraph-properties fo:text-align="start" style:justify-single-word="false"/>
      <style:text-properties officeooo:paragraph-rsid="01c6ede2"/>
    </style:style>
    <style:style style:name="P289" style:family="paragraph" style:parent-style-name="Standard" style:list-style-name="L24">
      <style:paragraph-properties fo:text-align="start" style:justify-single-word="false"/>
      <style:text-properties officeooo:paragraph-rsid="01c4cfac"/>
    </style:style>
    <style:style style:name="P290" style:family="paragraph" style:parent-style-name="Standard" style:list-style-name="L24">
      <style:paragraph-properties fo:text-align="start" style:justify-single-word="false"/>
      <style:text-properties officeooo:paragraph-rsid="01d106f7"/>
    </style:style>
    <style:style style:name="P291" style:family="paragraph" style:parent-style-name="Standard" style:list-style-name="L24">
      <style:paragraph-properties fo:text-align="start" style:justify-single-word="false"/>
      <style:text-properties officeooo:paragraph-rsid="01d244af"/>
    </style:style>
    <style:style style:name="P292" style:family="paragraph" style:parent-style-name="Standard" style:list-style-name="L24">
      <style:paragraph-properties fo:text-align="start" style:justify-single-word="false"/>
      <style:text-properties officeooo:paragraph-rsid="01d7b458"/>
    </style:style>
    <style:style style:name="P293" style:family="paragraph" style:parent-style-name="Standard" style:list-style-name="L24">
      <style:paragraph-properties fo:text-align="start" style:justify-single-word="false"/>
      <style:text-properties officeooo:paragraph-rsid="01db8081"/>
    </style:style>
    <style:style style:name="P294" style:family="paragraph" style:parent-style-name="Standard" style:list-style-name="L24">
      <style:paragraph-properties fo:text-align="start" style:justify-single-word="false"/>
      <style:text-properties officeooo:paragraph-rsid="01dc1e89"/>
    </style:style>
    <style:style style:name="P295" style:family="paragraph" style:parent-style-name="Standard" style:list-style-name="L24">
      <style:paragraph-properties fo:text-align="start" style:justify-single-word="false"/>
      <style:text-properties officeooo:paragraph-rsid="01dddd10"/>
    </style:style>
    <style:style style:name="P296" style:family="paragraph" style:parent-style-name="Standard" style:list-style-name="L24">
      <style:paragraph-properties fo:text-align="start" style:justify-single-word="false"/>
      <style:text-properties officeooo:paragraph-rsid="01df6ec1"/>
    </style:style>
    <style:style style:name="P297" style:family="paragraph" style:parent-style-name="Standard" style:list-style-name="L24">
      <style:paragraph-properties fo:text-align="start" style:justify-single-word="false"/>
      <style:text-properties officeooo:paragraph-rsid="01e4cc01"/>
    </style:style>
    <style:style style:name="P298" style:family="paragraph" style:parent-style-name="Standard" style:list-style-name="L24">
      <style:paragraph-properties fo:text-align="start" style:justify-single-word="false"/>
      <style:text-properties officeooo:paragraph-rsid="01e8a647"/>
    </style:style>
    <style:style style:name="P299" style:family="paragraph" style:parent-style-name="Standard" style:list-style-name="L24">
      <style:paragraph-properties fo:text-align="start" style:justify-single-word="false"/>
      <style:text-properties officeooo:paragraph-rsid="01ec28d1"/>
    </style:style>
    <style:style style:name="P300" style:family="paragraph" style:parent-style-name="Standard" style:list-style-name="L24">
      <style:paragraph-properties fo:text-align="start" style:justify-single-word="false"/>
      <style:text-properties officeooo:paragraph-rsid="01ee6cfe"/>
    </style:style>
    <style:style style:name="P301" style:family="paragraph" style:parent-style-name="Standard" style:list-style-name="L24">
      <style:paragraph-properties fo:text-align="start" style:justify-single-word="false"/>
      <style:text-properties officeooo:paragraph-rsid="01ef809d"/>
    </style:style>
    <style:style style:name="P302" style:family="paragraph" style:parent-style-name="Standard" style:list-style-name="L24">
      <style:paragraph-properties fo:text-align="start" style:justify-single-word="false"/>
      <style:text-properties officeooo:paragraph-rsid="01f564e3"/>
    </style:style>
    <style:style style:name="P303" style:family="paragraph" style:parent-style-name="Standard" style:list-style-name="L24">
      <style:paragraph-properties fo:text-align="start" style:justify-single-word="false"/>
      <style:text-properties officeooo:paragraph-rsid="01fad5e9"/>
    </style:style>
    <style:style style:name="P304" style:family="paragraph" style:parent-style-name="Standard" style:list-style-name="L24">
      <style:paragraph-properties fo:text-align="start" style:justify-single-word="false"/>
      <style:text-properties officeooo:paragraph-rsid="0201e098"/>
    </style:style>
    <style:style style:name="P305" style:family="paragraph" style:parent-style-name="Standard" style:list-style-name="L24">
      <style:paragraph-properties fo:text-align="start" style:justify-single-word="false"/>
      <style:text-properties officeooo:paragraph-rsid="020a1536"/>
    </style:style>
    <style:style style:name="P306" style:family="paragraph" style:parent-style-name="Standard" style:list-style-name="L24">
      <style:paragraph-properties fo:text-align="start" style:justify-single-word="false"/>
      <style:text-properties officeooo:paragraph-rsid="020c1177"/>
    </style:style>
    <style:style style:name="P307" style:family="paragraph" style:parent-style-name="Standard" style:list-style-name="L24">
      <style:paragraph-properties fo:text-align="start" style:justify-single-word="false"/>
      <style:text-properties officeooo:paragraph-rsid="021034a3"/>
    </style:style>
    <style:style style:name="P308" style:family="paragraph" style:parent-style-name="Standard" style:list-style-name="L24">
      <style:paragraph-properties fo:text-align="start" style:justify-single-word="false"/>
      <style:text-properties officeooo:paragraph-rsid="0210ecea"/>
    </style:style>
    <style:style style:name="P309" style:family="paragraph" style:parent-style-name="Standard" style:list-style-name="L24">
      <style:paragraph-properties fo:text-align="start" style:justify-single-word="false"/>
      <style:text-properties officeooo:paragraph-rsid="02129bc3"/>
    </style:style>
    <style:style style:name="P310" style:family="paragraph" style:parent-style-name="Standard" style:list-style-name="L24">
      <style:paragraph-properties fo:text-align="start" style:justify-single-word="false"/>
      <style:text-properties officeooo:paragraph-rsid="021d72f7"/>
    </style:style>
    <style:style style:name="P311" style:family="paragraph" style:parent-style-name="Standard" style:list-style-name="L25">
      <style:paragraph-properties fo:text-align="start" style:justify-single-word="false"/>
      <style:text-properties officeooo:paragraph-rsid="021f7cd1"/>
    </style:style>
    <style:style style:name="P312" style:family="paragraph" style:parent-style-name="Standard" style:list-style-name="L25">
      <style:paragraph-properties fo:text-align="start" style:justify-single-word="false"/>
      <style:text-properties officeooo:paragraph-rsid="02203d6b"/>
    </style:style>
    <style:style style:name="P313" style:family="paragraph" style:parent-style-name="Standard" style:list-style-name="L25">
      <style:paragraph-properties fo:text-align="start" style:justify-single-word="false"/>
      <style:text-properties officeooo:paragraph-rsid="02221699"/>
    </style:style>
    <style:style style:name="P314" style:family="paragraph" style:parent-style-name="Standard" style:list-style-name="L26">
      <style:paragraph-properties fo:text-align="start" style:justify-single-word="false"/>
      <style:text-properties officeooo:paragraph-rsid="0219dd49"/>
    </style:style>
    <style:style style:name="P315" style:family="paragraph" style:parent-style-name="Standard" style:list-style-name="L28">
      <style:paragraph-properties fo:text-align="start" style:justify-single-word="false"/>
      <style:text-properties officeooo:paragraph-rsid="02278c2d"/>
    </style:style>
    <style:style style:name="P316" style:family="paragraph" style:parent-style-name="Standard" style:list-style-name="L29">
      <style:paragraph-properties fo:text-align="start" style:justify-single-word="false"/>
      <style:text-properties officeooo:paragraph-rsid="022ba144"/>
    </style:style>
    <style:style style:name="P317" style:family="paragraph" style:parent-style-name="Standard" style:list-style-name="L29">
      <style:paragraph-properties fo:text-align="start" style:justify-single-word="false"/>
      <style:text-properties officeooo:paragraph-rsid="022d5035"/>
    </style:style>
    <style:style style:name="P318" style:family="paragraph" style:parent-style-name="Standard" style:list-style-name="L5">
      <style:paragraph-properties fo:text-align="start" style:justify-single-word="false"/>
      <style:text-properties officeooo:rsid="001e0c57" officeooo:paragraph-rsid="001e0c57"/>
    </style:style>
    <style:style style:name="P319" style:family="paragraph" style:parent-style-name="Standard" style:list-style-name="L5">
      <style:paragraph-properties fo:text-align="center" style:justify-single-word="false"/>
      <style:text-properties fo:font-size="14pt" fo:font-weight="bold" officeooo:rsid="0021c687" officeooo:paragraph-rsid="0021c687" style:font-size-asian="12.25pt" style:font-weight-asian="bold" style:font-size-complex="14pt" style:font-weight-complex="bold"/>
    </style:style>
    <style:style style:name="P320" style:family="paragraph" style:parent-style-name="Standard">
      <style:paragraph-properties fo:text-align="center" style:justify-single-word="false"/>
      <style:text-properties fo:font-size="14pt" fo:font-weight="bold" officeooo:rsid="001c7f69" officeooo:paragraph-rsid="001c7f69" style:font-size-asian="12.25pt" style:font-weight-asian="bold" style:font-size-complex="14pt" style:font-weight-complex="bold"/>
    </style:style>
    <style:style style:name="P321" style:family="paragraph" style:parent-style-name="Standard" style:list-style-name="L5">
      <style:paragraph-properties fo:text-align="start" style:justify-single-word="false"/>
      <style:text-properties officeooo:rsid="00229b2b" officeooo:paragraph-rsid="00229b2b"/>
    </style:style>
    <style:style style:name="P322" style:family="paragraph" style:parent-style-name="Standard" style:list-style-name="L7">
      <style:paragraph-properties fo:text-align="start" style:justify-single-word="false"/>
      <style:text-properties officeooo:rsid="0031e3fe" officeooo:paragraph-rsid="0031e3fe"/>
    </style:style>
    <style:style style:name="P323" style:family="paragraph" style:parent-style-name="Standard" style:list-style-name="L7">
      <style:paragraph-properties fo:text-align="start" style:justify-single-word="false"/>
      <style:text-properties officeooo:rsid="0032c27b" officeooo:paragraph-rsid="0032c27b"/>
    </style:style>
    <style:style style:name="P324" style:family="paragraph" style:parent-style-name="Standard" style:list-style-name="L7">
      <style:paragraph-properties fo:text-align="start" style:justify-single-word="false"/>
      <style:text-properties officeooo:rsid="0034a45d" officeooo:paragraph-rsid="0034a45d"/>
    </style:style>
    <style:style style:name="P325" style:family="paragraph" style:parent-style-name="Standard" style:list-style-name="L7">
      <style:paragraph-properties fo:text-align="start" style:justify-single-word="false"/>
      <style:text-properties officeooo:rsid="0037689c" officeooo:paragraph-rsid="0037689c"/>
    </style:style>
    <style:style style:name="P326" style:family="paragraph" style:parent-style-name="Standard" style:list-style-name="L8">
      <style:paragraph-properties fo:text-align="start" style:justify-single-word="false"/>
      <style:text-properties officeooo:rsid="0042af55" officeooo:paragraph-rsid="0042af55"/>
    </style:style>
    <style:style style:name="P327" style:family="paragraph" style:parent-style-name="Standard" style:list-style-name="L9">
      <style:paragraph-properties fo:text-align="start" style:justify-single-word="false"/>
      <style:text-properties officeooo:rsid="004ab18c" officeooo:paragraph-rsid="004ab18c"/>
    </style:style>
    <style:style style:name="P328" style:family="paragraph" style:parent-style-name="Standard" style:list-style-name="L9">
      <style:paragraph-properties fo:text-align="start" style:justify-single-word="false"/>
      <style:text-properties officeooo:rsid="004c2819" officeooo:paragraph-rsid="004c2819"/>
    </style:style>
    <style:style style:name="P329" style:family="paragraph" style:parent-style-name="Standard" style:list-style-name="L9">
      <style:paragraph-properties fo:text-align="start" style:justify-single-word="false"/>
      <style:text-properties officeooo:rsid="004e555c" officeooo:paragraph-rsid="004e555c"/>
    </style:style>
    <style:style style:name="P330" style:family="paragraph" style:parent-style-name="Standard" style:list-style-name="L9">
      <style:paragraph-properties fo:text-align="start" style:justify-single-word="false"/>
      <style:text-properties officeooo:rsid="01abc0b6" officeooo:paragraph-rsid="01abc0b6"/>
    </style:style>
    <style:style style:name="P331" style:family="paragraph" style:parent-style-name="Standard" style:list-style-name="L9">
      <style:paragraph-properties fo:text-align="start" style:justify-single-word="false"/>
      <style:text-properties officeooo:rsid="00634092" officeooo:paragraph-rsid="00634092"/>
    </style:style>
    <style:style style:name="P332" style:family="paragraph" style:parent-style-name="Standard" style:list-style-name="L9">
      <style:paragraph-properties fo:text-align="start" style:justify-single-word="false"/>
      <style:text-properties officeooo:rsid="006676d1" officeooo:paragraph-rsid="006676d1"/>
    </style:style>
    <style:style style:name="P333" style:family="paragraph" style:parent-style-name="Standard" style:list-style-name="L9">
      <style:paragraph-properties fo:text-align="start" style:justify-single-word="false"/>
      <style:text-properties officeooo:rsid="006b70cb" officeooo:paragraph-rsid="006b70cb"/>
    </style:style>
    <style:style style:name="P334" style:family="paragraph" style:parent-style-name="Standard" style:list-style-name="L9">
      <style:paragraph-properties fo:text-align="start" style:justify-single-word="false"/>
      <style:text-properties officeooo:rsid="0075e685" officeooo:paragraph-rsid="0075e685"/>
    </style:style>
    <style:style style:name="P335" style:family="paragraph" style:parent-style-name="Standard" style:list-style-name="L10">
      <style:paragraph-properties fo:text-align="start" style:justify-single-word="false"/>
      <style:text-properties officeooo:rsid="00764897" officeooo:paragraph-rsid="00764897"/>
    </style:style>
    <style:style style:name="P336" style:family="paragraph" style:parent-style-name="Standard" style:list-style-name="L10">
      <style:paragraph-properties fo:text-align="start" style:justify-single-word="false"/>
      <style:text-properties officeooo:rsid="00820bb4" officeooo:paragraph-rsid="00820bb4"/>
    </style:style>
    <style:style style:name="P337" style:family="paragraph" style:parent-style-name="Standard" style:list-style-name="L10">
      <style:paragraph-properties fo:text-align="start" style:justify-single-word="false"/>
      <style:text-properties officeooo:rsid="0084ac37" officeooo:paragraph-rsid="0084ac37"/>
    </style:style>
    <style:style style:name="P338" style:family="paragraph" style:parent-style-name="Standard" style:list-style-name="L10">
      <style:paragraph-properties fo:text-align="start" style:justify-single-word="false"/>
      <style:text-properties officeooo:rsid="0084f143" officeooo:paragraph-rsid="0084f143"/>
    </style:style>
    <style:style style:name="P339" style:family="paragraph" style:parent-style-name="Standard" style:list-style-name="L10">
      <style:paragraph-properties fo:text-align="start" style:justify-single-word="false"/>
      <style:text-properties officeooo:rsid="0089b731" officeooo:paragraph-rsid="0089b731"/>
    </style:style>
    <style:style style:name="P340" style:family="paragraph" style:parent-style-name="Standard" style:list-style-name="L10">
      <style:paragraph-properties fo:text-align="start" style:justify-single-word="false"/>
      <style:text-properties officeooo:rsid="00861947" officeooo:paragraph-rsid="00861947"/>
    </style:style>
    <style:style style:name="P341" style:family="paragraph" style:parent-style-name="Standard" style:list-style-name="L10">
      <style:paragraph-properties fo:text-align="start" style:justify-single-word="false"/>
      <style:text-properties officeooo:rsid="00903d5c" officeooo:paragraph-rsid="00903d5c"/>
    </style:style>
    <style:style style:name="P342" style:family="paragraph" style:parent-style-name="Standard" style:list-style-name="L10">
      <style:paragraph-properties fo:text-align="start" style:justify-single-word="false"/>
      <style:text-properties officeooo:rsid="008b39aa" officeooo:paragraph-rsid="008b39aa"/>
    </style:style>
    <style:style style:name="P343" style:family="paragraph" style:parent-style-name="Standard" style:list-style-name="L10">
      <style:paragraph-properties fo:text-align="start" style:justify-single-word="false"/>
      <style:text-properties officeooo:rsid="0087a45a" officeooo:paragraph-rsid="0087a45a"/>
    </style:style>
    <style:style style:name="P344" style:family="paragraph" style:parent-style-name="Standard" style:list-style-name="L11">
      <style:paragraph-properties fo:text-align="start" style:justify-single-word="false"/>
      <style:text-properties officeooo:rsid="00b44a06" officeooo:paragraph-rsid="00b44a06"/>
    </style:style>
    <style:style style:name="P345" style:family="paragraph" style:parent-style-name="Standard" style:list-style-name="L12">
      <style:paragraph-properties fo:text-align="start" style:justify-single-word="false"/>
      <style:text-properties officeooo:rsid="00be450a" officeooo:paragraph-rsid="00be450a"/>
    </style:style>
    <style:style style:name="P346" style:family="paragraph" style:parent-style-name="Standard" style:list-style-name="L12">
      <style:paragraph-properties fo:text-align="start" style:justify-single-word="false"/>
      <style:text-properties officeooo:rsid="00c162f1" officeooo:paragraph-rsid="00c162f1"/>
    </style:style>
    <style:style style:name="P347" style:family="paragraph" style:parent-style-name="Standard" style:list-style-name="L14">
      <style:paragraph-properties fo:text-align="start" style:justify-single-word="false"/>
      <style:text-properties officeooo:rsid="00cec0ae" officeooo:paragraph-rsid="00cec0ae"/>
    </style:style>
    <style:style style:name="P348" style:family="paragraph" style:parent-style-name="Standard" style:list-style-name="L14">
      <style:paragraph-properties fo:text-align="start" style:justify-single-word="false"/>
      <style:text-properties officeooo:rsid="00d559d7" officeooo:paragraph-rsid="010bf017"/>
    </style:style>
    <style:style style:name="P349" style:family="paragraph" style:parent-style-name="Standard" style:list-style-name="L14">
      <style:paragraph-properties fo:text-align="start" style:justify-single-word="false"/>
      <style:text-properties officeooo:rsid="010bf017" officeooo:paragraph-rsid="010bf017"/>
    </style:style>
    <style:style style:name="P350" style:family="paragraph" style:parent-style-name="Standard" style:list-style-name="L14">
      <style:paragraph-properties fo:text-align="start" style:justify-single-word="false"/>
      <style:text-properties officeooo:rsid="01063983" officeooo:paragraph-rsid="01063983"/>
    </style:style>
    <style:style style:name="P351" style:family="paragraph" style:parent-style-name="Standard" style:list-style-name="L14">
      <style:paragraph-properties fo:text-align="start" style:justify-single-word="false"/>
      <style:text-properties officeooo:rsid="00d7adc5" officeooo:paragraph-rsid="00d7adc5"/>
    </style:style>
    <style:style style:name="P352" style:family="paragraph" style:parent-style-name="Standard" style:list-style-name="L15">
      <style:paragraph-properties fo:text-align="start" style:justify-single-word="false"/>
      <style:text-properties officeooo:rsid="00e9a303" officeooo:paragraph-rsid="00e9a303"/>
    </style:style>
    <style:style style:name="P353" style:family="paragraph" style:parent-style-name="Standard" style:list-style-name="L15">
      <style:paragraph-properties fo:text-align="start" style:justify-single-word="false"/>
      <style:text-properties officeooo:rsid="00eb9309" officeooo:paragraph-rsid="00eb9309"/>
    </style:style>
    <style:style style:name="P354" style:family="paragraph" style:parent-style-name="Standard" style:list-style-name="L15">
      <style:paragraph-properties fo:text-align="start" style:justify-single-word="false"/>
      <style:text-properties officeooo:rsid="00ee1b01" officeooo:paragraph-rsid="00ee1b01"/>
    </style:style>
    <style:style style:name="P355" style:family="paragraph" style:parent-style-name="Standard" style:list-style-name="L17">
      <style:paragraph-properties fo:text-align="start" style:justify-single-word="false"/>
      <style:text-properties officeooo:rsid="0113e298" officeooo:paragraph-rsid="0113e298"/>
    </style:style>
    <style:style style:name="P356" style:family="paragraph" style:parent-style-name="Standard" style:list-style-name="L18">
      <style:paragraph-properties fo:text-align="start" style:justify-single-word="false"/>
      <style:text-properties officeooo:rsid="011f3277" officeooo:paragraph-rsid="011d4834"/>
    </style:style>
    <style:style style:name="P357" style:family="paragraph" style:parent-style-name="Standard" style:list-style-name="L18">
      <style:paragraph-properties fo:text-align="start" style:justify-single-word="false"/>
      <style:text-properties officeooo:rsid="011f3277" officeooo:paragraph-rsid="011f3277"/>
    </style:style>
    <style:style style:name="P358" style:family="paragraph" style:parent-style-name="Standard" style:list-style-name="L18">
      <style:paragraph-properties fo:text-align="start" style:justify-single-word="false"/>
      <style:text-properties officeooo:rsid="011fd6d0" officeooo:paragraph-rsid="011fd6d0"/>
    </style:style>
    <style:style style:name="P359" style:family="paragraph" style:parent-style-name="Standard" style:list-style-name="L18">
      <style:paragraph-properties fo:text-align="start" style:justify-single-word="false"/>
      <style:text-properties officeooo:rsid="01216eb7" officeooo:paragraph-rsid="01216eb7"/>
    </style:style>
    <style:style style:name="P360" style:family="paragraph" style:parent-style-name="Standard" style:list-style-name="L18">
      <style:paragraph-properties fo:text-align="start" style:justify-single-word="false"/>
      <style:text-properties officeooo:rsid="0132d25b" officeooo:paragraph-rsid="0132d25b"/>
    </style:style>
    <style:style style:name="P361" style:family="paragraph" style:parent-style-name="Standard" style:list-style-name="L19">
      <style:paragraph-properties fo:text-align="start" style:justify-single-word="false"/>
      <style:text-properties officeooo:rsid="0134aa5b" officeooo:paragraph-rsid="0134aa5b"/>
    </style:style>
    <style:style style:name="P362" style:family="paragraph" style:parent-style-name="Standard" style:list-style-name="L22">
      <style:paragraph-properties fo:text-align="start" style:justify-single-word="false"/>
      <style:text-properties officeooo:rsid="01426e7c" officeooo:paragraph-rsid="01426e7c"/>
    </style:style>
    <style:style style:name="P363" style:family="paragraph" style:parent-style-name="Standard" style:list-style-name="L22">
      <style:paragraph-properties fo:text-align="start" style:justify-single-word="false"/>
      <style:text-properties officeooo:rsid="014a5f09" officeooo:paragraph-rsid="014a5f09"/>
    </style:style>
    <style:style style:name="P364" style:family="paragraph" style:parent-style-name="Standard" style:list-style-name="L22">
      <style:paragraph-properties fo:text-align="start" style:justify-single-word="false"/>
      <style:text-properties officeooo:rsid="016c419e" officeooo:paragraph-rsid="016c419e"/>
    </style:style>
    <style:style style:name="P365" style:family="paragraph" style:parent-style-name="Standard" style:list-style-name="L22">
      <style:paragraph-properties fo:text-align="start" style:justify-single-word="false"/>
      <style:text-properties officeooo:rsid="015e0b58" officeooo:paragraph-rsid="015edf8b"/>
    </style:style>
    <style:style style:name="P366" style:family="paragraph" style:parent-style-name="Standard" style:list-style-name="L22">
      <style:paragraph-properties fo:text-align="start" style:justify-single-word="false"/>
      <style:text-properties officeooo:rsid="01496c4e" officeooo:paragraph-rsid="01496c4e"/>
    </style:style>
    <style:style style:name="P367" style:family="paragraph" style:parent-style-name="Standard" style:list-style-name="L22">
      <style:paragraph-properties fo:text-align="start" style:justify-single-word="false"/>
      <style:text-properties officeooo:rsid="018a2589" officeooo:paragraph-rsid="018f0e89"/>
    </style:style>
    <style:style style:name="P368" style:family="paragraph" style:parent-style-name="Standard" style:list-style-name="L22">
      <style:paragraph-properties fo:text-align="start" style:justify-single-word="false"/>
      <style:text-properties officeooo:rsid="01830c3a" officeooo:paragraph-rsid="01845f84"/>
    </style:style>
    <style:style style:name="P369" style:family="paragraph" style:parent-style-name="Standard" style:list-style-name="L22">
      <style:paragraph-properties fo:text-align="start" style:justify-single-word="false"/>
      <style:text-properties officeooo:rsid="01830c3a" officeooo:paragraph-rsid="01830c3a"/>
    </style:style>
    <style:style style:name="P370" style:family="paragraph" style:parent-style-name="Standard" style:list-style-name="L23">
      <style:paragraph-properties fo:text-align="start" style:justify-single-word="false"/>
      <style:text-properties officeooo:rsid="017bf75a" officeooo:paragraph-rsid="017bf75a"/>
    </style:style>
    <style:style style:name="P371" style:family="paragraph" style:parent-style-name="Standard" style:list-style-name="L23">
      <style:paragraph-properties fo:text-align="start" style:justify-single-word="false"/>
      <style:text-properties officeooo:rsid="019a508e" officeooo:paragraph-rsid="019a508e"/>
    </style:style>
    <style:style style:name="P372" style:family="paragraph" style:parent-style-name="Standard" style:list-style-name="L23">
      <style:paragraph-properties fo:text-align="start" style:justify-single-word="false"/>
      <style:text-properties officeooo:rsid="01a04831" officeooo:paragraph-rsid="01a04831"/>
    </style:style>
    <style:style style:name="P373" style:family="paragraph" style:parent-style-name="Standard" style:list-style-name="L23">
      <style:paragraph-properties fo:text-align="start" style:justify-single-word="false"/>
      <style:text-properties officeooo:rsid="01a5eb84" officeooo:paragraph-rsid="01a5eb84"/>
    </style:style>
    <style:style style:name="P374" style:family="paragraph" style:parent-style-name="Standard" style:list-style-name="L23">
      <style:paragraph-properties fo:text-align="start" style:justify-single-word="false"/>
      <style:text-properties officeooo:rsid="01a7ff63" officeooo:paragraph-rsid="01a7ff63"/>
    </style:style>
    <style:style style:name="P375" style:family="paragraph" style:parent-style-name="Standard" style:list-style-name="L23">
      <style:paragraph-properties fo:text-align="start" style:justify-single-word="false"/>
      <style:text-properties officeooo:rsid="01a93ffb" officeooo:paragraph-rsid="01a93ffb"/>
    </style:style>
    <style:style style:name="P376" style:family="paragraph" style:parent-style-name="Standard" style:list-style-name="L24">
      <style:paragraph-properties fo:text-align="start" style:justify-single-word="false"/>
      <style:text-properties officeooo:rsid="01db8081" officeooo:paragraph-rsid="01db8081"/>
    </style:style>
    <style:style style:name="P377" style:family="paragraph" style:parent-style-name="Standard" style:list-style-name="L24">
      <style:paragraph-properties fo:text-align="start" style:justify-single-word="false"/>
      <style:text-properties officeooo:rsid="01e5fa3b" officeooo:paragraph-rsid="01e5fa3b"/>
    </style:style>
    <style:style style:name="P378" style:family="paragraph" style:parent-style-name="Standard" style:list-style-name="L24">
      <style:paragraph-properties fo:text-align="start" style:justify-single-word="false"/>
      <style:text-properties officeooo:rsid="01ed1dc4" officeooo:paragraph-rsid="01ed1dc4"/>
    </style:style>
    <style:style style:name="P379" style:family="paragraph" style:parent-style-name="Standard" style:list-style-name="L24">
      <style:paragraph-properties fo:text-align="start" style:justify-single-word="false"/>
      <style:text-properties officeooo:rsid="01ef484c" officeooo:paragraph-rsid="01ef484c"/>
    </style:style>
    <style:style style:name="P380" style:family="paragraph" style:parent-style-name="Standard" style:list-style-name="L24">
      <style:paragraph-properties fo:text-align="start" style:justify-single-word="false"/>
      <style:text-properties officeooo:rsid="01f08758" officeooo:paragraph-rsid="01f08758"/>
    </style:style>
    <style:style style:name="P381" style:family="paragraph" style:parent-style-name="Standard" style:list-style-name="L24">
      <style:paragraph-properties fo:text-align="start" style:justify-single-word="false"/>
      <style:text-properties officeooo:rsid="01f63d52" officeooo:paragraph-rsid="01fe3757"/>
    </style:style>
    <style:style style:name="P382" style:family="paragraph" style:parent-style-name="Standard" style:list-style-name="L24">
      <style:paragraph-properties fo:text-align="start" style:justify-single-word="false"/>
      <style:text-properties fo:language="en" fo:country="US" officeooo:rsid="01f0a063" officeooo:paragraph-rsid="01f0a063"/>
    </style:style>
    <style:style style:name="P383" style:family="paragraph" style:parent-style-name="Standard" style:list-style-name="L24">
      <style:paragraph-properties fo:text-align="start" style:justify-single-word="false"/>
      <style:text-properties officeooo:rsid="01f15cc6" officeooo:paragraph-rsid="01f1fe8b"/>
    </style:style>
    <style:style style:name="P384" style:family="paragraph" style:parent-style-name="Standard" style:list-style-name="L24">
      <style:paragraph-properties fo:text-align="start" style:justify-single-word="false"/>
      <style:text-properties officeooo:rsid="01f2ca34" officeooo:paragraph-rsid="01f40a3b"/>
    </style:style>
    <style:style style:name="P385" style:family="paragraph" style:parent-style-name="Standard" style:list-style-name="L24">
      <style:paragraph-properties fo:text-align="start" style:justify-single-word="false"/>
      <style:text-properties officeooo:rsid="01f40a3b" officeooo:paragraph-rsid="01f40a3b"/>
    </style:style>
    <style:style style:name="P386" style:family="paragraph" style:parent-style-name="Standard" style:list-style-name="L24">
      <style:paragraph-properties fo:text-align="start" style:justify-single-word="false"/>
      <style:text-properties officeooo:rsid="0204942b" officeooo:paragraph-rsid="0204942b"/>
    </style:style>
    <style:style style:name="P387" style:family="paragraph" style:parent-style-name="Standard" style:list-style-name="L24">
      <style:paragraph-properties fo:text-align="start" style:justify-single-word="false"/>
      <style:text-properties officeooo:rsid="020cf5e2" officeooo:paragraph-rsid="020cf5e2"/>
    </style:style>
    <style:style style:name="P388" style:family="paragraph" style:parent-style-name="Standard" style:list-style-name="L24">
      <style:paragraph-properties fo:text-align="start" style:justify-single-word="false"/>
      <style:text-properties officeooo:rsid="021109ce" officeooo:paragraph-rsid="021109ce"/>
    </style:style>
    <style:style style:name="P389" style:family="paragraph" style:parent-style-name="Standard" style:list-style-name="L24">
      <style:paragraph-properties fo:text-align="start" style:justify-single-word="false"/>
      <style:text-properties officeooo:rsid="0211d72b" officeooo:paragraph-rsid="02150e80"/>
    </style:style>
    <style:style style:name="P390" style:family="paragraph" style:parent-style-name="Standard" style:list-style-name="L24">
      <style:paragraph-properties fo:text-align="start" style:justify-single-word="false"/>
      <style:text-properties officeooo:rsid="0217eb4c" officeooo:paragraph-rsid="0217eb4c"/>
    </style:style>
    <style:style style:name="P391" style:family="paragraph" style:parent-style-name="Standard" style:list-style-name="L24">
      <style:paragraph-properties fo:text-align="start" style:justify-single-word="false"/>
      <style:text-properties officeooo:rsid="02150e80" officeooo:paragraph-rsid="02150e80"/>
    </style:style>
    <style:style style:name="P392" style:family="paragraph" style:parent-style-name="Standard" style:list-style-name="L26">
      <style:paragraph-properties fo:text-align="start" style:justify-single-word="false"/>
      <style:text-properties officeooo:rsid="022465b0" officeooo:paragraph-rsid="022465b0"/>
    </style:style>
    <style:style style:name="P393" style:family="paragraph" style:parent-style-name="Standard" style:list-style-name="L28">
      <style:paragraph-properties fo:text-align="start" style:justify-single-word="false"/>
      <style:text-properties officeooo:rsid="02278c2d" officeooo:paragraph-rsid="02278c2d"/>
    </style:style>
    <style:style style:name="T1" style:family="text">
      <style:text-properties officeooo:rsid="00140361"/>
    </style:style>
    <style:style style:name="T2" style:family="text">
      <style:text-properties officeooo:rsid="00142be8"/>
    </style:style>
    <style:style style:name="T3" style:family="text">
      <style:text-properties officeooo:rsid="00016c1f"/>
    </style:style>
    <style:style style:name="T4" style:family="text">
      <style:text-properties officeooo:rsid="00034580"/>
    </style:style>
    <style:style style:name="T5" style:family="text">
      <style:text-properties officeooo:rsid="0005087f"/>
    </style:style>
    <style:style style:name="T6" style:family="text">
      <style:text-properties officeooo:rsid="00064cd9"/>
    </style:style>
    <style:style style:name="T7" style:family="text">
      <style:text-properties fo:font-size="14pt" style:font-size-asian="14pt" style:font-size-complex="14pt"/>
    </style:style>
    <style:style style:name="T8" style:family="text">
      <style:text-properties fo:font-size="14pt" officeooo:rsid="00064cd9" style:font-size-asian="14pt" style:font-size-complex="14pt"/>
    </style:style>
    <style:style style:name="T9" style:family="text">
      <style:text-properties fo:font-size="14pt" fo:font-weight="bold" officeooo:rsid="0043d4a5" style:font-size-asian="12.25pt" style:font-weight-asian="bold" style:font-size-complex="14pt" style:font-weight-complex="bold"/>
    </style:style>
    <style:style style:name="T10" style:family="text">
      <style:text-properties fo:font-size="14pt" fo:font-weight="bold" officeooo:rsid="0117ca82" style:font-size-asian="12.25pt" style:font-weight-asian="bold" style:font-size-complex="14pt" style:font-weight-complex="bold"/>
    </style:style>
    <style:style style:name="T11" style:family="text">
      <style:text-properties officeooo:rsid="0007a463"/>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0d6375" style:font-size-asian="10.5pt" style:font-weight-asian="normal" style:font-size-complex="12pt" style:font-weight-complex="normal"/>
    </style:style>
    <style:style style:name="T14" style:family="text">
      <style:text-properties fo:font-size="12pt" fo:font-weight="normal" officeooo:rsid="0018818e" style:font-size-asian="10.5pt" style:font-weight-asian="normal" style:font-size-complex="12pt" style:font-weight-complex="normal"/>
    </style:style>
    <style:style style:name="T15" style:family="text">
      <style:text-properties fo:font-size="12pt" fo:font-weight="normal" officeooo:rsid="001c7f69" style:font-size-asian="10.5pt" style:font-weight-asian="normal" style:font-size-complex="12pt" style:font-weight-complex="normal"/>
    </style:style>
    <style:style style:name="T16" style:family="text">
      <style:text-properties fo:font-size="12pt" fo:font-weight="normal" officeooo:rsid="001e0c57" style:font-size-asian="10.5pt" style:font-weight-asian="normal" style:font-size-complex="12pt" style:font-weight-complex="normal"/>
    </style:style>
    <style:style style:name="T17" style:family="text">
      <style:text-properties fo:font-size="12pt" fo:font-weight="normal" officeooo:rsid="001d28e2" style:font-size-asian="10.5pt" style:font-weight-asian="normal" style:font-size-complex="12pt" style:font-weight-complex="normal"/>
    </style:style>
    <style:style style:name="T18" style:family="text">
      <style:text-properties fo:font-size="12pt" fo:font-weight="normal" officeooo:rsid="0021c687" style:font-size-asian="10.5pt" style:font-weight-asian="normal" style:font-size-complex="12pt" style:font-weight-complex="normal"/>
    </style:style>
    <style:style style:name="T19" style:family="text">
      <style:text-properties fo:font-size="12pt" fo:font-weight="normal" officeooo:rsid="00229b2b" style:font-size-asian="10.5pt" style:font-weight-asian="normal" style:font-size-complex="12pt" style:font-weight-complex="normal"/>
    </style:style>
    <style:style style:name="T20" style:family="text">
      <style:text-properties fo:font-size="12pt" fo:font-weight="normal" officeooo:rsid="002490a5" style:font-size-asian="10.5pt" style:font-weight-asian="normal" style:font-size-complex="12pt" style:font-weight-complex="normal"/>
    </style:style>
    <style:style style:name="T21" style:family="text">
      <style:text-properties fo:font-size="12pt" fo:font-weight="normal" officeooo:rsid="0029f5b1" style:font-size-asian="10.5pt" style:font-weight-asian="normal" style:font-size-complex="12pt" style:font-weight-complex="normal"/>
    </style:style>
    <style:style style:name="T22" style:family="text">
      <style:text-properties fo:font-size="12pt" fo:font-weight="normal" officeooo:rsid="00317bb7" style:font-size-asian="10.5pt" style:font-weight-asian="normal" style:font-size-complex="12pt" style:font-weight-complex="normal"/>
    </style:style>
    <style:style style:name="T23" style:family="text">
      <style:text-properties fo:font-size="12pt" fo:font-weight="normal" officeooo:rsid="0031e3fe" style:font-size-asian="10.5pt" style:font-weight-asian="normal" style:font-size-complex="12pt" style:font-weight-complex="normal"/>
    </style:style>
    <style:style style:name="T24" style:family="text">
      <style:text-properties fo:font-size="12pt" fo:font-weight="normal" officeooo:rsid="00285ae7" style:font-size-asian="10.5pt" style:font-weight-asian="normal" style:font-size-complex="12pt" style:font-weight-complex="normal"/>
    </style:style>
    <style:style style:name="T25" style:family="text">
      <style:text-properties fo:font-size="12pt" fo:font-weight="normal" officeooo:rsid="0034a45d" style:font-size-asian="10.5pt" style:font-weight-asian="normal" style:font-size-complex="12pt" style:font-weight-complex="normal"/>
    </style:style>
    <style:style style:name="T26" style:family="text">
      <style:text-properties fo:font-size="12pt" fo:font-weight="normal" officeooo:rsid="00353f3b" style:font-size-asian="10.5pt" style:font-weight-asian="normal" style:font-size-complex="12pt" style:font-weight-complex="normal"/>
    </style:style>
    <style:style style:name="T27" style:family="text">
      <style:text-properties fo:font-size="12pt" fo:font-weight="normal" officeooo:rsid="0038a0ac" style:font-size-asian="10.5pt" style:font-weight-asian="normal" style:font-size-complex="12pt" style:font-weight-complex="normal"/>
    </style:style>
    <style:style style:name="T28" style:family="text">
      <style:text-properties fo:font-size="12pt" fo:font-weight="normal" officeooo:rsid="003e6d29" style:font-size-asian="10.5pt" style:font-weight-asian="normal" style:font-size-complex="12pt" style:font-weight-complex="normal"/>
    </style:style>
    <style:style style:name="T29" style:family="text">
      <style:text-properties fo:font-size="12pt" fo:font-weight="normal" officeooo:rsid="003eedb7" style:font-size-asian="10.5pt" style:font-weight-asian="normal" style:font-size-complex="12pt" style:font-weight-complex="normal"/>
    </style:style>
    <style:style style:name="T30" style:family="text">
      <style:text-properties fo:font-size="12pt" fo:font-weight="normal" officeooo:rsid="003f0d6b" style:font-size-asian="10.5pt" style:font-weight-asian="normal" style:font-size-complex="12pt" style:font-weight-complex="normal"/>
    </style:style>
    <style:style style:name="T31" style:family="text">
      <style:text-properties fo:font-size="12pt" fo:font-weight="normal" officeooo:rsid="0042af55" style:font-size-asian="10.5pt" style:font-weight-asian="normal" style:font-size-complex="12pt" style:font-weight-complex="normal"/>
    </style:style>
    <style:style style:name="T32" style:family="text">
      <style:text-properties fo:font-size="12pt" fo:font-weight="normal" officeooo:rsid="00438a4f" style:font-size-asian="10.5pt" style:font-weight-asian="normal" style:font-size-complex="12pt" style:font-weight-complex="normal"/>
    </style:style>
    <style:style style:name="T33" style:family="text">
      <style:text-properties fo:font-size="12pt" fo:font-weight="normal" officeooo:rsid="0043d4a5" style:font-size-asian="10.5pt" style:font-weight-asian="normal" style:font-size-complex="12pt" style:font-weight-complex="normal"/>
    </style:style>
    <style:style style:name="T34" style:family="text">
      <style:text-properties fo:font-size="12pt" fo:font-weight="normal" officeooo:rsid="0048242a" style:font-size-asian="10.5pt" style:font-weight-asian="normal" style:font-size-complex="12pt" style:font-weight-complex="normal"/>
    </style:style>
    <style:style style:name="T35" style:family="text">
      <style:text-properties fo:font-size="12pt" fo:font-weight="normal" officeooo:rsid="004c2819" style:font-size-asian="10.5pt" style:font-weight-asian="normal" style:font-size-complex="12pt" style:font-weight-complex="normal"/>
    </style:style>
    <style:style style:name="T36" style:family="text">
      <style:text-properties fo:font-size="12pt" fo:font-weight="normal" officeooo:rsid="004c672e" style:font-size-asian="10.5pt" style:font-weight-asian="normal" style:font-size-complex="12pt" style:font-weight-complex="normal"/>
    </style:style>
    <style:style style:name="T37" style:family="text">
      <style:text-properties fo:font-size="12pt" fo:font-weight="normal" officeooo:rsid="0076314c" style:font-size-asian="10.5pt" style:font-weight-asian="normal" style:font-size-complex="12pt" style:font-weight-complex="normal"/>
    </style:style>
    <style:style style:name="T38" style:family="text">
      <style:text-properties fo:font-size="12pt" fo:font-weight="normal" officeooo:rsid="0075ebd8" style:font-size-asian="10.5pt" style:font-weight-asian="normal" style:font-size-complex="12pt" style:font-weight-complex="normal"/>
    </style:style>
    <style:style style:name="T39" style:family="text">
      <style:text-properties fo:font-size="12pt" fo:font-weight="normal" officeooo:rsid="0078fef8" style:font-size-asian="10.5pt" style:font-weight-asian="normal" style:font-size-complex="12pt" style:font-weight-complex="normal"/>
    </style:style>
    <style:style style:name="T40" style:family="text">
      <style:text-properties fo:font-size="12pt" fo:font-weight="normal" officeooo:rsid="007a0a2d" style:font-size-asian="10.5pt" style:font-weight-asian="normal" style:font-size-complex="12pt" style:font-weight-complex="normal"/>
    </style:style>
    <style:style style:name="T41" style:family="text">
      <style:text-properties fo:font-size="12pt" fo:font-weight="normal" officeooo:rsid="007b1e68" style:font-size-asian="10.5pt" style:font-weight-asian="normal" style:font-size-complex="12pt" style:font-weight-complex="normal"/>
    </style:style>
    <style:style style:name="T42" style:family="text">
      <style:text-properties fo:font-size="12pt" fo:font-weight="normal" officeooo:rsid="00931956" style:font-size-asian="10.5pt" style:font-weight-asian="normal" style:font-size-complex="12pt" style:font-weight-complex="normal"/>
    </style:style>
    <style:style style:name="T43" style:family="text">
      <style:text-properties fo:font-size="12pt" fo:font-weight="normal" officeooo:rsid="0095a02d" style:font-size-asian="10.5pt" style:font-weight-asian="normal" style:font-size-complex="12pt" style:font-weight-complex="normal"/>
    </style:style>
    <style:style style:name="T44" style:family="text">
      <style:text-properties fo:font-size="12pt" fo:font-weight="normal" officeooo:rsid="00936677" style:font-size-asian="10.5pt" style:font-weight-asian="normal" style:font-size-complex="12pt" style:font-weight-complex="normal"/>
    </style:style>
    <style:style style:name="T45" style:family="text">
      <style:text-properties fo:font-size="12pt" fo:font-weight="normal" officeooo:rsid="0098babf" style:font-size-asian="10.5pt" style:font-weight-asian="normal" style:font-size-complex="12pt" style:font-weight-complex="normal"/>
    </style:style>
    <style:style style:name="T46" style:family="text">
      <style:text-properties fo:font-size="12pt" fo:font-weight="normal" officeooo:rsid="00a8cc91" style:font-size-asian="10.5pt" style:font-weight-asian="normal" style:font-size-complex="12pt" style:font-weight-complex="normal"/>
    </style:style>
    <style:style style:name="T47" style:family="text">
      <style:text-properties fo:font-size="12pt" fo:font-weight="normal" officeooo:rsid="00aa5a73" style:font-size-asian="10.5pt" style:font-weight-asian="normal" style:font-size-complex="12pt" style:font-weight-complex="normal"/>
    </style:style>
    <style:style style:name="T48" style:family="text">
      <style:text-properties fo:font-size="12pt" fo:font-weight="normal" officeooo:rsid="00ad29f4" style:font-size-asian="10.5pt" style:font-weight-asian="normal" style:font-size-complex="12pt" style:font-weight-complex="normal"/>
    </style:style>
    <style:style style:name="T49" style:family="text">
      <style:text-properties fo:font-size="12pt" fo:font-weight="normal" officeooo:rsid="00b2bd0d" style:font-size-asian="10.5pt" style:font-weight-asian="normal" style:font-size-complex="12pt" style:font-weight-complex="normal"/>
    </style:style>
    <style:style style:name="T50" style:family="text">
      <style:text-properties fo:font-size="12pt" fo:font-weight="normal" officeooo:rsid="00b44a06" style:font-size-asian="10.5pt" style:font-weight-asian="normal" style:font-size-complex="12pt" style:font-weight-complex="normal"/>
    </style:style>
    <style:style style:name="T51" style:family="text">
      <style:text-properties fo:font-size="12pt" fo:font-weight="normal" officeooo:rsid="00b599f7" style:font-size-asian="10.5pt" style:font-weight-asian="normal" style:font-size-complex="12pt" style:font-weight-complex="normal"/>
    </style:style>
    <style:style style:name="T52" style:family="text">
      <style:text-properties fo:font-size="12pt" fo:font-weight="normal" officeooo:rsid="00b82356" style:font-size-asian="10.5pt" style:font-weight-asian="normal" style:font-size-complex="12pt" style:font-weight-complex="normal"/>
    </style:style>
    <style:style style:name="T53" style:family="text">
      <style:text-properties fo:font-size="12pt" fo:font-weight="normal" officeooo:rsid="00ba8946" style:font-size-asian="10.5pt" style:font-weight-asian="normal" style:font-size-complex="12pt" style:font-weight-complex="normal"/>
    </style:style>
    <style:style style:name="T54" style:family="text">
      <style:text-properties fo:font-size="12pt" fo:font-weight="normal" officeooo:rsid="00be450a" style:font-size-asian="10.5pt" style:font-weight-asian="normal" style:font-size-complex="12pt" style:font-weight-complex="normal"/>
    </style:style>
    <style:style style:name="T55" style:family="text">
      <style:text-properties fo:font-size="12pt" fo:font-weight="normal" officeooo:rsid="00bfbbf5" style:font-size-asian="10.5pt" style:font-weight-asian="normal" style:font-size-complex="12pt" style:font-weight-complex="normal"/>
    </style:style>
    <style:style style:name="T56" style:family="text">
      <style:text-properties fo:font-size="12pt" fo:font-weight="normal" officeooo:rsid="00c6ba4e" style:font-size-asian="10.5pt" style:font-weight-asian="normal" style:font-size-complex="12pt" style:font-weight-complex="normal"/>
    </style:style>
    <style:style style:name="T57" style:family="text">
      <style:text-properties fo:font-size="12pt" fo:font-weight="normal" officeooo:rsid="00cb9310" style:font-size-asian="10.5pt" style:font-weight-asian="normal" style:font-size-complex="12pt" style:font-weight-complex="normal"/>
    </style:style>
    <style:style style:name="T58" style:family="text">
      <style:text-properties fo:font-size="12pt" fo:font-weight="normal" officeooo:rsid="00cc913f" style:font-size-asian="10.5pt" style:font-weight-asian="normal" style:font-size-complex="12pt" style:font-weight-complex="normal"/>
    </style:style>
    <style:style style:name="T59" style:family="text">
      <style:text-properties fo:font-size="12pt" fo:font-weight="normal" officeooo:rsid="00ce302f" style:font-size-asian="10.5pt" style:font-weight-asian="normal" style:font-size-complex="12pt" style:font-weight-complex="normal"/>
    </style:style>
    <style:style style:name="T60" style:family="text">
      <style:text-properties fo:font-size="12pt" fo:font-weight="normal" officeooo:rsid="00d0022a" style:font-size-asian="10.5pt" style:font-weight-asian="normal" style:font-size-complex="12pt" style:font-weight-complex="normal"/>
    </style:style>
    <style:style style:name="T61" style:family="text">
      <style:text-properties fo:font-size="12pt" fo:font-weight="normal" officeooo:rsid="00c4989f" style:font-size-asian="10.5pt" style:font-weight-asian="normal" style:font-size-complex="12pt" style:font-weight-complex="normal"/>
    </style:style>
    <style:style style:name="T62" style:family="text">
      <style:text-properties fo:font-size="12pt" fo:font-weight="normal" officeooo:rsid="00c2993b" style:font-size-asian="10.5pt" style:font-weight-asian="normal" style:font-size-complex="12pt" style:font-weight-complex="normal"/>
    </style:style>
    <style:style style:name="T63" style:family="text">
      <style:text-properties fo:font-size="12pt" fo:font-weight="normal" officeooo:rsid="00cfce45" style:font-size-asian="10.5pt" style:font-weight-asian="normal" style:font-size-complex="12pt" style:font-weight-complex="normal"/>
    </style:style>
    <style:style style:name="T64" style:family="text">
      <style:text-properties fo:font-size="12pt" fo:font-weight="normal" officeooo:rsid="00cfc9fd" style:font-size-asian="10.5pt" style:font-weight-asian="normal" style:font-size-complex="12pt" style:font-weight-complex="normal"/>
    </style:style>
    <style:style style:name="T65" style:family="text">
      <style:text-properties fo:font-size="12pt" fo:font-weight="normal" officeooo:rsid="00d1d7db" style:font-size-asian="10.5pt" style:font-weight-asian="normal" style:font-size-complex="12pt" style:font-weight-complex="normal"/>
    </style:style>
    <style:style style:name="T66" style:family="text">
      <style:text-properties fo:font-size="12pt" fo:font-weight="normal" officeooo:rsid="00d3bc8b" style:font-size-asian="10.5pt" style:font-weight-asian="normal" style:font-size-complex="12pt" style:font-weight-complex="normal"/>
    </style:style>
    <style:style style:name="T67" style:family="text">
      <style:text-properties fo:font-size="12pt" fo:font-weight="normal" officeooo:rsid="00e1a9e1" style:font-size-asian="10.5pt" style:font-weight-asian="normal" style:font-size-complex="12pt" style:font-weight-complex="normal"/>
    </style:style>
    <style:style style:name="T68" style:family="text">
      <style:text-properties fo:font-size="12pt" fo:font-weight="normal" officeooo:rsid="00e2898b" style:font-size-asian="10.5pt" style:font-weight-asian="normal" style:font-size-complex="12pt" style:font-weight-complex="normal"/>
    </style:style>
    <style:style style:name="T69" style:family="text">
      <style:text-properties fo:font-size="12pt" fo:font-weight="normal" officeooo:rsid="00e3dbeb" style:font-size-asian="10.5pt" style:font-weight-asian="normal" style:font-size-complex="12pt" style:font-weight-complex="normal"/>
    </style:style>
    <style:style style:name="T70" style:family="text">
      <style:text-properties fo:font-size="12pt" fo:font-weight="normal" officeooo:rsid="00e54976" style:font-size-asian="10.5pt" style:font-weight-asian="normal" style:font-size-complex="12pt" style:font-weight-complex="normal"/>
    </style:style>
    <style:style style:name="T71" style:family="text">
      <style:text-properties fo:font-size="12pt" fo:font-weight="normal" officeooo:rsid="00e80bf1" style:font-size-asian="10.5pt" style:font-weight-asian="normal" style:font-size-complex="12pt" style:font-weight-complex="normal"/>
    </style:style>
    <style:style style:name="T72" style:family="text">
      <style:text-properties fo:font-size="12pt" fo:font-weight="normal" officeooo:rsid="00eb9309" style:font-size-asian="10.5pt" style:font-weight-asian="normal" style:font-size-complex="12pt" style:font-weight-complex="normal"/>
    </style:style>
    <style:style style:name="T73" style:family="text">
      <style:text-properties fo:font-size="12pt" fo:font-weight="normal" officeooo:rsid="00ef8bb7" style:font-size-asian="10.5pt" style:font-weight-asian="normal" style:font-size-complex="12pt" style:font-weight-complex="normal"/>
    </style:style>
    <style:style style:name="T74" style:family="text">
      <style:text-properties fo:font-size="12pt" fo:font-weight="normal" officeooo:rsid="00f0db51" style:font-size-asian="10.5pt" style:font-weight-asian="normal" style:font-size-complex="12pt" style:font-weight-complex="normal"/>
    </style:style>
    <style:style style:name="T75" style:family="text">
      <style:text-properties fo:font-size="12pt" fo:font-weight="normal" officeooo:rsid="00f2fb0c" style:font-size-asian="10.5pt" style:font-weight-asian="normal" style:font-size-complex="12pt" style:font-weight-complex="normal"/>
    </style:style>
    <style:style style:name="T76" style:family="text">
      <style:text-properties fo:font-size="12pt" fo:font-weight="normal" officeooo:rsid="00f6460a" style:font-size-asian="10.5pt" style:font-weight-asian="normal" style:font-size-complex="12pt" style:font-weight-complex="normal"/>
    </style:style>
    <style:style style:name="T77" style:family="text">
      <style:text-properties fo:font-size="12pt" fo:font-weight="normal" officeooo:rsid="00f65f43" style:font-size-asian="10.5pt" style:font-weight-asian="normal" style:font-size-complex="12pt" style:font-weight-complex="normal"/>
    </style:style>
    <style:style style:name="T78" style:family="text">
      <style:text-properties fo:font-size="12pt" fo:font-weight="normal" officeooo:rsid="00f844a7" style:font-size-asian="10.5pt" style:font-weight-asian="normal" style:font-size-complex="12pt" style:font-weight-complex="normal"/>
    </style:style>
    <style:style style:name="T79" style:family="text">
      <style:text-properties fo:font-size="12pt" fo:font-weight="normal" officeooo:rsid="00fa34a5" style:font-size-asian="10.5pt" style:font-weight-asian="normal" style:font-size-complex="12pt" style:font-weight-complex="normal"/>
    </style:style>
    <style:style style:name="T80" style:family="text">
      <style:text-properties fo:font-size="12pt" fo:font-weight="normal" officeooo:rsid="00fad9c6" style:font-size-asian="10.5pt" style:font-weight-asian="normal" style:font-size-complex="12pt" style:font-weight-complex="normal"/>
    </style:style>
    <style:style style:name="T81" style:family="text">
      <style:text-properties fo:font-size="12pt" fo:font-weight="normal" officeooo:rsid="00fc0e93" style:font-size-asian="10.5pt" style:font-weight-asian="normal" style:font-size-complex="12pt" style:font-weight-complex="normal"/>
    </style:style>
    <style:style style:name="T82" style:family="text">
      <style:text-properties fo:font-size="12pt" fo:font-weight="normal" officeooo:rsid="00fdb85d" style:font-size-asian="10.5pt" style:font-weight-asian="normal" style:font-size-complex="12pt" style:font-weight-complex="normal"/>
    </style:style>
    <style:style style:name="T83" style:family="text">
      <style:text-properties fo:font-size="12pt" fo:font-weight="normal" officeooo:rsid="00fe355d" style:font-size-asian="10.5pt" style:font-weight-asian="normal" style:font-size-complex="12pt" style:font-weight-complex="normal"/>
    </style:style>
    <style:style style:name="T84" style:family="text">
      <style:text-properties fo:font-size="12pt" fo:font-weight="normal" officeooo:rsid="01005e0b" style:font-size-asian="10.5pt" style:font-weight-asian="normal" style:font-size-complex="12pt" style:font-weight-complex="normal"/>
    </style:style>
    <style:style style:name="T85" style:family="text">
      <style:text-properties fo:font-size="12pt" fo:font-weight="normal" officeooo:rsid="0101db02" style:font-size-asian="10.5pt" style:font-weight-asian="normal" style:font-size-complex="12pt" style:font-weight-complex="normal"/>
    </style:style>
    <style:style style:name="T86" style:family="text">
      <style:text-properties fo:font-size="12pt" fo:font-weight="normal" officeooo:rsid="0103ecf3" style:font-size-asian="10.5pt" style:font-weight-asian="normal" style:font-size-complex="12pt" style:font-weight-complex="normal"/>
    </style:style>
    <style:style style:name="T87" style:family="text">
      <style:text-properties fo:font-size="12pt" fo:font-weight="normal" officeooo:rsid="01046a0b" style:font-size-asian="10.5pt" style:font-weight-asian="normal" style:font-size-complex="12pt" style:font-weight-complex="normal"/>
    </style:style>
    <style:style style:name="T88" style:family="text">
      <style:text-properties fo:font-size="12pt" fo:font-weight="normal" officeooo:rsid="01047f37" style:font-size-asian="10.5pt" style:font-weight-asian="normal" style:font-size-complex="12pt" style:font-weight-complex="normal"/>
    </style:style>
    <style:style style:name="T89" style:family="text">
      <style:text-properties fo:font-size="12pt" fo:font-weight="normal" officeooo:rsid="010909d5" style:font-size-asian="10.5pt" style:font-weight-asian="normal" style:font-size-complex="12pt" style:font-weight-complex="normal"/>
    </style:style>
    <style:style style:name="T90" style:family="text">
      <style:text-properties fo:font-size="12pt" fo:font-weight="normal" officeooo:rsid="0109f2fe" style:font-size-asian="10.5pt" style:font-weight-asian="normal" style:font-size-complex="12pt" style:font-weight-complex="normal"/>
    </style:style>
    <style:style style:name="T91" style:family="text">
      <style:text-properties fo:font-size="12pt" fo:font-weight="normal" officeooo:rsid="010be533" style:font-size-asian="10.5pt" style:font-weight-asian="normal" style:font-size-complex="12pt" style:font-weight-complex="normal"/>
    </style:style>
    <style:style style:name="T92" style:family="text">
      <style:text-properties fo:font-size="12pt" fo:font-weight="normal" officeooo:rsid="010f4556" style:font-size-asian="10.5pt" style:font-weight-asian="normal" style:font-size-complex="12pt" style:font-weight-complex="normal"/>
    </style:style>
    <style:style style:name="T93" style:family="text">
      <style:text-properties fo:font-size="12pt" fo:font-weight="normal" officeooo:rsid="0110eae6" style:font-size-asian="10.5pt" style:font-weight-asian="normal" style:font-size-complex="12pt" style:font-weight-complex="normal"/>
    </style:style>
    <style:style style:name="T94" style:family="text">
      <style:text-properties fo:font-size="12pt" fo:font-weight="normal" officeooo:rsid="011228d9" style:font-size-asian="10.5pt" style:font-weight-asian="normal" style:font-size-complex="12pt" style:font-weight-complex="normal"/>
    </style:style>
    <style:style style:name="T95" style:family="text">
      <style:text-properties fo:font-size="12pt" fo:font-weight="normal" officeooo:rsid="01143c65" style:font-size-asian="10.5pt" style:font-weight-asian="normal" style:font-size-complex="12pt" style:font-weight-complex="normal"/>
    </style:style>
    <style:style style:name="T96" style:family="text">
      <style:text-properties fo:font-size="12pt" fo:font-weight="normal" officeooo:rsid="011a2242" style:font-size-asian="10.5pt" style:font-weight-asian="normal" style:font-size-complex="12pt" style:font-weight-complex="normal"/>
    </style:style>
    <style:style style:name="T97" style:family="text">
      <style:text-properties fo:font-size="12pt" fo:font-weight="normal" officeooo:rsid="0133c0ec" style:font-size-asian="10.5pt" style:font-weight-asian="normal" style:font-size-complex="12pt" style:font-weight-complex="normal"/>
    </style:style>
    <style:style style:name="T98" style:family="text">
      <style:text-properties fo:font-size="12pt" fo:font-weight="normal" officeooo:rsid="01345c4e" style:font-size-asian="10.5pt" style:font-weight-asian="normal" style:font-size-complex="12pt" style:font-weight-complex="normal"/>
    </style:style>
    <style:style style:name="T99" style:family="text">
      <style:text-properties fo:font-size="12pt" fo:font-weight="normal" officeooo:rsid="0134eda4" style:font-size-asian="10.5pt" style:font-weight-asian="normal" style:font-size-complex="12pt" style:font-weight-complex="normal"/>
    </style:style>
    <style:style style:name="T100" style:family="text">
      <style:text-properties fo:font-size="12pt" fo:font-weight="normal" officeooo:rsid="0136a2e4" style:font-size-asian="10.5pt" style:font-weight-asian="normal" style:font-size-complex="12pt" style:font-weight-complex="normal"/>
    </style:style>
    <style:style style:name="T101" style:family="text">
      <style:text-properties fo:font-size="12pt" fo:font-weight="normal" officeooo:rsid="013dbfc3" style:font-size-asian="10.5pt" style:font-weight-asian="normal" style:font-size-complex="12pt" style:font-weight-complex="normal"/>
    </style:style>
    <style:style style:name="T102" style:family="text">
      <style:text-properties fo:font-size="12pt" fo:font-weight="normal" officeooo:rsid="013774de" style:font-size-asian="10.5pt" style:font-weight-asian="normal" style:font-size-complex="12pt" style:font-weight-complex="normal"/>
    </style:style>
    <style:style style:name="T103" style:family="text">
      <style:text-properties fo:font-size="12pt" fo:font-weight="normal" officeooo:rsid="0141362a" style:font-size-asian="10.5pt" style:font-weight-asian="normal" style:font-size-complex="12pt" style:font-weight-complex="normal"/>
    </style:style>
    <style:style style:name="T104" style:family="text">
      <style:text-properties fo:font-size="12pt" fo:font-weight="normal" officeooo:rsid="01412a18" style:font-size-asian="10.5pt" style:font-weight-asian="normal" style:font-size-complex="12pt" style:font-weight-complex="normal"/>
    </style:style>
    <style:style style:name="T105" style:family="text">
      <style:text-properties fo:font-size="12pt" fo:font-weight="normal" officeooo:rsid="0141fe1b" style:font-size-asian="10.5pt" style:font-weight-asian="normal" style:font-size-complex="12pt" style:font-weight-complex="normal"/>
    </style:style>
    <style:style style:name="T106" style:family="text">
      <style:text-properties fo:font-size="12pt" fo:font-weight="normal" officeooo:rsid="0142614a" style:font-size-asian="10.5pt" style:font-weight-asian="normal" style:font-size-complex="12pt" style:font-weight-complex="normal"/>
    </style:style>
    <style:style style:name="T107" style:family="text">
      <style:text-properties fo:font-size="12pt" fo:font-weight="normal" officeooo:rsid="0143f4ae" style:font-size-asian="10.5pt" style:font-weight-asian="normal" style:font-size-complex="12pt" style:font-weight-complex="normal"/>
    </style:style>
    <style:style style:name="T108" style:family="text">
      <style:text-properties fo:font-size="12pt" fo:font-weight="normal" officeooo:rsid="01451454" style:font-size-asian="10.5pt" style:font-weight-asian="normal" style:font-size-complex="12pt" style:font-weight-complex="normal"/>
    </style:style>
    <style:style style:name="T109" style:family="text">
      <style:text-properties fo:font-size="12pt" fo:font-weight="normal" officeooo:rsid="0147e2d0" style:font-size-asian="10.5pt" style:font-weight-asian="normal" style:font-size-complex="12pt" style:font-weight-complex="normal"/>
    </style:style>
    <style:style style:name="T110" style:family="text">
      <style:text-properties fo:font-size="12pt" fo:font-weight="normal" officeooo:rsid="014b7aa0" style:font-size-asian="10.5pt" style:font-weight-asian="normal" style:font-size-complex="12pt" style:font-weight-complex="normal"/>
    </style:style>
    <style:style style:name="T111" style:family="text">
      <style:text-properties fo:font-size="12pt" fo:font-weight="normal" officeooo:rsid="014bfbf5" style:font-size-asian="10.5pt" style:font-weight-asian="normal" style:font-size-complex="12pt" style:font-weight-complex="normal"/>
    </style:style>
    <style:style style:name="T112" style:family="text">
      <style:text-properties fo:font-size="12pt" fo:font-weight="normal" officeooo:rsid="00d559d7" style:font-size-asian="10.5pt" style:font-weight-asian="normal" style:font-size-complex="12pt" style:font-weight-complex="normal"/>
    </style:style>
    <style:style style:name="T113" style:family="text">
      <style:text-properties fo:font-size="12pt" fo:font-weight="normal" officeooo:rsid="00d61cdc" style:font-size-asian="10.5pt" style:font-weight-asian="normal" style:font-size-complex="12pt" style:font-weight-complex="normal"/>
    </style:style>
    <style:style style:name="T114" style:family="text">
      <style:text-properties fo:font-size="12pt" fo:font-weight="normal" officeooo:rsid="014dbdca" style:font-size-asian="10.5pt" style:font-weight-asian="normal" style:font-size-complex="12pt" style:font-weight-complex="normal"/>
    </style:style>
    <style:style style:name="T115" style:family="text">
      <style:text-properties fo:font-size="12pt" fo:font-weight="normal" officeooo:rsid="0150892e" style:font-size-asian="10.5pt" style:font-weight-asian="normal" style:font-size-complex="12pt" style:font-weight-complex="normal"/>
    </style:style>
    <style:style style:name="T116" style:family="text">
      <style:text-properties fo:font-size="12pt" fo:font-weight="normal" officeooo:rsid="0151496d" style:font-size-asian="10.5pt" style:font-weight-asian="normal" style:font-size-complex="12pt" style:font-weight-complex="normal"/>
    </style:style>
    <style:style style:name="T117" style:family="text">
      <style:text-properties fo:font-size="12pt" fo:font-weight="normal" officeooo:rsid="014cff25" style:font-size-asian="10.5pt" style:font-weight-asian="normal" style:font-size-complex="12pt" style:font-weight-complex="normal"/>
    </style:style>
    <style:style style:name="T118" style:family="text">
      <style:text-properties fo:font-size="12pt" fo:font-weight="normal" officeooo:rsid="01532065" style:font-size-asian="10.5pt" style:font-weight-asian="normal" style:font-size-complex="12pt" style:font-weight-complex="normal"/>
    </style:style>
    <style:style style:name="T119" style:family="text">
      <style:text-properties fo:font-size="12pt" fo:font-weight="normal" officeooo:rsid="01580f86" style:font-size-asian="10.5pt" style:font-weight-asian="normal" style:font-size-complex="12pt" style:font-weight-complex="normal"/>
    </style:style>
    <style:style style:name="T120" style:family="text">
      <style:text-properties fo:font-size="12pt" fo:font-weight="normal" officeooo:rsid="015c45f3" style:font-size-asian="10.5pt" style:font-weight-asian="normal" style:font-size-complex="12pt" style:font-weight-complex="normal"/>
    </style:style>
    <style:style style:name="T121" style:family="text">
      <style:text-properties fo:font-size="12pt" fo:font-weight="normal" officeooo:rsid="015ac3d0" style:font-size-asian="10.5pt" style:font-weight-asian="normal" style:font-size-complex="12pt" style:font-weight-complex="normal"/>
    </style:style>
    <style:style style:name="T122" style:family="text">
      <style:text-properties fo:font-size="12pt" fo:font-weight="normal" officeooo:rsid="015e0b58" style:font-size-asian="10.5pt" style:font-weight-asian="normal" style:font-size-complex="12pt" style:font-weight-complex="normal"/>
    </style:style>
    <style:style style:name="T123" style:family="text">
      <style:text-properties fo:font-size="12pt" fo:font-weight="normal" officeooo:rsid="015edf8b" style:font-size-asian="10.5pt" style:font-weight-asian="normal" style:font-size-complex="12pt" style:font-weight-complex="normal"/>
    </style:style>
    <style:style style:name="T124" style:family="text">
      <style:text-properties fo:font-size="12pt" fo:font-weight="normal" officeooo:rsid="015fa5f6" style:font-size-asian="10.5pt" style:font-weight-asian="normal" style:font-size-complex="12pt" style:font-weight-complex="normal"/>
    </style:style>
    <style:style style:name="T125" style:family="text">
      <style:text-properties fo:font-size="12pt" fo:font-weight="normal" officeooo:rsid="0160e464" style:font-size-asian="10.5pt" style:font-weight-asian="normal" style:font-size-complex="12pt" style:font-weight-complex="normal"/>
    </style:style>
    <style:style style:name="T126" style:family="text">
      <style:text-properties fo:font-size="12pt" fo:font-weight="normal" officeooo:rsid="0161d3a4" style:font-size-asian="10.5pt" style:font-weight-asian="normal" style:font-size-complex="12pt" style:font-weight-complex="normal"/>
    </style:style>
    <style:style style:name="T127" style:family="text">
      <style:text-properties fo:font-size="12pt" fo:font-weight="normal" officeooo:rsid="0161f6d2" style:font-size-asian="10.5pt" style:font-weight-asian="normal" style:font-size-complex="12pt" style:font-weight-complex="normal"/>
    </style:style>
    <style:style style:name="T128" style:family="text">
      <style:text-properties fo:font-size="12pt" fo:font-weight="normal" officeooo:rsid="01667868" style:font-size-asian="10.5pt" style:font-weight-asian="normal" style:font-size-complex="12pt" style:font-weight-complex="normal"/>
    </style:style>
    <style:style style:name="T129" style:family="text">
      <style:text-properties fo:font-size="12pt" fo:font-weight="normal" officeooo:rsid="01675a91" style:font-size-asian="10.5pt" style:font-weight-asian="normal" style:font-size-complex="12pt" style:font-weight-complex="normal"/>
    </style:style>
    <style:style style:name="T130" style:family="text">
      <style:text-properties fo:font-size="12pt" fo:font-weight="normal" officeooo:rsid="01688287" style:font-size-asian="10.5pt" style:font-weight-asian="normal" style:font-size-complex="12pt" style:font-weight-complex="normal"/>
    </style:style>
    <style:style style:name="T131" style:family="text">
      <style:text-properties fo:font-size="12pt" fo:font-weight="normal" officeooo:rsid="01695498" style:font-size-asian="10.5pt" style:font-weight-asian="normal" style:font-size-complex="12pt" style:font-weight-complex="normal"/>
    </style:style>
    <style:style style:name="T132" style:family="text">
      <style:text-properties fo:font-size="12pt" fo:font-weight="normal" officeooo:rsid="016a54d2" style:font-size-asian="10.5pt" style:font-weight-asian="normal" style:font-size-complex="12pt" style:font-weight-complex="normal"/>
    </style:style>
    <style:style style:name="T133" style:family="text">
      <style:text-properties fo:font-size="12pt" fo:font-weight="normal" officeooo:rsid="016ac40e" style:font-size-asian="10.5pt" style:font-weight-asian="normal" style:font-size-complex="12pt" style:font-weight-complex="normal"/>
    </style:style>
    <style:style style:name="T134" style:family="text">
      <style:text-properties fo:font-size="12pt" fo:font-weight="normal" officeooo:rsid="016f80ea" style:font-size-asian="10.5pt" style:font-weight-asian="normal" style:font-size-complex="12pt" style:font-weight-complex="normal"/>
    </style:style>
    <style:style style:name="T135" style:family="text">
      <style:text-properties fo:font-size="12pt" fo:font-weight="normal" officeooo:rsid="0174341c" style:font-size-asian="10.5pt" style:font-weight-asian="normal" style:font-size-complex="12pt" style:font-weight-complex="normal"/>
    </style:style>
    <style:style style:name="T136" style:family="text">
      <style:text-properties fo:font-size="12pt" fo:font-weight="normal" officeooo:rsid="01760a94" style:font-size-asian="10.5pt" style:font-weight-asian="normal" style:font-size-complex="12pt" style:font-weight-complex="normal"/>
    </style:style>
    <style:style style:name="T137" style:family="text">
      <style:text-properties fo:font-size="12pt" fo:font-weight="normal" officeooo:rsid="01792925" style:font-size-asian="10.5pt" style:font-weight-asian="normal" style:font-size-complex="12pt" style:font-weight-complex="normal"/>
    </style:style>
    <style:style style:name="T138" style:family="text">
      <style:text-properties fo:font-size="12pt" fo:font-weight="normal" officeooo:rsid="0179adbd" style:font-size-asian="10.5pt" style:font-weight-asian="normal" style:font-size-complex="12pt" style:font-weight-complex="normal"/>
    </style:style>
    <style:style style:name="T139" style:family="text">
      <style:text-properties fo:font-size="12pt" fo:font-weight="normal" officeooo:rsid="017ccdfb" style:font-size-asian="10.5pt" style:font-weight-asian="normal" style:font-size-complex="12pt" style:font-weight-complex="normal"/>
    </style:style>
    <style:style style:name="T140" style:family="text">
      <style:text-properties fo:font-size="12pt" fo:font-weight="normal" officeooo:rsid="017df22d" style:font-size-asian="10.5pt" style:font-weight-asian="normal" style:font-size-complex="12pt" style:font-weight-complex="normal"/>
    </style:style>
    <style:style style:name="T141" style:family="text">
      <style:text-properties fo:font-size="12pt" fo:font-weight="normal" officeooo:rsid="01865f1c" style:font-size-asian="10.5pt" style:font-weight-asian="normal" style:font-size-complex="12pt" style:font-weight-complex="normal"/>
    </style:style>
    <style:style style:name="T142" style:family="text">
      <style:text-properties fo:font-size="12pt" fo:font-weight="normal" officeooo:rsid="01877021" style:font-size-asian="10.5pt" style:font-weight-asian="normal" style:font-size-complex="12pt" style:font-weight-complex="normal"/>
    </style:style>
    <style:style style:name="T143" style:family="text">
      <style:text-properties fo:font-size="12pt" fo:font-weight="normal" officeooo:rsid="0190a7c3" style:font-size-asian="10.5pt" style:font-weight-asian="normal" style:font-size-complex="12pt" style:font-weight-complex="normal"/>
    </style:style>
    <style:style style:name="T144" style:family="text">
      <style:text-properties fo:font-size="12pt" fo:font-weight="normal" officeooo:rsid="0192f322" style:font-size-asian="10.5pt" style:font-weight-asian="normal" style:font-size-complex="12pt" style:font-weight-complex="normal"/>
    </style:style>
    <style:style style:name="T145" style:family="text">
      <style:text-properties fo:font-size="12pt" fo:font-weight="normal" officeooo:rsid="019715cc" style:font-size-asian="10.5pt" style:font-weight-asian="normal" style:font-size-complex="12pt" style:font-weight-complex="normal"/>
    </style:style>
    <style:style style:name="T146" style:family="text">
      <style:text-properties fo:font-size="12pt" fo:font-weight="normal" officeooo:rsid="019c884b" style:font-size-asian="10.5pt" style:font-weight-asian="normal" style:font-size-complex="12pt" style:font-weight-complex="normal"/>
    </style:style>
    <style:style style:name="T147" style:family="text">
      <style:text-properties fo:font-size="12pt" fo:font-weight="normal" officeooo:rsid="019d6a21" style:font-size-asian="10.5pt" style:font-weight-asian="normal" style:font-size-complex="12pt" style:font-weight-complex="normal"/>
    </style:style>
    <style:style style:name="T148" style:family="text">
      <style:text-properties fo:font-size="12pt" fo:font-weight="normal" officeooo:rsid="019e4fda" style:font-size-asian="10.5pt" style:font-weight-asian="normal" style:font-size-complex="12pt" style:font-weight-complex="normal"/>
    </style:style>
    <style:style style:name="T149" style:family="text">
      <style:text-properties fo:font-size="12pt" fo:font-weight="normal" officeooo:rsid="019e74f9" style:font-size-asian="10.5pt" style:font-weight-asian="normal" style:font-size-complex="12pt" style:font-weight-complex="normal"/>
    </style:style>
    <style:style style:name="T150" style:family="text">
      <style:text-properties fo:font-size="12pt" fo:font-weight="normal" officeooo:rsid="01a375bc" style:font-size-asian="10.5pt" style:font-weight-asian="normal" style:font-size-complex="12pt" style:font-weight-complex="normal"/>
    </style:style>
    <style:style style:name="T151" style:family="text">
      <style:text-properties fo:font-size="12pt" fo:font-weight="normal" officeooo:rsid="01a4da6c" style:font-size-asian="10.5pt" style:font-weight-asian="normal" style:font-size-complex="12pt" style:font-weight-complex="normal"/>
    </style:style>
    <style:style style:name="T152" style:family="text">
      <style:text-properties fo:font-size="12pt" fo:font-weight="normal" officeooo:rsid="01496c4e" style:font-size-asian="10.5pt" style:font-weight-asian="normal" style:font-size-complex="12pt" style:font-weight-complex="normal"/>
    </style:style>
    <style:style style:name="T153" style:family="text">
      <style:text-properties fo:font-size="12pt" fo:font-weight="normal" officeooo:rsid="01a4ddf7" style:font-size-asian="10.5pt" style:font-weight-asian="normal" style:font-size-complex="12pt" style:font-weight-complex="normal"/>
    </style:style>
    <style:style style:name="T154" style:family="text">
      <style:text-properties fo:font-size="12pt" fo:font-weight="normal" officeooo:rsid="01a5eb84" style:font-size-asian="10.5pt" style:font-weight-asian="normal" style:font-size-complex="12pt" style:font-weight-complex="normal"/>
    </style:style>
    <style:style style:name="T155" style:family="text">
      <style:text-properties fo:font-size="12pt" fo:font-weight="normal" officeooo:rsid="01a70d75" style:font-size-asian="10.5pt" style:font-weight-asian="normal" style:font-size-complex="12pt" style:font-weight-complex="normal"/>
    </style:style>
    <style:style style:name="T156" style:family="text">
      <style:text-properties fo:font-size="12pt" fo:font-weight="normal" officeooo:rsid="01a72548" style:font-size-asian="10.5pt" style:font-weight-asian="normal" style:font-size-complex="12pt" style:font-weight-complex="normal"/>
    </style:style>
    <style:style style:name="T157" style:family="text">
      <style:text-properties fo:font-size="12pt" fo:font-weight="normal" officeooo:rsid="01ab239b" style:font-size-asian="10.5pt" style:font-weight-asian="normal" style:font-size-complex="12pt" style:font-weight-complex="normal"/>
    </style:style>
    <style:style style:name="T158" style:family="text">
      <style:text-properties fo:font-size="12pt" fo:font-weight="normal" officeooo:rsid="01ad271f" style:font-size-asian="10.5pt" style:font-weight-asian="normal" style:font-size-complex="12pt" style:font-weight-complex="normal"/>
    </style:style>
    <style:style style:name="T159" style:family="text">
      <style:text-properties fo:font-size="12pt" fo:font-weight="normal" officeooo:rsid="01c11fef" style:font-size-asian="10.5pt" style:font-weight-asian="normal" style:font-size-complex="12pt" style:font-weight-complex="normal"/>
    </style:style>
    <style:style style:name="T160" style:family="text">
      <style:text-properties fo:font-size="12pt" fo:font-weight="normal" officeooo:rsid="01a93ffb" style:font-size-asian="10.5pt" style:font-weight-asian="normal" style:font-size-complex="12pt" style:font-weight-complex="normal"/>
    </style:style>
    <style:style style:name="T161" style:family="text">
      <style:text-properties fo:font-size="12pt" fo:font-weight="normal" officeooo:rsid="01c4cfac" style:font-size-asian="10.5pt" style:font-weight-asian="normal" style:font-size-complex="12pt" style:font-weight-complex="normal"/>
    </style:style>
    <style:style style:name="T162" style:family="text">
      <style:text-properties fo:font-size="12pt" fo:font-weight="normal" officeooo:rsid="01c685fa" style:font-size-asian="10.5pt" style:font-weight-asian="normal" style:font-size-complex="12pt" style:font-weight-complex="normal"/>
    </style:style>
    <style:style style:name="T163" style:family="text">
      <style:text-properties fo:font-size="12pt" fo:font-weight="normal" officeooo:rsid="01c6ede2" style:font-size-asian="10.5pt" style:font-weight-asian="normal" style:font-size-complex="12pt" style:font-weight-complex="normal"/>
    </style:style>
    <style:style style:name="T164" style:family="text">
      <style:text-properties fo:font-size="12pt" fo:font-weight="normal" officeooo:rsid="01c8ce6c" style:font-size-asian="10.5pt" style:font-weight-asian="normal" style:font-size-complex="12pt" style:font-weight-complex="normal"/>
    </style:style>
    <style:style style:name="T165" style:family="text">
      <style:text-properties fo:font-size="12pt" fo:font-weight="normal" officeooo:rsid="01cde50a" style:font-size-asian="10.5pt" style:font-weight-asian="normal" style:font-size-complex="12pt" style:font-weight-complex="normal"/>
    </style:style>
    <style:style style:name="T166" style:family="text">
      <style:text-properties fo:font-size="12pt" fo:font-weight="normal" officeooo:rsid="01d106f7" style:font-size-asian="10.5pt" style:font-weight-asian="normal" style:font-size-complex="12pt" style:font-weight-complex="normal"/>
    </style:style>
    <style:style style:name="T167" style:family="text">
      <style:text-properties fo:font-size="12pt" fo:font-weight="normal" officeooo:rsid="01d244af" style:font-size-asian="10.5pt" style:font-weight-asian="normal" style:font-size-complex="12pt" style:font-weight-complex="normal"/>
    </style:style>
    <style:style style:name="T168" style:family="text">
      <style:text-properties fo:font-size="12pt" fo:font-weight="normal" officeooo:rsid="01d63843" style:font-size-asian="10.5pt" style:font-weight-asian="normal" style:font-size-complex="12pt" style:font-weight-complex="normal"/>
    </style:style>
    <style:style style:name="T169" style:family="text">
      <style:text-properties fo:font-size="12pt" fo:font-weight="normal" officeooo:rsid="01d67817" style:font-size-asian="10.5pt" style:font-weight-asian="normal" style:font-size-complex="12pt" style:font-weight-complex="normal"/>
    </style:style>
    <style:style style:name="T170" style:family="text">
      <style:text-properties fo:font-size="12pt" fo:font-weight="normal" officeooo:rsid="01d27c34" style:font-size-asian="10.5pt" style:font-weight-asian="normal" style:font-size-complex="12pt" style:font-weight-complex="normal"/>
    </style:style>
    <style:style style:name="T171" style:family="text">
      <style:text-properties fo:font-size="12pt" fo:font-weight="normal" officeooo:rsid="01d7b458" style:font-size-asian="10.5pt" style:font-weight-asian="normal" style:font-size-complex="12pt" style:font-weight-complex="normal"/>
    </style:style>
    <style:style style:name="T172" style:family="text">
      <style:text-properties fo:font-size="12pt" fo:font-weight="normal" officeooo:rsid="01d9dfc0" style:font-size-asian="10.5pt" style:font-weight-asian="normal" style:font-size-complex="12pt" style:font-weight-complex="normal"/>
    </style:style>
    <style:style style:name="T173" style:family="text">
      <style:text-properties fo:font-size="12pt" fo:font-weight="normal" officeooo:rsid="019a508e" style:font-size-asian="10.5pt" style:font-weight-asian="normal" style:font-size-complex="12pt" style:font-weight-complex="normal"/>
    </style:style>
    <style:style style:name="T174" style:family="text">
      <style:text-properties fo:font-size="12pt" fo:font-weight="normal" officeooo:rsid="01dc1e89" style:font-size-asian="10.5pt" style:font-weight-asian="normal" style:font-size-complex="12pt" style:font-weight-complex="normal"/>
    </style:style>
    <style:style style:name="T175" style:family="text">
      <style:text-properties fo:font-size="12pt" fo:font-weight="normal" officeooo:rsid="01dddd10" style:font-size-asian="10.5pt" style:font-weight-asian="normal" style:font-size-complex="12pt" style:font-weight-complex="normal"/>
    </style:style>
    <style:style style:name="T176" style:family="text">
      <style:text-properties fo:font-size="12pt" fo:font-weight="normal" officeooo:rsid="01dc624a" style:font-size-asian="10.5pt" style:font-weight-asian="normal" style:font-size-complex="12pt" style:font-weight-complex="normal"/>
    </style:style>
    <style:style style:name="T177" style:family="text">
      <style:text-properties fo:font-size="12pt" fo:font-weight="normal" officeooo:rsid="01df6ec1" style:font-size-asian="10.5pt" style:font-weight-asian="normal" style:font-size-complex="12pt" style:font-weight-complex="normal"/>
    </style:style>
    <style:style style:name="T178" style:family="text">
      <style:text-properties fo:font-size="12pt" fo:font-weight="normal" officeooo:rsid="01e3e600" style:font-size-asian="10.5pt" style:font-weight-asian="normal" style:font-size-complex="12pt" style:font-weight-complex="normal"/>
    </style:style>
    <style:style style:name="T179" style:family="text">
      <style:text-properties fo:font-size="12pt" fo:font-weight="normal" officeooo:rsid="01e4cc01" style:font-size-asian="10.5pt" style:font-weight-asian="normal" style:font-size-complex="12pt" style:font-weight-complex="normal"/>
    </style:style>
    <style:style style:name="T180" style:family="text">
      <style:text-properties fo:font-size="12pt" fo:font-weight="normal" officeooo:rsid="01eaebba" style:font-size-asian="10.5pt" style:font-weight-asian="normal" style:font-size-complex="12pt" style:font-weight-complex="normal"/>
    </style:style>
    <style:style style:name="T181" style:family="text">
      <style:text-properties fo:font-size="12pt" fo:font-weight="normal" officeooo:rsid="023856b2" style:font-size-asian="10.5pt" style:font-weight-asian="normal" style:font-size-complex="12pt" style:font-weight-complex="normal"/>
    </style:style>
    <style:style style:name="T182" style:family="text">
      <style:text-properties fo:font-size="12pt" fo:font-weight="bold" style:font-size-asian="10.5pt" style:font-weight-asian="bold" style:font-size-complex="12pt" style:font-weight-complex="bold"/>
    </style:style>
    <style:style style:name="T183" style:family="text">
      <style:text-properties fo:font-size="12pt" fo:font-weight="bold" officeooo:rsid="0143f4ae" style:font-size-asian="10.5pt" style:font-weight-asian="bold" style:font-size-complex="12pt" style:font-weight-complex="bold"/>
    </style:style>
    <style:style style:name="T184" style:family="text">
      <style:text-properties fo:font-size="12pt" fo:font-weight="bold" officeooo:rsid="01532065" style:font-size-asian="10.5pt" style:font-weight-asian="bold" style:font-size-complex="12pt" style:font-weight-complex="bold"/>
    </style:style>
    <style:style style:name="T185" style:family="text">
      <style:text-properties fo:font-size="12pt" fo:language="en" fo:country="US" fo:font-weight="normal" style:font-size-asian="10.5pt" style:font-weight-asian="normal" style:font-size-complex="12pt" style:font-weight-complex="normal"/>
    </style:style>
    <style:style style:name="T186" style:family="text">
      <style:text-properties fo:font-size="12pt" fo:language="en" fo:country="US" fo:font-weight="normal" officeooo:rsid="00fdb85d" style:font-size-asian="10.5pt" style:font-weight-asian="normal" style:font-size-complex="12pt" style:font-weight-complex="normal"/>
    </style:style>
    <style:style style:name="T187" style:family="text">
      <style:text-properties fo:font-size="12pt" fo:language="en" fo:country="US" fo:font-weight="normal" officeooo:rsid="01f1fe8b" style:font-size-asian="10.5pt" style:font-weight-asian="normal" style:font-size-complex="12pt" style:font-weight-complex="normal"/>
    </style:style>
    <style:style style:name="T188" style:family="text">
      <style:text-properties fo:font-size="12pt" fo:language="en" fo:country="US" fo:font-weight="normal" officeooo:rsid="008d2d66" style:font-size-asian="10.5pt" style:font-weight-asian="normal" style:font-size-complex="12pt" style:font-weight-complex="normal"/>
    </style:style>
    <style:style style:name="T189" style:family="text">
      <style:text-properties fo:font-size="12pt" fo:language="en" fo:country="US" fo:font-weight="normal" officeooo:rsid="01f46bcd" style:font-size-asian="10.5pt" style:font-weight-asian="normal" style:font-size-complex="12pt" style:font-weight-complex="normal"/>
    </style:style>
    <style:style style:name="T190" style:family="text">
      <style:text-properties fo:font-size="12pt" fo:language="en" fo:country="US" fo:font-weight="normal" officeooo:rsid="01f564e3" style:font-size-asian="10.5pt" style:font-weight-asian="normal" style:font-size-complex="12pt" style:font-weight-complex="normal"/>
    </style:style>
    <style:style style:name="T191" style:family="text">
      <style:text-properties fo:font-size="12pt" fo:language="en" fo:country="US" fo:font-weight="normal" officeooo:rsid="01f63d52" style:font-size-asian="10.5pt" style:font-weight-asian="normal" style:font-size-complex="12pt" style:font-weight-complex="normal"/>
    </style:style>
    <style:style style:name="T192" style:family="text">
      <style:text-properties fo:font-size="12pt" fo:language="en" fo:country="US" fo:font-weight="normal" officeooo:rsid="01f83a64" style:font-size-asian="10.5pt" style:font-weight-asian="normal" style:font-size-complex="12pt" style:font-weight-complex="normal"/>
    </style:style>
    <style:style style:name="T193" style:family="text">
      <style:text-properties fo:font-size="12pt" fo:language="en" fo:country="US" fo:font-weight="normal" officeooo:rsid="0143f4ae" style:font-size-asian="10.5pt" style:font-weight-asian="normal" style:font-size-complex="12pt" style:font-weight-complex="normal"/>
    </style:style>
    <style:style style:name="T194" style:family="text">
      <style:text-properties fo:font-size="12pt" fo:language="en" fo:country="US" fo:font-weight="normal" officeooo:rsid="01fd2b48" style:font-size-asian="10.5pt" style:font-weight-asian="normal" style:font-size-complex="12pt" style:font-weight-complex="normal"/>
    </style:style>
    <style:style style:name="T195" style:family="text">
      <style:text-properties fo:font-size="12pt" fo:language="en" fo:country="US" fo:font-weight="normal" officeooo:rsid="01fe3757" style:font-size-asian="10.5pt" style:font-weight-asian="normal" style:font-size-complex="12pt" style:font-weight-complex="normal"/>
    </style:style>
    <style:style style:name="T196" style:family="text">
      <style:text-properties fo:font-size="12pt" fo:language="en" fo:country="US" fo:font-weight="normal" officeooo:rsid="0201d62c" style:font-size-asian="10.5pt" style:font-weight-asian="normal" style:font-size-complex="12pt" style:font-weight-complex="normal"/>
    </style:style>
    <style:style style:name="T197" style:family="text">
      <style:text-properties fo:font-size="12pt" fo:language="en" fo:country="US" fo:font-weight="normal" officeooo:rsid="0201e098" style:font-size-asian="10.5pt" style:font-weight-asian="normal" style:font-size-complex="12pt" style:font-weight-complex="normal"/>
    </style:style>
    <style:style style:name="T198" style:family="text">
      <style:text-properties fo:font-size="12pt" fo:language="en" fo:country="US" fo:font-weight="normal" officeooo:rsid="0204ac41" style:font-size-asian="10.5pt" style:font-weight-asian="normal" style:font-size-complex="12pt" style:font-weight-complex="normal"/>
    </style:style>
    <style:style style:name="T199" style:family="text">
      <style:text-properties fo:font-size="12pt" fo:language="en" fo:country="US" fo:font-weight="normal" officeooo:rsid="020a1536" style:font-size-asian="10.5pt" style:font-weight-asian="normal" style:font-size-complex="12pt" style:font-weight-complex="normal"/>
    </style:style>
    <style:style style:name="T200" style:family="text">
      <style:text-properties fo:font-size="12pt" fo:language="en" fo:country="US" fo:font-weight="normal" officeooo:rsid="020c1177" style:font-size-asian="10.5pt" style:font-weight-asian="normal" style:font-size-complex="12pt" style:font-weight-complex="normal"/>
    </style:style>
    <style:style style:name="T201" style:family="text">
      <style:text-properties fo:font-size="12pt" fo:language="en" fo:country="US" fo:font-weight="normal" officeooo:rsid="01a5eb84" style:font-size-asian="10.5pt" style:font-weight-asian="normal" style:font-size-complex="12pt" style:font-weight-complex="normal"/>
    </style:style>
    <style:style style:name="T202" style:family="text">
      <style:text-properties fo:font-size="12pt" fo:language="en" fo:country="US" fo:font-weight="normal" officeooo:rsid="01a375bc" style:font-size-asian="10.5pt" style:font-weight-asian="normal" style:font-size-complex="12pt" style:font-weight-complex="normal"/>
    </style:style>
    <style:style style:name="T203" style:family="text">
      <style:text-properties fo:font-size="12pt" fo:language="en" fo:country="US" fo:font-weight="normal" officeooo:rsid="021034a3" style:font-size-asian="10.5pt" style:font-weight-asian="normal" style:font-size-complex="12pt" style:font-weight-complex="normal"/>
    </style:style>
    <style:style style:name="T204" style:family="text">
      <style:text-properties fo:font-size="12pt" fo:language="en" fo:country="US" fo:font-weight="normal" officeooo:rsid="0210ecea" style:font-size-asian="10.5pt" style:font-weight-asian="normal" style:font-size-complex="12pt" style:font-weight-complex="normal"/>
    </style:style>
    <style:style style:name="T205" style:family="text">
      <style:text-properties fo:font-size="12pt" fo:language="en" fo:country="US" fo:font-weight="normal" officeooo:rsid="02129bc3" style:font-size-asian="10.5pt" style:font-weight-asian="normal" style:font-size-complex="12pt" style:font-weight-complex="normal"/>
    </style:style>
    <style:style style:name="T206" style:family="text">
      <style:text-properties fo:font-size="12pt" fo:language="en" fo:country="US" fo:font-weight="normal" officeooo:rsid="0213f344" style:font-size-asian="10.5pt" style:font-weight-asian="normal" style:font-size-complex="12pt" style:font-weight-complex="normal"/>
    </style:style>
    <style:style style:name="T207" style:family="text">
      <style:text-properties fo:font-size="12pt" fo:language="en" fo:country="US" fo:font-weight="normal" officeooo:rsid="02150e80" style:font-size-asian="10.5pt" style:font-weight-asian="normal" style:font-size-complex="12pt" style:font-weight-complex="normal"/>
    </style:style>
    <style:style style:name="T208" style:family="text">
      <style:text-properties fo:font-size="12pt" fo:language="en" fo:country="US" fo:font-weight="normal" officeooo:rsid="0216e138" style:font-size-asian="10.5pt" style:font-weight-asian="normal" style:font-size-complex="12pt" style:font-weight-complex="normal"/>
    </style:style>
    <style:style style:name="T209" style:family="text">
      <style:text-properties fo:font-size="12pt" fo:language="en" fo:country="US" fo:font-weight="normal" officeooo:rsid="0216e17d" style:font-size-asian="10.5pt" style:font-weight-asian="normal" style:font-size-complex="12pt" style:font-weight-complex="normal"/>
    </style:style>
    <style:style style:name="T210" style:family="text">
      <style:text-properties fo:font-size="12pt" fo:language="en" fo:country="US" fo:font-weight="normal" officeooo:rsid="021d72f7" style:font-size-asian="10.5pt" style:font-weight-asian="normal" style:font-size-complex="12pt" style:font-weight-complex="normal"/>
    </style:style>
    <style:style style:name="T211" style:family="text">
      <style:text-properties fo:font-size="12pt" fo:language="en" fo:country="US" fo:font-weight="normal" officeooo:rsid="021f7cd1" style:font-size-asian="10.5pt" style:font-weight-asian="normal" style:font-size-complex="12pt" style:font-weight-complex="normal"/>
    </style:style>
    <style:style style:name="T212" style:family="text">
      <style:text-properties fo:font-size="12pt" fo:language="en" fo:country="US" fo:font-weight="normal" officeooo:rsid="02200881" style:font-size-asian="10.5pt" style:font-weight-asian="normal" style:font-size-complex="12pt" style:font-weight-complex="normal"/>
    </style:style>
    <style:style style:name="T213" style:family="text">
      <style:text-properties fo:font-size="12pt" fo:language="en" fo:country="US" fo:font-weight="normal" officeooo:rsid="02203d6b" style:font-size-asian="10.5pt" style:font-weight-asian="normal" style:font-size-complex="12pt" style:font-weight-complex="normal"/>
    </style:style>
    <style:style style:name="T214" style:family="text">
      <style:text-properties fo:font-size="12pt" fo:language="en" fo:country="US" fo:font-weight="normal" officeooo:rsid="02221699" style:font-size-asian="10.5pt" style:font-weight-asian="normal" style:font-size-complex="12pt" style:font-weight-complex="normal"/>
    </style:style>
    <style:style style:name="T215" style:family="text">
      <style:text-properties fo:font-size="12pt" fo:language="en" fo:country="US" fo:font-weight="normal" officeooo:rsid="0222dea2" style:font-size-asian="10.5pt" style:font-weight-asian="normal" style:font-size-complex="12pt" style:font-weight-complex="normal"/>
    </style:style>
    <style:style style:name="T216" style:family="text">
      <style:text-properties fo:font-size="12pt" fo:language="en" fo:country="US" fo:font-weight="normal" officeooo:rsid="02241b5d" style:font-size-asian="10.5pt" style:font-weight-asian="normal" style:font-size-complex="12pt" style:font-weight-complex="normal"/>
    </style:style>
    <style:style style:name="T217" style:family="text">
      <style:text-properties fo:font-size="12pt" fo:language="en" fo:country="US" fo:font-weight="normal" officeooo:rsid="022465b0" style:font-size-asian="10.5pt" style:font-weight-asian="normal" style:font-size-complex="12pt" style:font-weight-complex="normal"/>
    </style:style>
    <style:style style:name="T218" style:family="text">
      <style:text-properties fo:font-size="12pt" fo:language="en" fo:country="US" fo:font-weight="normal" officeooo:rsid="0219dd49" style:font-size-asian="10.5pt" style:font-weight-asian="normal" style:font-size-complex="12pt" style:font-weight-complex="normal"/>
    </style:style>
    <style:style style:name="T219" style:family="text">
      <style:text-properties fo:font-size="12pt" fo:language="en" fo:country="US" fo:font-weight="normal" officeooo:rsid="02278c2d" style:font-size-asian="10.5pt" style:font-weight-asian="normal" style:font-size-complex="12pt" style:font-weight-complex="normal"/>
    </style:style>
    <style:style style:name="T220" style:family="text">
      <style:text-properties fo:font-size="12pt" fo:language="en" fo:country="US" fo:font-weight="normal" officeooo:rsid="02296007" style:font-size-asian="10.5pt" style:font-weight-asian="normal" style:font-size-complex="12pt" style:font-weight-complex="normal"/>
    </style:style>
    <style:style style:name="T221" style:family="text">
      <style:text-properties fo:font-size="12pt" fo:language="en" fo:country="US" fo:font-weight="normal" officeooo:rsid="022ba144" style:font-size-asian="10.5pt" style:font-weight-asian="normal" style:font-size-complex="12pt" style:font-weight-complex="normal"/>
    </style:style>
    <style:style style:name="T222" style:family="text">
      <style:text-properties fo:font-size="12pt" fo:language="en" fo:country="US" fo:font-weight="normal" officeooo:rsid="022d5035" style:font-size-asian="10.5pt" style:font-weight-asian="normal" style:font-size-complex="12pt" style:font-weight-complex="normal"/>
    </style:style>
    <style:style style:name="T223" style:family="text">
      <style:text-properties officeooo:rsid="000bb6b8"/>
    </style:style>
    <style:style style:name="T224" style:family="text">
      <style:text-properties officeooo:rsid="000ef7df"/>
    </style:style>
    <style:style style:name="T225" style:family="text">
      <style:text-properties officeooo:rsid="0018818e"/>
    </style:style>
    <style:style style:name="T226" style:family="text">
      <style:text-properties officeooo:rsid="0018feea"/>
    </style:style>
    <style:style style:name="T227" style:family="text">
      <style:text-properties officeooo:rsid="0019ab3e"/>
    </style:style>
    <style:style style:name="T228" style:family="text">
      <style:text-properties officeooo:rsid="001c7f69"/>
    </style:style>
    <style:style style:name="T229" style:family="text">
      <style:text-properties officeooo:rsid="001d28e2"/>
    </style:style>
    <style:style style:name="T230" style:family="text">
      <style:text-properties officeooo:rsid="001e0c57"/>
    </style:style>
    <style:style style:name="T231" style:family="text">
      <style:text-properties officeooo:rsid="001fd6f3"/>
    </style:style>
    <style:style style:name="T232" style:family="text">
      <style:text-properties officeooo:rsid="0021c687"/>
    </style:style>
    <style:style style:name="T233" style:family="text">
      <style:text-properties officeooo:rsid="0026bf9f"/>
    </style:style>
    <style:style style:name="T234" style:family="text">
      <style:text-properties style:font-size-asian="10.5pt" style:font-weight-asian="normal" style:font-size-complex="12pt" style:font-weight-complex="normal"/>
    </style:style>
    <style:style style:name="T235" style:family="text">
      <style:text-properties officeooo:rsid="00285ae7" style:font-size-asian="10.5pt" style:font-weight-asian="normal" style:font-size-complex="12pt" style:font-weight-complex="normal"/>
    </style:style>
    <style:style style:name="T236" style:family="text">
      <style:text-properties officeooo:rsid="002e2053" style:font-size-asian="10.5pt" style:font-weight-asian="normal" style:font-size-complex="12pt" style:font-weight-complex="normal"/>
    </style:style>
    <style:style style:name="T237" style:family="text">
      <style:text-properties officeooo:rsid="002f9cd2"/>
    </style:style>
    <style:style style:name="T238" style:family="text">
      <style:text-properties officeooo:rsid="0031e3fe"/>
    </style:style>
    <style:style style:name="T239" style:family="text">
      <style:text-properties officeooo:rsid="00398a1a"/>
    </style:style>
    <style:style style:name="T240" style:family="text">
      <style:text-properties officeooo:rsid="003a9cf7"/>
    </style:style>
    <style:style style:name="T241" style:family="text">
      <style:text-properties officeooo:rsid="003c72b5"/>
    </style:style>
    <style:style style:name="T242" style:family="text">
      <style:text-properties officeooo:rsid="003e6d29"/>
    </style:style>
    <style:style style:name="T243" style:family="text">
      <style:text-properties officeooo:rsid="003eedb7"/>
    </style:style>
    <style:style style:name="T244" style:family="text">
      <style:text-properties officeooo:rsid="003f0d6b"/>
    </style:style>
    <style:style style:name="T245" style:family="text">
      <style:text-properties officeooo:rsid="0040c354"/>
    </style:style>
    <style:style style:name="T246" style:family="text">
      <style:text-properties officeooo:rsid="0048242a"/>
    </style:style>
    <style:style style:name="T247" style:family="text">
      <style:text-properties officeooo:rsid="004ab18c"/>
    </style:style>
    <style:style style:name="T248" style:family="text">
      <style:text-properties officeooo:rsid="004c2819"/>
    </style:style>
    <style:style style:name="T249" style:family="text">
      <style:text-properties officeooo:rsid="004ef120"/>
    </style:style>
    <style:style style:name="T250" style:family="text">
      <style:text-properties officeooo:rsid="004f5eaa"/>
    </style:style>
    <style:style style:name="T251" style:family="text">
      <style:text-properties officeooo:rsid="0052cf68"/>
    </style:style>
    <style:style style:name="T252" style:family="text">
      <style:text-properties officeooo:rsid="00547fa6"/>
    </style:style>
    <style:style style:name="T253" style:family="text">
      <style:text-properties officeooo:rsid="0056398f"/>
    </style:style>
    <style:style style:name="T254" style:family="text">
      <style:text-properties officeooo:rsid="00568a46"/>
    </style:style>
    <style:style style:name="T255" style:family="text">
      <style:text-properties officeooo:rsid="00575b8f"/>
    </style:style>
    <style:style style:name="T256" style:family="text">
      <style:text-properties officeooo:rsid="00588626"/>
    </style:style>
    <style:style style:name="T257" style:family="text">
      <style:text-properties officeooo:rsid="005e654e"/>
    </style:style>
    <style:style style:name="T258" style:family="text">
      <style:text-properties officeooo:rsid="006020c6"/>
    </style:style>
    <style:style style:name="T259" style:family="text">
      <style:text-properties fo:font-variant="normal" fo:text-transform="none" fo:color="#202122" style:font-name="sans-serif" fo:font-size="10.5pt" fo:letter-spacing="normal" fo:font-style="normal" fo:font-weight="normal"/>
    </style:style>
    <style:style style:name="T260" style:family="text">
      <style:text-properties officeooo:rsid="0061a4d4"/>
    </style:style>
    <style:style style:name="T261" style:family="text">
      <style:text-properties officeooo:rsid="0064c01d"/>
    </style:style>
    <style:style style:name="T262" style:family="text">
      <style:text-properties officeooo:rsid="0069cfb9"/>
    </style:style>
    <style:style style:name="T263" style:family="text">
      <style:text-properties officeooo:rsid="006b22c8"/>
    </style:style>
    <style:style style:name="T264" style:family="text">
      <style:text-properties officeooo:rsid="006b70cb"/>
    </style:style>
    <style:style style:name="T265" style:family="text">
      <style:text-properties officeooo:rsid="006d1619"/>
    </style:style>
    <style:style style:name="T266" style:family="text">
      <style:text-properties fo:font-weight="bold" style:font-weight-asian="bold" style:font-weight-complex="bold"/>
    </style:style>
    <style:style style:name="T267" style:family="text">
      <style:text-properties fo:font-weight="bold" officeooo:rsid="006b22c8" style:font-weight-asian="bold" style:font-weight-complex="bold"/>
    </style:style>
    <style:style style:name="T268" style:family="text">
      <style:text-properties fo:font-weight="bold" officeooo:rsid="017a14c0" style:font-weight-asian="bold" style:font-weight-complex="bold"/>
    </style:style>
    <style:style style:name="T269" style:family="text">
      <style:text-properties fo:font-weight="bold" officeooo:rsid="01845f84" style:font-weight-asian="bold" style:font-weight-complex="bold"/>
    </style:style>
    <style:style style:name="T270" style:family="text">
      <style:text-properties officeooo:rsid="006ec311"/>
    </style:style>
    <style:style style:name="T271" style:family="text">
      <style:text-properties officeooo:rsid="0073496d"/>
    </style:style>
    <style:style style:name="T272" style:family="text">
      <style:text-properties officeooo:rsid="007a0a2d"/>
    </style:style>
    <style:style style:name="T273" style:family="text">
      <style:text-properties officeooo:rsid="007b1e68"/>
    </style:style>
    <style:style style:name="T274" style:family="text">
      <style:text-properties officeooo:rsid="007c0500"/>
    </style:style>
    <style:style style:name="T275" style:family="text">
      <style:text-properties officeooo:rsid="007cd5ec"/>
    </style:style>
    <style:style style:name="T276" style:family="text">
      <style:text-properties officeooo:rsid="007d8d4c"/>
    </style:style>
    <style:style style:name="T277" style:family="text">
      <style:text-properties officeooo:rsid="007f3e31"/>
    </style:style>
    <style:style style:name="T278" style:family="text">
      <style:text-properties officeooo:rsid="0080145f"/>
    </style:style>
    <style:style style:name="T279" style:family="text">
      <style:text-properties officeooo:rsid="006676d1"/>
    </style:style>
    <style:style style:name="T280" style:family="text">
      <style:text-properties officeooo:rsid="008297c1"/>
    </style:style>
    <style:style style:name="T281" style:family="text">
      <style:text-properties officeooo:rsid="0082a76d"/>
    </style:style>
    <style:style style:name="T282" style:family="text">
      <style:text-properties officeooo:rsid="0082df10"/>
    </style:style>
    <style:style style:name="T283" style:family="text">
      <style:text-properties officeooo:rsid="0087a45a"/>
    </style:style>
    <style:style style:name="T284" style:family="text">
      <style:text-properties fo:font-weight="normal" style:font-weight-asian="normal" style:font-weight-complex="normal"/>
    </style:style>
    <style:style style:name="T285" style:family="text">
      <style:text-properties fo:font-weight="normal" officeooo:rsid="0088415a" style:font-weight-asian="normal" style:font-weight-complex="normal"/>
    </style:style>
    <style:style style:name="T286" style:family="text">
      <style:text-properties fo:font-weight="normal" officeooo:rsid="0147e2d0" style:font-weight-asian="normal" style:font-weight-complex="normal"/>
    </style:style>
    <style:style style:name="T287" style:family="text">
      <style:text-properties fo:font-weight="normal" officeooo:rsid="014bfbf5" style:font-weight-asian="normal" style:font-weight-complex="normal"/>
    </style:style>
    <style:style style:name="T288" style:family="text">
      <style:text-properties fo:font-weight="normal" officeooo:rsid="00861947" style:font-weight-asian="normal" style:font-weight-complex="normal"/>
    </style:style>
    <style:style style:name="T289" style:family="text">
      <style:text-properties fo:font-weight="normal" style:font-size-asian="10.5pt" style:font-weight-asian="normal" style:font-weight-complex="normal"/>
    </style:style>
    <style:style style:name="T290" style:family="text">
      <style:text-properties fo:font-weight="normal" officeooo:rsid="00b81a0d" style:font-size-asian="10.5pt" style:font-weight-asian="normal" style:font-weight-complex="normal"/>
    </style:style>
    <style:style style:name="T291" style:family="text">
      <style:text-properties fo:font-weight="normal" officeooo:rsid="00b82356" style:font-size-asian="10.5pt" style:font-weight-asian="normal" style:font-weight-complex="normal"/>
    </style:style>
    <style:style style:name="T292" style:family="text">
      <style:text-properties officeooo:rsid="008b39aa"/>
    </style:style>
    <style:style style:name="T293" style:family="text">
      <style:text-properties officeooo:rsid="008bf0fe"/>
    </style:style>
    <style:style style:name="T294" style:family="text">
      <style:text-properties officeooo:rsid="008d2d66"/>
    </style:style>
    <style:style style:name="T295" style:family="text">
      <style:text-properties officeooo:rsid="009ae6b2"/>
    </style:style>
    <style:style style:name="T296" style:family="text">
      <style:text-properties officeooo:rsid="00a1208b"/>
    </style:style>
    <style:style style:name="T297" style:family="text">
      <style:text-properties officeooo:rsid="00a70502"/>
    </style:style>
    <style:style style:name="T298" style:family="text">
      <style:text-properties officeooo:rsid="00aa5a73"/>
    </style:style>
    <style:style style:name="T299" style:family="text">
      <style:text-properties officeooo:rsid="00ac225d"/>
    </style:style>
    <style:style style:name="T300" style:family="text">
      <style:text-properties officeooo:rsid="00a53a0d"/>
    </style:style>
    <style:style style:name="T301" style:family="text">
      <style:text-properties officeooo:rsid="00ad29f4"/>
    </style:style>
    <style:style style:name="T302" style:family="text">
      <style:text-properties officeooo:rsid="00afb2e6"/>
    </style:style>
    <style:style style:name="T303" style:family="text">
      <style:text-properties officeooo:rsid="00b2157c"/>
    </style:style>
    <style:style style:name="T304" style:family="text">
      <style:text-properties officeooo:rsid="00b2bd0d"/>
    </style:style>
    <style:style style:name="T305" style:family="text">
      <style:text-properties officeooo:rsid="00be450a"/>
    </style:style>
    <style:style style:name="T306" style:family="text">
      <style:text-properties style:text-position="super 58%" fo:font-size="12pt" fo:font-weight="normal" style:font-size-asian="10.5pt" style:font-weight-asian="normal" style:font-size-complex="12pt" style:font-weight-complex="normal"/>
    </style:style>
    <style:style style:name="T307" style:family="text">
      <style:text-properties style:text-position="super 58%" fo:font-size="12pt" fo:font-weight="normal" officeooo:rsid="0134eda4" style:font-size-asian="10.5pt" style:font-weight-asian="normal" style:font-size-complex="12pt" style:font-weight-complex="normal"/>
    </style:style>
    <style:style style:name="T308" style:family="text">
      <style:text-properties style:text-position="super 58%" fo:font-size="12pt" fo:font-weight="normal" officeooo:rsid="01532065" style:font-size-asian="10.5pt" style:font-weight-asian="normal" style:font-size-complex="12pt" style:font-weight-complex="normal"/>
    </style:style>
    <style:style style:name="T309" style:family="text">
      <style:text-properties style:text-position="super 58%" fo:font-weight="bold" officeooo:rsid="01845f84" style:font-weight-asian="bold" style:font-weight-complex="bold"/>
    </style:style>
    <style:style style:name="T310" style:family="text">
      <style:text-properties officeooo:rsid="00c6ba4e"/>
    </style:style>
    <style:style style:name="T311" style:family="text">
      <style:text-properties officeooo:rsid="00c87ce8"/>
    </style:style>
    <style:style style:name="T312" style:family="text">
      <style:text-properties officeooo:rsid="00cc913f"/>
    </style:style>
    <style:style style:name="T313" style:family="text">
      <style:text-properties officeooo:rsid="00ce302f"/>
    </style:style>
    <style:style style:name="T314" style:family="text">
      <style:text-properties officeooo:rsid="00d0022a"/>
    </style:style>
    <style:style style:name="T315" style:family="text">
      <style:text-properties officeooo:rsid="00d559d7"/>
    </style:style>
    <style:style style:name="T316" style:family="text">
      <style:text-properties officeooo:rsid="00d61cdc"/>
    </style:style>
    <style:style style:name="T317" style:family="text">
      <style:text-properties officeooo:rsid="00d7adc5"/>
    </style:style>
    <style:style style:name="T318" style:family="text">
      <style:text-properties officeooo:rsid="00dd5d74"/>
    </style:style>
    <style:style style:name="T319" style:family="text">
      <style:text-properties officeooo:rsid="00e1a9e1"/>
    </style:style>
    <style:style style:name="T320" style:family="text">
      <style:text-properties officeooo:rsid="00e80bf1"/>
    </style:style>
    <style:style style:name="T321" style:family="text">
      <style:text-properties officeooo:rsid="00e9a303"/>
    </style:style>
    <style:style style:name="T322" style:family="text">
      <style:text-properties officeooo:rsid="00f65f43"/>
    </style:style>
    <style:style style:name="T323" style:family="text">
      <style:text-properties officeooo:rsid="00fdb85d"/>
    </style:style>
    <style:style style:name="T324" style:family="text">
      <style:text-properties officeooo:rsid="010396d8"/>
    </style:style>
    <style:style style:name="T325" style:family="text">
      <style:text-properties officeooo:rsid="01065015"/>
    </style:style>
    <style:style style:name="T326" style:family="text">
      <style:text-properties officeooo:rsid="0107adce"/>
    </style:style>
    <style:style style:name="T327" style:family="text">
      <style:text-properties officeooo:rsid="010bf017"/>
    </style:style>
    <style:style style:name="T328" style:family="text">
      <style:text-properties officeooo:rsid="010de9ab"/>
    </style:style>
    <style:style style:name="T329" style:family="text">
      <style:text-properties officeooo:rsid="011228d9"/>
    </style:style>
    <style:style style:name="T330" style:family="text">
      <style:text-properties officeooo:rsid="01143c65"/>
    </style:style>
    <style:style style:name="T331" style:family="text">
      <style:text-properties officeooo:rsid="011a2242"/>
    </style:style>
    <style:style style:name="T332" style:family="text">
      <style:text-properties officeooo:rsid="011cee52"/>
    </style:style>
    <style:style style:name="T333" style:family="text">
      <style:text-properties officeooo:rsid="011d4834"/>
    </style:style>
    <style:style style:name="T334" style:family="text">
      <style:text-properties officeooo:rsid="0120032e"/>
    </style:style>
    <style:style style:name="T335" style:family="text">
      <style:text-properties officeooo:rsid="01215e06"/>
    </style:style>
    <style:style style:name="T336" style:family="text">
      <style:text-properties officeooo:rsid="01230d57"/>
    </style:style>
    <style:style style:name="T337" style:family="text">
      <style:text-properties officeooo:rsid="01231f4d"/>
    </style:style>
    <style:style style:name="T338" style:family="text">
      <style:text-properties officeooo:rsid="01232691"/>
    </style:style>
    <style:style style:name="T339" style:family="text">
      <style:text-properties fo:font-style="italic"/>
    </style:style>
    <style:style style:name="T340" style:family="text">
      <style:text-properties fo:font-style="italic" officeooo:rsid="0124d2a8"/>
    </style:style>
    <style:style style:name="T341" style:family="text">
      <style:text-properties officeooo:rsid="0124d2a8"/>
    </style:style>
    <style:style style:name="T342" style:family="text">
      <style:text-properties officeooo:rsid="0125a406"/>
    </style:style>
    <style:style style:name="T343" style:family="text">
      <style:text-properties officeooo:rsid="01278e70"/>
    </style:style>
    <style:style style:name="T344" style:family="text">
      <style:text-properties officeooo:rsid="0127a834"/>
    </style:style>
    <style:style style:name="T345" style:family="text">
      <style:text-properties officeooo:rsid="0129815b"/>
    </style:style>
    <style:style style:name="T346" style:family="text">
      <style:text-properties officeooo:rsid="012b5c33"/>
    </style:style>
    <style:style style:name="T347" style:family="text">
      <style:text-properties officeooo:rsid="012c9fab"/>
    </style:style>
    <style:style style:name="T348" style:family="text">
      <style:text-properties officeooo:rsid="012e0018"/>
    </style:style>
    <style:style style:name="T349" style:family="text">
      <style:text-properties officeooo:rsid="012f5508"/>
    </style:style>
    <style:style style:name="T350" style:family="text">
      <style:text-properties officeooo:rsid="012ff2fe"/>
    </style:style>
    <style:style style:name="T351" style:family="text">
      <style:text-properties officeooo:rsid="013166bc"/>
    </style:style>
    <style:style style:name="T352" style:family="text">
      <style:text-properties officeooo:rsid="01387993"/>
    </style:style>
    <style:style style:name="T353" style:family="text">
      <style:text-properties officeooo:rsid="013c42e8"/>
    </style:style>
    <style:style style:name="T354" style:family="text">
      <style:text-properties officeooo:rsid="013dbfc3"/>
    </style:style>
    <style:style style:name="T355" style:family="text">
      <style:text-properties officeooo:rsid="013dc6a3"/>
    </style:style>
    <style:style style:name="T356" style:family="text">
      <style:text-properties officeooo:rsid="013fb2a3"/>
    </style:style>
    <style:style style:name="T357" style:family="text">
      <style:text-properties officeooo:rsid="0140f319"/>
    </style:style>
    <style:style style:name="T358" style:family="text">
      <style:text-properties officeooo:rsid="01470663"/>
    </style:style>
    <style:style style:name="T359" style:family="text">
      <style:text-properties officeooo:rsid="00861947"/>
    </style:style>
    <style:style style:name="T360" style:family="text">
      <style:text-properties officeooo:rsid="014cff25"/>
    </style:style>
    <style:style style:name="T361" style:family="text">
      <style:text-properties officeooo:rsid="01544bbf"/>
    </style:style>
    <style:style style:name="T362" style:family="text">
      <style:text-properties officeooo:rsid="015ac3d0"/>
    </style:style>
    <style:style style:name="T363" style:family="text">
      <style:text-properties officeooo:rsid="0161d3a4"/>
    </style:style>
    <style:style style:name="T364" style:family="text">
      <style:text-properties officeooo:rsid="0161f6d2"/>
    </style:style>
    <style:style style:name="T365" style:family="text">
      <style:text-properties officeooo:rsid="0164f9a1"/>
    </style:style>
    <style:style style:name="T366" style:family="text">
      <style:text-properties fo:font-size="10pt"/>
    </style:style>
    <style:style style:name="T367" style:family="text">
      <style:text-properties officeooo:rsid="0171d6f0"/>
    </style:style>
    <style:style style:name="T368" style:family="text">
      <style:text-properties officeooo:rsid="01729d59"/>
    </style:style>
    <style:style style:name="T369" style:family="text">
      <style:text-properties officeooo:rsid="0173ece9"/>
    </style:style>
    <style:style style:name="T370" style:family="text">
      <style:text-properties officeooo:rsid="0179adbd"/>
    </style:style>
    <style:style style:name="T371" style:family="text">
      <style:text-properties officeooo:rsid="017a14c0"/>
    </style:style>
    <style:style style:name="T372" style:family="text">
      <style:text-properties officeooo:rsid="017f60b2"/>
    </style:style>
    <style:style style:name="T373" style:family="text">
      <style:text-properties officeooo:rsid="018267b5"/>
    </style:style>
    <style:style style:name="T374" style:family="text">
      <style:text-properties officeooo:rsid="01845f84"/>
    </style:style>
    <style:style style:name="T375" style:family="text">
      <style:text-properties officeooo:rsid="01877021"/>
    </style:style>
    <style:style style:name="T376" style:family="text">
      <style:text-properties officeooo:rsid="0188e9d2"/>
    </style:style>
    <style:style style:name="T377" style:family="text">
      <style:text-properties officeooo:rsid="018a2589"/>
    </style:style>
    <style:style style:name="T378" style:family="text">
      <style:text-properties officeooo:rsid="018bf76c"/>
    </style:style>
    <style:style style:name="T379" style:family="text">
      <style:text-properties officeooo:rsid="018d8d9d"/>
    </style:style>
    <style:style style:name="T380" style:family="text">
      <style:text-properties officeooo:rsid="018e6dd4"/>
    </style:style>
    <style:style style:name="T381" style:family="text">
      <style:text-properties officeooo:rsid="018f3ac8"/>
    </style:style>
    <style:style style:name="T382" style:family="text">
      <style:text-properties officeooo:rsid="018f8a65"/>
    </style:style>
    <style:style style:name="T383" style:family="text">
      <style:text-properties officeooo:rsid="0194e0a7"/>
    </style:style>
    <style:style style:name="T384" style:family="text">
      <style:text-properties officeooo:rsid="0195a324"/>
    </style:style>
    <style:style style:name="T385" style:family="text">
      <style:text-properties officeooo:rsid="0198488c"/>
    </style:style>
    <style:style style:name="T386" style:family="text">
      <style:text-properties officeooo:rsid="01a3ba14"/>
    </style:style>
    <style:style style:name="T387" style:family="text">
      <style:text-properties officeooo:rsid="01b0eab4"/>
    </style:style>
    <style:style style:name="T388" style:family="text">
      <style:text-properties officeooo:rsid="01b32327"/>
    </style:style>
    <style:style style:name="T389" style:family="text">
      <style:text-properties officeooo:rsid="01b6621c"/>
    </style:style>
    <style:style style:name="T390" style:family="text">
      <style:text-properties officeooo:rsid="01b78b7b"/>
    </style:style>
    <style:style style:name="T391" style:family="text">
      <style:text-properties officeooo:rsid="01bb2cae"/>
    </style:style>
    <style:style style:name="T392" style:family="text">
      <style:text-properties officeooo:rsid="01bd06c9"/>
    </style:style>
    <style:style style:name="T393" style:family="text">
      <style:text-properties officeooo:rsid="01c6ede2"/>
    </style:style>
    <style:style style:name="T394" style:family="text">
      <style:text-properties officeooo:rsid="01c8ce6c"/>
    </style:style>
    <style:style style:name="T395" style:family="text">
      <style:text-properties officeooo:rsid="01caea6c"/>
    </style:style>
    <style:style style:name="T396" style:family="text">
      <style:text-properties officeooo:rsid="01cc3685"/>
    </style:style>
    <style:style style:name="T397" style:family="text">
      <style:text-properties officeooo:rsid="01cf93e2"/>
    </style:style>
    <style:style style:name="T398" style:family="text">
      <style:text-properties officeooo:rsid="01d46449"/>
    </style:style>
    <style:style style:name="T399" style:family="text">
      <style:text-properties officeooo:rsid="01d5e10d"/>
    </style:style>
    <style:style style:name="T400" style:family="text">
      <style:text-properties officeooo:rsid="01d6149e"/>
    </style:style>
    <style:style style:name="T401" style:family="text">
      <style:text-properties officeooo:rsid="01e4cc01"/>
    </style:style>
    <style:style style:name="T402" style:family="text">
      <style:text-properties officeooo:rsid="01e7bfab"/>
    </style:style>
    <style:style style:name="T403" style:family="text">
      <style:text-properties fo:language="en" fo:country="US"/>
    </style:style>
    <style:style style:name="T404" style:family="text">
      <style:text-properties fo:language="en" fo:country="US" officeooo:rsid="01e8a647"/>
    </style:style>
    <style:style style:name="T405" style:family="text">
      <style:text-properties fo:language="en" fo:country="US" officeooo:rsid="01ec28d1"/>
    </style:style>
    <style:style style:name="T406" style:family="text">
      <style:text-properties fo:language="en" fo:country="US" officeooo:rsid="01ed9d86"/>
    </style:style>
    <style:style style:name="T407" style:family="text">
      <style:text-properties fo:language="en" fo:country="US" officeooo:rsid="01ee5715"/>
    </style:style>
    <style:style style:name="T408" style:family="text">
      <style:text-properties fo:language="en" fo:country="US" officeooo:rsid="01ee6cfe"/>
    </style:style>
    <style:style style:name="T409" style:family="text">
      <style:text-properties fo:language="en" fo:country="US" officeooo:rsid="01ef809d"/>
    </style:style>
    <style:style style:name="T410" style:family="text">
      <style:text-properties fo:language="en" fo:country="US" officeooo:rsid="021e6d8b"/>
    </style:style>
    <style:style style:name="T411" style:family="text">
      <style:text-properties fo:language="en" fo:country="US" officeooo:rsid="0225e77f"/>
    </style:style>
    <style:style style:name="T412" style:family="text">
      <style:text-properties fo:language="en" fo:country="US" officeooo:rsid="0226228e"/>
    </style:style>
    <style:style style:name="T413" style:family="text">
      <style:text-properties fo:language="en" fo:country="US" officeooo:rsid="02278c2d"/>
    </style:style>
    <style:style style:name="T414" style:family="text">
      <style:text-properties fo:language="en" fo:country="US" officeooo:rsid="02296007"/>
    </style:style>
    <style:style style:name="T415" style:family="text">
      <style:text-properties fo:language="en" fo:country="US" officeooo:rsid="022b2560"/>
    </style:style>
    <style:style style:name="T416" style:family="text">
      <style:text-properties fo:language="en" fo:country="US" officeooo:rsid="022ba144"/>
    </style:style>
    <style:style style:name="T417" style:family="text">
      <style:text-properties fo:language="en" fo:country="US" officeooo:rsid="022d9c11"/>
    </style:style>
    <style:style style:name="T418" style:family="text">
      <style:text-properties officeooo:rsid="01e8a647"/>
    </style:style>
    <style:style style:name="T419" style:family="text">
      <style:text-properties officeooo:rsid="01f2ca34"/>
    </style:style>
    <style:style style:name="T420" style:family="text">
      <style:text-properties officeooo:rsid="01f92dcd"/>
    </style:style>
    <style:style style:name="T421" style:family="text">
      <style:text-properties officeooo:rsid="01f9f20a"/>
    </style:style>
    <style:style style:name="T422" style:family="text">
      <style:text-properties officeooo:rsid="01fad5e9"/>
    </style:style>
    <style:style style:name="T423" style:family="text">
      <style:text-properties officeooo:rsid="01fc1062"/>
    </style:style>
    <style:style style:name="T424" style:family="text">
      <style:text-properties officeooo:rsid="020a1536"/>
    </style:style>
    <style:style style:name="T425" style:family="text">
      <style:text-properties officeooo:rsid="020ec873"/>
    </style:style>
    <style:style style:name="T426" style:family="text">
      <style:text-properties officeooo:rsid="021034a3"/>
    </style:style>
    <style:style style:name="T427" style:family="text">
      <style:text-properties officeooo:rsid="023139b9"/>
    </style:style>
    <style:style style:name="T428" style:family="text">
      <style:text-properties officeooo:rsid="02389c19"/>
    </style:style>
    <style:style style:name="T429" style:family="text">
      <style:text-properties officeooo:rsid="023ac832"/>
    </style:style>
    <style:style style:name="T430" style:family="text">
      <style:text-properties officeooo:rsid="023d9dac"/>
    </style:style>
    <style:style style:name="T431" style:family="text">
      <style:text-properties officeooo:rsid="023e3bd1"/>
    </style:style>
    <style:style style:name="T432" style:family="text">
      <style:text-properties officeooo:rsid="023fce65"/>
    </style:style>
    <style:style style:name="T433" style:family="text">
      <style:text-properties officeooo:rsid="0240b195"/>
    </style:style>
    <style:style style:name="T434" style:family="text">
      <style:text-properties officeooo:rsid="0242350a"/>
    </style:style>
    <style:style style:name="T435" style:family="text">
      <style:text-properties officeooo:rsid="024376c1"/>
    </style:style>
    <style:style style:name="T436" style:family="text">
      <style:text-properties officeooo:rsid="02450c0b"/>
    </style:style>
    <style:style style:name="T437" style:family="text">
      <style:text-properties officeooo:rsid="0246de9d"/>
    </style:style>
    <style:style style:name="T438" style:family="text">
      <style:text-properties officeooo:rsid="0247718c"/>
    </style:style>
    <style:style style:name="T439" style:family="text">
      <style:text-properties officeooo:rsid="0249d208"/>
    </style:style>
    <style:style style:name="T440" style:family="text">
      <style:text-properties officeooo:rsid="024aff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rah</text:p>
      <text:p text:style-name="P6"><text:span text:style-name="T1">- Study </text:span><text:span text:style-name="T3">Index -</text:span></text:p>
      <text:p text:style-name="P7">*<text:span text:style-name="T428">Not Exhaustive</text:span>*</text:p>
      <text:p text:style-name="P4">“code<text:span text:style-name="T227">s</text:span> of wisdom”</text:p>
      <text:p text:style-name="P1"/>
      <text:p text:style-name="P8">YHWH</text:p>
      <text:p text:style-name="P31"/>
      <text:list xml:id="list743955569" text:style-name="L1">
        <text:list-item>
          <text:p text:style-name="P70">YHWH is one. (Deuter 6:4)</text:p>
        </text:list-item>
        <text:list-item>
          <text:p text:style-name="P71"><text:span text:style-name="T3">You shall love </text:span><text:span text:style-name="T4">YHWH</text:span><text:span text:style-name="T3"> </text:span><text:span text:style-name="T4">(Deuter 6:5)</text:span></text:p>
        </text:list-item>
        <text:list-item>
          <text:p text:style-name="P70">You shall have no other Elohim besides <text:span text:style-name="T429">YHWH</text:span>. (Ex 20:3)</text:p>
        </text:list-item>
        <text:list-item>
          <text:p text:style-name="P71"><text:span text:style-name="T4">Revere only </text:span><text:span text:style-name="T5">YHWH</text:span><text:span text:style-name="T4"> </text:span><text:span text:style-name="T5">(Deuter 6:13)</text:span></text:p>
        </text:list-item>
        <text:list-item>
          <text:p text:style-name="P72">Not to swear falsely by, or bring His Name to Vain (Ex 20:7 | Lev 19:12)</text:p>
        </text:list-item>
        <text:list-item>
          <text:p text:style-name="P74">You must be wholehearted with YHWH your Elohim. (Deuter 18:13)</text:p>
        </text:list-item>
        <text:list-item>
          <text:p text:style-name="P71"><text:span text:style-name="T6">YHWH</text:span><text:span text:style-name="T5"> will establish you as His holy people, if you keep the commandments and walk in His ways. </text:span><text:span text:style-name="T6">(Deuter 28:9)</text:span></text:p>
        </text:list-item>
        <text:list-item>
          <text:p text:style-name="P75">You shall not revile Elohim, nor put a curse a chieftain among your people. (Ex 22:27)</text:p>
        </text:list-item>
        <text:list-item>
          <text:p text:style-name="P75">Do not try YHWH your Elohim, as you did at Massah. (Deuter 6:16)</text:p>
        </text:list-item>
      </text:list>
      <text:p text:style-name="P64"/>
      <text:p text:style-name="P3"><text:span text:style-name="T8">T</text:span><text:span text:style-name="T7">orah</text:span></text:p>
      <text:list xml:id="list2288137187" text:style-name="L2">
        <text:list-header>
          <text:p text:style-name="P76"/>
        </text:list-header>
        <text:list-item>
          <text:p text:style-name="P77">Torah written down (<text:span text:style-name="T430">Gen 5:1 </text:span><text:span text:style-name="T431">|</text:span><text:span text:style-name="T430"> </text:span>Ex <text:span text:style-name="T431">24:4 </text:span><text:span text:style-name="T433">&amp; 7</text:span><text:span text:style-name="T431">,</text:span> 34:1 <text:span text:style-name="T430">&amp;</text:span> <text:span text:style-name="T430">27-28 </text:span><text:span text:style-name="T431">| </text:span><text:span text:style-name="T432">Num 33:2 </text:span><text:span text:style-name="T433">| Deuter </text:span><text:span text:style-name="T434">30:10,</text:span><text:span text:style-name="T433"> 31:</text:span><text:span text:style-name="T438">9-12, &amp; </text:span><text:span text:style-name="T433">22 </text:span><text:span text:style-name="T437">&amp; 24-26</text:span>)</text:p>
        </text:list-item>
        <text:list-item>
          <text:p text:style-name="P76">Take to heart these instructions <text:span text:style-name="T226">(Deuter 6:6)</text:span></text:p>
        </text:list-item>
        <text:list-item>
          <text:p text:style-name="P76">Impress them upon your children. Recite them when you stay at home and when you are away, when you lie down and when you get up. <text:span text:style-name="T11">(Deuter 6:7)</text:span></text:p>
        </text:list-item>
        <text:list-item>
          <text:p text:style-name="P76">Be careful to observe only that which I enjoin upon you: neither add to it nor take away from it. <text:span text:style-name="T11">(Deuter 13:1)</text:span></text:p>
        </text:list-item>
        <text:list-item>
          <text:p text:style-name="P196"><text:span text:style-name="T14">Tzi</text:span><text:span text:style-name="T126">t</text:span><text:span text:style-name="T14">Zit’s</text:span><text:span text:style-name="T126">[</text:span><text:span text:style-name="T127">F</text:span><text:span text:style-name="T126">ringes/Tassels]</text:span> <text:span text:style-name="T223">(Numbers 15:37-40)</text:span></text:p>
        </text:list-item>
      </text:list>
      <text:p text:style-name="P65"/>
      <text:p text:style-name="P9">Signs &amp; Symbols</text:p>
      <text:list xml:id="list1109875498" text:style-name="L3">
        <text:list-header>
          <text:p text:style-name="P78"/>
        </text:list-header>
        <text:list-item>
          <text:p text:style-name="P197"><text:span text:style-name="T14">C</text:span><text:span text:style-name="T13">ircumcis</text:span><text:span text:style-name="T14">ion</text:span> <text:span text:style-name="T224">(Gen 17:9-13)</text:span></text:p>
        </text:list-item>
        <text:list-item>
          <text:p text:style-name="P198"><text:span text:style-name="T14">TzitZit’s</text:span><text:span text:style-name="T126">[</text:span><text:span text:style-name="T127">F</text:span><text:span text:style-name="T126">ringes/Tassels]</text:span><text:span text:style-name="T14"> </text:span><text:span text:style-name="T223">(Numbers 15:37-40)</text:span></text:p>
        </text:list-item>
        <text:list-item>
          <text:p text:style-name="P199"><text:span text:style-name="T275">To be Set-Apart[Holy] (</text:span><text:span text:style-name="T276">Lev 11:44-45 &amp; 19:2 </text:span><text:span text:style-name="T280">&amp; 20:26 </text:span><text:span text:style-name="T281">| Ex 22:30</text:span><text:span text:style-name="T276"> </text:span><text:span text:style-name="T275">)</text:span></text:p>
        </text:list-item>
        <text:list-item>
          <text:p text:style-name="P197"><text:span text:style-name="T225">M</text:span>ezuzah. <text:span text:style-name="T224">(Deuter 6:8-9)</text:span></text:p>
        </text:list-item>
        <text:list-item>
          <text:p text:style-name="P200"><text:span text:style-name="T225">Baby C</text:span><text:span text:style-name="T13">ircumcis</text:span><text:span text:style-name="T14">ion</text:span><text:span text:style-name="T3">. </text:span><text:span text:style-name="T2">(Lev 12:2-4)</text:span></text:p>
          <text:p text:style-name="P200"/>
        </text:list-item>
      </text:list>
      <text:p text:style-name="P11">Prayer &amp; Blessings</text:p>
      <text:list xml:id="list1960832201" text:style-name="L4">
        <text:list-header>
          <text:p text:style-name="P79"/>
        </text:list-header>
        <text:list-item>
          <text:p text:style-name="P79">Revere only YHWH (Deuter 6:13<text:span text:style-name="T228">)</text:span></text:p>
        </text:list-item>
        <text:list-item>
          <text:p text:style-name="P80">Pray offerings of thanks after you eat (Deuter 8:10)</text:p>
        </text:list-item>
      </text:list>
      <text:p text:style-name="P33"/>
      <text:p text:style-name="P12"/>
      <text:p text:style-name="P12"/>
      <text:p text:style-name="P12"/>
      <text:p text:style-name="P12"/>
      <text:p text:style-name="P12"><text:soft-page-break/>Love &amp; Brotherhood</text:p>
      <text:list xml:id="list4089395557" text:style-name="L5">
        <text:list-header>
          <text:p text:style-name="P81"/>
        </text:list-header>
        <text:list-item>
          <text:p text:style-name="P81">Love your fellow as yourself <text:span text:style-name="T229">(Lev 19:18)</text:span></text:p>
        </text:list-item>
        <text:list-item>
          <text:p text:style-name="P82"><text:span text:style-name="T230">N</text:span>ot to traffic in slander/talebearer/<text:span text:style-name="T230">gossiping (Lev 19:16)</text:span></text:p>
        </text:list-item>
        <text:list-item>
          <text:p text:style-name="P201"><text:span text:style-name="T15">You are not to stand by/</text:span><text:span text:style-name="T16">profit from,</text:span><text:span text:style-name="T15"> the blood of your neighbor </text:span><text:span text:style-name="T17">(Lev 19:16)</text:span></text:p>
        </text:list-item>
        <text:list-item>
          <text:p text:style-name="P318"><text:span text:style-name="T17">N</text:span><text:span text:style-name="T12">ot to hate your brother in your heart (Lev 19:17)</text:span></text:p>
        </text:list-item>
        <text:list-item>
          <text:p text:style-name="P202"><text:span text:style-name="T181">R</text:span><text:span text:style-name="T16">ebuke your fellow, </text:span><text:span text:style-name="T12">that you not bear sin because of him </text:span><text:span text:style-name="T18">(Lev 19:17)</text:span></text:p>
        </text:list-item>
        <text:list-item>
          <text:p text:style-name="P82">You shall not take vengeance or bear a grudge against your countrymen. <text:span text:style-name="T231">(Lev 19:18)</text:span></text:p>
        </text:list-item>
        <text:list-item>
          <text:p text:style-name="P83">Do not wrong one another <text:span text:style-name="T230">(Lev 25:17)</text:span></text:p>
        </text:list-item>
        <text:list-item>
          <text:p text:style-name="P83"><text:span text:style-name="T232">Y</text:span>our enemy <text:span text:style-name="T232">donkey</text:span> lying under its burden, <text:span text:style-name="T232">help him out (Ex 23:5)</text:span></text:p>
        </text:list-item>
        <text:list-item>
          <text:p text:style-name="P203"><text:span text:style-name="T18">Y</text:span>our fellow’s <text:span text:style-name="T232">donkey</text:span> or ox fallen on the road, do not ignore it, <text:span text:style-name="T232">help him out (Deuter 22:4)</text:span></text:p>
        </text:list-item>
        <text:list-item>
          <text:p text:style-name="P87"><text:span text:style-name="T439">N</text:span>ot <text:span text:style-name="T440">to </text:span><text:span text:style-name="T439">hate</text:span> an Edomite, for he is your kinsman, <text:span text:style-name="T440">N</text:span>ot <text:span text:style-name="T440">to</text:span> <text:span text:style-name="T439">hate</text:span> an Egyptian, for you were a stranger in his land. <text:span text:style-name="T439">(Deuter 23:7)</text:span></text:p>
          <text:p text:style-name="P84"/>
          <text:p text:style-name="P319">Poor &amp; Unfortunate</text:p>
          <text:p text:style-name="P85"/>
        </text:list-item>
        <text:list-item>
          <text:p text:style-name="P204"><text:span text:style-name="T19">N</text:span><text:span text:style-name="T18">ot to</text:span> ill-treat any widow or orphan<text:span text:style-name="T18"> (Ex 22:21)</text:span></text:p>
        </text:list-item>
        <text:list-item>
          <text:p text:style-name="P321"><text:span text:style-name="T18">N</text:span><text:span text:style-name="T12">ot to reap the entire field, </text:span><text:span text:style-name="T20">leave corners, not to gather gleanings, leave fallen fruit</text:span><text:span text:style-name="T12"> (Lev 19:9)</text:span></text:p>
        </text:list-item>
        <text:list-item>
          <text:p text:style-name="P86">Leave any forgotten sheaf's (Deuter 24:19)</text:p>
        </text:list-item>
        <text:list-item>
          <text:p text:style-name="P86">Not to refrain from maintaining a poor man and giving him what he needs (Deuter 15:7)</text:p>
        </text:list-item>
        <text:list-item>
          <text:p text:style-name="P86">To give charity according to ones means (Deuter 15:11)</text:p>
        </text:list-item>
      </text:list>
      <text:p text:style-name="P35"/>
      <text:p text:style-name="P13">Treatment of Gentiles</text:p>
      <text:list xml:id="list3184240950" text:style-name="L6">
        <text:list-header>
          <text:p text:style-name="P88"/>
        </text:list-header>
        <text:list-item>
          <text:p text:style-name="P88">To love the stranger (Deuter 10:19)</text:p>
        </text:list-item>
        <text:list-item>
          <text:p text:style-name="P88"><text:span text:style-name="T439">N</text:span>ot <text:span text:style-name="T440">to </text:span><text:span text:style-name="T439">hate</text:span> an Edomite, for he is your kinsman, <text:span text:style-name="T440">N</text:span>ot <text:span text:style-name="T440">to</text:span> <text:span text:style-name="T439">hate</text:span> an Egyptian, for you were a stranger in his land. <text:span text:style-name="T439">(Deuter 23:7)</text:span></text:p>
        </text:list-item>
        <text:list-item>
          <text:p text:style-name="P88">Not to wrong <text:span text:style-name="T233">or oppress</text:span> the stranger (Ex 22:20)</text:p>
        </text:list-item>
        <text:list-item>
          <text:p text:style-name="P89">Not to marry from the 7 nations mentioned (Deuter 7:3)</text:p>
        </text:list-item>
        <text:list-item>
          <text:p text:style-name="P89">You ‘may’ exact a debt of a stranger (Deuter 15:3)</text:p>
        </text:list-item>
        <text:list-item>
          <text:p text:style-name="P89">You ‘may’ lend at interest to a stranger (Deuter 23:21)</text:p>
        </text:list-item>
        <text:list-item>
          <text:p text:style-name="P89">You shall not abhor an Edomite <text:span text:style-name="T238">or</text:span> an Egyptian <text:span text:style-name="T238">(Deuter 23:8)</text:span></text:p>
        </text:list-item>
      </text:list>
      <text:p text:style-name="P34"/>
      <text:p text:style-name="P14">Marriage, Divorce &amp; Family</text:p>
      <text:p text:style-name="P34"/>
      <text:list xml:id="list728042678" text:style-name="L7">
        <text:list-item>
          <text:p text:style-name="P90">Honor Father &amp; Mother (Ex 20:12)</text:p>
        </text:list-item>
        <text:list-item>
          <text:p text:style-name="P175"><text:span text:style-name="T235">Not to smite/</text:span><text:span text:style-name="T236">slay</text:span><text:span text:style-name="T235"> Father or &amp; Mother</text:span><text:span text:style-name="T236"> [death penalty]</text:span><text:span text:style-name="T235"> (Ex 21:15)</text:span></text:p>
        </text:list-item>
        <text:list-item>
          <text:p text:style-name="P176"><text:span text:style-name="T235">N</text:span><text:span text:style-name="T234">ot to curse Father or &amp; Mother [death penalty] (Ex 21:17)</text:span></text:p>
        </text:list-item>
        <text:list-item>
          <text:p text:style-name="P91">Not to kidnap a person [death penalty] (Ex 21:16)</text:p>
        </text:list-item>
        <text:list-item>
          <text:p text:style-name="P92">Reverently fear <text:span text:style-name="T237">F</text:span>ather &amp; Mother (Lev 19:3)</text:p>
        </text:list-item>
        <text:list-item>
          <text:p text:style-name="P92">Be fruitful and multiply (Gen 1:28)</text:p>
        </text:list-item>
        <text:list-item>
          <text:p text:style-name="P205"><text:span text:style-name="T22">O</text:span><text:span text:style-name="T21">ne whose testes are crushed or whose member is cut off </text:span><text:span text:style-name="T22">is not </text:span>admitted into the congregation <text:span text:style-name="T21">(Deuter 23:2)</text:span></text:p>
        </text:list-item>
        <text:list-item>
          <text:p text:style-name="P205"><text:span text:style-name="T21">A bastard shall not enter into the congregation </text:span><text:span text:style-name="T23">(Deuter 23:3)</text:span></text:p>
        </text:list-item>
        <text:list-item>
          <text:p text:style-name="P206"><text:span text:style-name="T23">A Ammonite or Moabite </text:span><text:span text:style-name="T21">shall not enter into the congregation </text:span><text:span text:style-name="T23">(Deuter 23:4)</text:span></text:p>
        </text:list-item>
        <text:list-item>
          <text:p text:style-name="P322"><text:span text:style-name="T12">A child born to </text:span><text:span text:style-name="T24">Edomite </text:span><text:span text:style-name="T12">or</text:span><text:span text:style-name="T24"> an Egyptian </text:span><text:span text:style-name="T12">of the third generation may enter into the congregation (Deuter 23:9)</text:span></text:p>
        </text:list-item>
        <text:list-item>
          <text:p text:style-name="P93">To divorce by formal written document (Deuter 24:1)</text:p>
        </text:list-item>
        <text:list-item>
          <text:p text:style-name="P94"><text:soft-page-break/>If you divorce a wife &amp; she marries another, you cannot remarry her again (Deuter 24:1-4)</text:p>
        </text:list-item>
        <text:list-item>
          <text:p text:style-name="P323"><text:span text:style-name="T12">A </text:span><text:span text:style-name="T25">newly married </text:span><text:span text:style-name="T12">man is exempt one year from Army service, </text:span><text:span text:style-name="T25">to enjoy his wife (Deuter 24:5)</text:span></text:p>
        </text:list-item>
        <text:list-item>
          <text:p text:style-name="P95">Not to withhold food, clothing or conjugal rights from a wife (Ex 21:10)</text:p>
        </text:list-item>
        <text:list-item>
          <text:p text:style-name="P324"><text:span text:style-name="T12">A woman suspected of adultery shall be dealt with as prescribed in Torah (Num 5:</text:span><text:span text:style-name="T26">12</text:span><text:span text:style-name="T12">)</text:span></text:p>
        </text:list-item>
        <text:list-item>
          <text:p text:style-name="P93">A new bride’s virginity is in question by the husband (Deuter 22:14-21)</text:p>
        </text:list-item>
        <text:list-item>
          <text:p text:style-name="P325"><text:span text:style-name="T12">To marry the widow of a brother who died childless </text:span><text:span text:style-name="T27">as prescribed by Torah</text:span><text:span text:style-name="T12"> (Deuter 25:5-</text:span><text:span text:style-name="T27">10</text:span><text:span text:style-name="T12">)</text:span></text:p>
        </text:list-item>
      </text:list>
      <text:p text:style-name="P36"/>
      <text:p text:style-name="P15">Inappropriate Sexual Relations</text:p>
      <text:p text:style-name="P37"/>
      <text:list xml:id="list1479845032" text:style-name="L8">
        <text:list-item>
          <text:p text:style-name="P96">None of you shall approach to any that is near of kin to him, to uncover their nakedness. I am the <text:span text:style-name="T239">YHWH</text:span> <text:span text:style-name="T240">(Lev 18:6)</text:span></text:p>
        </text:list-item>
        <text:list-item>
          <text:p text:style-name="P97">Do not uncover the nakedness of your<text:span text:style-name="T240"> Father or Mother</text:span>. <text:span text:style-name="T240">(Lev 18:7)</text:span></text:p>
        </text:list-item>
        <text:list-item>
          <text:p text:style-name="P98">Do not uncover the nakedness of your father’s wife, <text:span text:style-name="T241">(Lev 18:8)</text:span></text:p>
        </text:list-item>
        <text:list-item>
          <text:p text:style-name="P98">Do not uncover the nakedness of your <text:span text:style-name="T242">Sister (Lev 18:9)</text:span></text:p>
        </text:list-item>
        <text:list-item>
          <text:p text:style-name="P98">Do not uncover the nakedness of your <text:span text:style-name="T242">sons daughter (Lev 18:10)</text:span></text:p>
        </text:list-item>
        <text:list-item>
          <text:p text:style-name="P98">Do not uncover the nakedness of your <text:span text:style-name="T242">Step-Sister (Lev 18:11)</text:span></text:p>
        </text:list-item>
        <text:list-item>
          <text:p text:style-name="P207"><text:span text:style-name="T27">Do not uncover the nakedness of your </text:span><text:span text:style-name="T28">Aunt (Lev 18:12-13)</text:span></text:p>
        </text:list-item>
        <text:list-item>
          <text:p text:style-name="P101">Do not uncover the nakedness of your Uncle (Lev 18:14)</text:p>
        </text:list-item>
        <text:list-item>
          <text:p text:style-name="P207"><text:span text:style-name="T28">Do not uncover the nakedness of your </text:span><text:span text:style-name="T29">Daughter-in-law (Lev 18:15 </text:span><text:span text:style-name="T30">&amp; 17</text:span><text:span text:style-name="T29">)</text:span></text:p>
        </text:list-item>
        <text:list-item>
          <text:p text:style-name="P99"><text:span text:style-name="T243">Do not uncover the nakedness of your </text:span><text:span text:style-name="T244">Brothers Wife (Lev 18:16)</text:span></text:p>
        </text:list-item>
        <text:list-item>
          <text:p text:style-name="P99">Do not uncover the nakedness of a woman and her daughter <text:span text:style-name="T244">(Lev 18:17)</text:span></text:p>
        </text:list-item>
        <text:list-item>
          <text:p text:style-name="P100"><text:span text:style-name="T245">Do </text:span>not to take-in-marriage a woman along with her sister <text:span text:style-name="T245">(Lev 18:18)</text:span></text:p>
        </text:list-item>
        <text:list-item>
          <text:p text:style-name="P208"><text:span text:style-name="T27">Do not come near a woman during her menstrual period </text:span><text:span text:style-name="T31">&amp;</text:span><text:span text:style-name="T27"> uncover her nakedness.</text:span><text:span text:style-name="T31">(Lev 18:19)</text:span></text:p>
        </text:list-item>
        <text:list-item>
          <text:p text:style-name="P102">Do not have carnal relations with your neighbor’s wife (Lev 18:20)</text:p>
        </text:list-item>
        <text:list-item>
          <text:p text:style-name="P326"><text:span text:style-name="T32">No</text:span><text:span text:style-name="T12"> carnal relations </text:span><text:span text:style-name="T32">between</text:span><text:span text:style-name="T12"> ma</text:span><text:span text:style-name="T33">n</text:span><text:span text:style-name="T12"> &amp; ma</text:span><text:span text:style-name="T33">n</text:span><text:span text:style-name="T12">, Sodomy (Lev 18:22)</text:span></text:p>
        </text:list-item>
        <text:list-item>
          <text:p text:style-name="P103">No carnal relations between mankind &amp; beast, Beastiality (Lev 18:23)</text:p>
        </text:list-item>
      </text:list>
      <text:p text:style-name="P38"/>
      <text:p text:style-name="P5"><text:span text:style-name="T9">Times </text:span><text:span text:style-name="T10">&amp;</text:span><text:span text:style-name="T9"> Seasons</text:span></text:p>
      <text:p text:style-name="P38"/>
      <text:list xml:id="list1147979531" text:style-name="L9">
        <text:list-item>
          <text:p text:style-name="P209"><text:span text:style-name="T34">Gather </text:span><text:span text:style-name="T35">double portion</text:span><text:span text:style-name="T36">[</text:span><text:span text:style-name="T34">Food/supplies/etc</text:span><text:span text:style-name="T36">]</text:span><text:span text:style-name="T34"> before sabbath </text:span><text:span text:style-name="T35">(Ex 16:29)</text:span></text:p>
        </text:list-item>
        <text:list-item>
          <text:p text:style-name="P209"><text:span text:style-name="T248">R</text:span>emain <text:span text:style-name="T248">in your place on the Seventh day(local Area), Remain</text:span> inactive. <text:span text:style-name="T246">(Ex 16:2</text:span><text:span text:style-name="T248">9</text:span><text:span text:style-name="T246">-30)</text:span></text:p>
        </text:list-item>
        <text:list-item>
          <text:p text:style-name="P210">Remember the sabbath day and keep it <text:span text:style-name="T248">Set-apart</text:span> <text:span text:style-name="T247">(Ex 20:8)</text:span></text:p>
        </text:list-item>
        <text:list-item>
          <text:p text:style-name="P327">Six days work, Rest on the Seventh day(Ex 20:9-10)</text:p>
        </text:list-item>
        <text:list-item>
          <text:p text:style-name="P328">Observe the set-apart Festivals of YHWH[Pesach, Shavu’ot, Sukkot] (Ex 23:14-15)</text:p>
        </text:list-item>
        <text:list-item>
          <text:p text:style-name="P329">Rejoice in the festivals (Deuter 16:14)</text:p>
        </text:list-item>
        <text:list-item>
          <text:p text:style-name="P329">Gather before YHWH during the Festivals (Deuter 16:16)</text:p>
        </text:list-item>
        <text:list-item>
          <text:p text:style-name="P211"><text:span text:style-name="T268">Take note***</text:span><text:span text:style-name="T371">, </text:span>It is a night of keeping-watch for Y<text:span text:style-name="T366">HWH</text:span>, to bring them out of the land of Egypt; <text:line-break/>that is this night for Y<text:span text:style-name="T366">HWH</text:span>, a keeping-watch of all the Children of Israel, throughout their generations. <text:span text:style-name="T371">(Ex 12:42)</text:span></text:p>
        </text:list-item>
        <text:list-item>
          <text:p text:style-name="P212"><text:span text:style-name="T249">Observe Pesach according to Torah (Ex 12, </text:span><text:span text:style-name="T251">|</text:span><text:span text:style-name="T249"> Lev 23:5 </text:span><text:span text:style-name="T251">|</text:span><text:span text:style-name="T249"> </text:span><text:span text:style-name="T250">Deuter 16 </text:span><text:span text:style-name="T251">|</text:span><text:span text:style-name="T250"> Num 9</text:span><text:span text:style-name="T249">)</text:span></text:p>
        </text:list-item>
        <text:list-item>
          <text:p text:style-name="P330">Observe Second Pesach according to Torah (Num 9:10-12)</text:p>
        </text:list-item>
        <text:list-item>
          <text:p text:style-name="P213"><text:span text:style-name="T250">Observe ‘</text:span>Feast of Unleavened Bread’ <text:span text:style-name="T250">according to Torah</text:span> <text:span text:style-name="T250">(Ex </text:span><text:span text:style-name="T251">12:15-20 </text:span><text:span text:style-name="T277">&amp;</text:span><text:span text:style-name="T251"> </text:span><text:span text:style-name="T253">13:3-10 </text:span><text:span text:style-name="T277">&amp;</text:span><text:span text:style-name="T251"> 23:20 | Lev 23:6-8 </text:span><text:span text:style-name="T252">| Num 28:15 </text:span><text:span text:style-name="T254">| Deuter 16:3-8</text:span><text:span text:style-name="T250">)</text:span></text:p>
        </text:list-item>
        <text:list-item>
          <text:p text:style-name="P214"><text:span text:style-name="T254">Observe </text:span><text:span text:style-name="T256">E</text:span><text:span text:style-name="T254">levation </text:span><text:span text:style-name="T256">of</text:span><text:span text:style-name="T254"> Sheaf </text:span><text:span text:style-name="T427">O</text:span><text:span text:style-name="T254">ffering </text:span><text:span text:style-name="T257">[Korban Omer]</text:span><text:span text:style-name="T254"> according to Torah (Lev 23:10-15)</text:span></text:p>
        </text:list-item>
        <text:list-item>
          <text:p text:style-name="P215"><text:span text:style-name="T254">Observe </text:span><text:span text:style-name="T256">C</text:span><text:span text:style-name="T254">ounting </text:span><text:span text:style-name="T260">of </text:span><text:span text:style-name="T254">the </text:span><text:span text:style-name="T256">W</text:span><text:span text:style-name="T254">eeks for Shavu’ot</text:span><text:span text:style-name="T258">[</text:span><text:span text:style-name="T259">Sefirat HaOmer</text:span><text:span text:style-name="T258">]</text:span><text:span text:style-name="T254"> according to Torah ( </text:span><text:span text:style-name="T255">Lev 23:14-1</text:span><text:span text:style-name="T260">6</text:span><text:span text:style-name="T254"> | Deuter 16:9)</text:span></text:p>
        </text:list-item>
        <text:list-item>
          <text:p text:style-name="P331">Observe Shavu’ot according to Torah (Lev 23:<text:span text:style-name="T261">16-</text:span>21 | Deuter 16:9-12)</text:p>
        </text:list-item>
        <text:list-item>
          <text:p text:style-name="P332">Observe Yom Teruah according to Torah (Lev 23:24-25 | Num <text:span text:style-name="T262">10:8-10 &amp;</text:span> 29:1-6)</text:p>
        </text:list-item>
        <text:list-item>
          <text:p text:style-name="P216"><text:soft-page-break/><text:span text:style-name="T279">Observe Yom Kippur according to Torah (Lev </text:span><text:span text:style-name="T263">16:</text:span><text:span text:style-name="T265">1-</text:span><text:span text:style-name="T267">29</text:span><text:span text:style-name="T263">-34 </text:span><text:span text:style-name="T278">&amp;</text:span><text:span text:style-name="T279"> 23:27-32 </text:span><text:span text:style-name="T264">| Num 29:7-11</text:span><text:span text:style-name="T279">)</text:span></text:p>
        </text:list-item>
        <text:list-item>
          <text:p text:style-name="P333">Observe Sukkot according to Torah (<text:span text:style-name="T270">Lev 23:34-44 | </text:span>Num 29:12-<text:span text:style-name="T265">39 </text:span><text:span text:style-name="T271">| Ex 23:16 &amp; 34:22 | Deuter 16:13-15</text:span>)</text:p>
        </text:list-item>
        <text:list-item>
          <text:p text:style-name="P334">Observe Sukkot with rejoicing before YHWH with available plants mentioned (Lev 23:40)</text:p>
        </text:list-item>
      </text:list>
      <text:p text:style-name="P66"/>
      <text:p text:style-name="P28">Dietary Laws</text:p>
      <text:p text:style-name="P39"/>
      <text:list xml:id="list551203145" text:style-name="L10">
        <text:list-item>
          <text:p text:style-name="P217"><text:span text:style-name="T37">D</text:span><text:span text:style-name="T38">istinguish between clean and unclean animals according to Torah (Lev 11 </text:span><text:span text:style-name="T39">| Deuter 14:3-21</text:span><text:span text:style-name="T38">)</text:span></text:p>
        </text:list-item>
        <text:list-item>
          <text:p text:style-name="P335"><text:span text:style-name="T38">C</text:span><text:span text:style-name="T12">lean land animals according to Torah (Lev 11:2-3 </text:span><text:span text:style-name="T40">| Deuter 14:4-6</text:span><text:span text:style-name="T12">)</text:span></text:p>
        </text:list-item>
        <text:list-item>
          <text:p text:style-name="P104">Unclean Land animals according to Torah (Lev 11:4-8 <text:span text:style-name="T272">| Deuter 14:7-8</text:span>)</text:p>
        </text:list-item>
        <text:list-item>
          <text:p text:style-name="P104">Clean Water animals according to Torah (Lev 11:9 <text:span text:style-name="T272">| Deuter 14:9</text:span>)</text:p>
        </text:list-item>
        <text:list-item>
          <text:p text:style-name="P104">Unclean Water animals according to Torah (Lev 11:10-12 <text:span text:style-name="T272">| Deuter 14:10</text:span>)</text:p>
        </text:list-item>
        <text:list-item>
          <text:p text:style-name="P104">Unclean Birds according to Torah (Lev 11:13-<text:span text:style-name="T272">19 | Deuter 14:</text:span><text:span text:style-name="T273">12-19</text:span>)</text:p>
        </text:list-item>
        <text:list-item>
          <text:p text:style-name="P105">Clean insects according to Torah (Lev 11:22)</text:p>
        </text:list-item>
        <text:list-item>
          <text:p text:style-name="P105">Unclean insects according to Torah (Lev 11:23)</text:p>
        </text:list-item>
        <text:list-item>
          <text:p text:style-name="P106">Unclean swarming things that crawl upon its belly or has many legs, according to Torah (Lev 11:42)</text:p>
        </text:list-item>
        <text:list-item>
          <text:p text:style-name="P105">Unclean creatures according to Torah, moles , mouse, lizards, <text:span text:style-name="T274">etc...</text:span> (Lev 11:29-<text:span text:style-name="T274">30</text:span>)</text:p>
        </text:list-item>
        <text:list-item>
          <text:p text:style-name="P106">Unclean vessels, utensils, articles, etc from contact with Unclean creature according to Torah (Lev 11:32-38)</text:p>
        </text:list-item>
        <text:list-item>
          <text:p text:style-name="P218"><text:span text:style-name="T41">Animal that dies from a </text:span>natural death <text:span text:style-name="T273">is Unclean (Deuter 14:21)</text:span></text:p>
        </text:list-item>
        <text:list-item>
          <text:p text:style-name="P336">Animal that has flesh Torn <text:span text:style-name="T282">by beasts</text:span> is Unclean according to Torah (Ex 22:30 <text:span text:style-name="T370">| Lev 22:8</text:span>)</text:p>
        </text:list-item>
        <text:list-item>
          <text:p text:style-name="P337">Not to boil a kid in its mother milk[old pagan practice] (Deuter 14:21)</text:p>
        </text:list-item>
        <text:list-item>
          <text:p text:style-name="P338">Not to slaughter a animal and its young on the same day (Lev 22:28)</text:p>
        </text:list-item>
        <text:list-item>
          <text:p text:style-name="P339">Not to take a Mother bird &amp; its young, let the mother go take the young (Deuter 22:6-7)</text:p>
        </text:list-item>
        <text:list-item>
          <text:p text:style-name="P340">Not to partake of the blood, Blood is unclean according to Torah (Deuter 12:16,<text:span text:style-name="T292">23-25</text:span>)</text:p>
        </text:list-item>
        <text:list-item>
          <text:p text:style-name="P341">Poor out the blood and cover the blood with earth (Lev 17:13)</text:p>
        </text:list-item>
        <text:list-item>
          <text:p text:style-name="P342">Not to eat any of a condemned ox (Ex 21:28)</text:p>
        </text:list-item>
        <text:list-item>
          <text:p text:style-name="P219"><text:span text:style-name="T294">Not to eat the Fat of </text:span><text:span text:style-name="T419">O</text:span><text:span text:style-name="T294">x, </text:span><text:span text:style-name="T419">S</text:span><text:span text:style-name="T294">heep, </text:span><text:span text:style-name="T419">G</text:span><text:span text:style-name="T294">oat[Tallow fat/</text:span>suet<text:span text:style-name="T294">] (Lev 7:23)</text:span></text:p>
        </text:list-item>
        <text:list-item>
          <text:p text:style-name="P220"><text:span text:style-name="T293">Respectful observance*** not to eat of the ‘</text:span>sinew of the vein <text:span text:style-name="T293">upon the hallow of the thigh’[sciatic nerve] (Gen 32:33)</text:span></text:p>
        </text:list-item>
        <text:list-item>
          <text:p text:style-name="P340"><text:span text:style-name="T284">Not to neglect the Levite, </text:span><text:span text:style-name="T266">**</text:span><text:span text:style-name="T285">P</text:span><text:span text:style-name="T284">rovide his </text:span><text:span text:style-name="T285">P</text:span><text:span text:style-name="T284">ortion</text:span><text:span text:style-name="T266">**</text:span><text:span text:style-name="T284"> </text:span>(Deuter 12:19 <text:span text:style-name="T358">&amp; 14:28</text:span>)</text:p>
        </text:list-item>
        <text:list-item>
          <text:p text:style-name="P340"><text:span text:style-name="T284">Levitcal Portion</text:span><text:span text:style-name="T266">**</text:span><text:span text:style-name="T284"> </text:span>Shoulder<text:span text:style-name="T283">[right]</text:span>, cheeks, stomach (<text:span text:style-name="T283">Lev 7:32 | </text:span>Deuter 18:1-8)</text:p>
        </text:list-item>
        <text:list-item>
          <text:p text:style-name="P343"><text:span text:style-name="T284">Levitcal Portion</text:span><text:span text:style-name="T266">** </text:span>for Sons of Aaron Breast[Brisket] (Lev 7:30-31)</text:p>
        </text:list-item>
      </text:list>
      <text:p text:style-name="P67"/>
      <text:p text:style-name="P16">Business Practices</text:p>
      <text:p text:style-name="P40"/>
      <text:list xml:id="list1180649202" text:style-name="L11">
        <text:list-item>
          <text:p text:style-name="P107">Every seventh year you shall forgive debts, release slaves<text:span text:style-name="T298">[contracts adhere a seven year cycle </text:span><text:span text:style-name="T299">at most </text:span><text:span text:style-name="T301">|Shmita year|</text:span><text:span text:style-name="T298">]</text:span> (<text:span text:style-name="T300">Lev 25:40 </text:span><text:span text:style-name="T301">| </text:span>Deuter 15:1-18)</text:p>
        </text:list-item>
        <text:list-item>
          <text:p text:style-name="P108">Not to do wrong in buying or selling (Lev 25:14)</text:p>
        </text:list-item>
        <text:list-item>
          <text:p text:style-name="P221"><text:span text:style-name="T77">Not to</text:span> <text:span text:style-name="T322">commit Fraud (Lev 19:13)</text:span></text:p>
        </text:list-item>
        <text:list-item>
          <text:p text:style-name="P222"><text:span text:style-name="T42">Not to loan to a </text:span><text:span text:style-name="T43">fellow</text:span><text:span text:style-name="T42"> </text:span><text:span text:style-name="T43">Hebrew</text:span><text:span text:style-name="T42"> on interest (Lev 25:3</text:span><text:span text:style-name="T44">4-36</text:span><text:span text:style-name="T42"> </text:span><text:span text:style-name="T44">| Ex 22:24-25 | Deuter 23:19-2</text:span><text:span text:style-name="T45">1</text:span><text:span text:style-name="T42">)</text:span></text:p>
        </text:list-item>
        <text:list-item>
          <text:p text:style-name="P109">Not to Ignore your poor/needy Hebrew kinsman who seeks assistance (Deuter 15:7-11)</text:p>
        </text:list-item>
        <text:list-item>
          <text:p text:style-name="P110">Not to take items in pawn used for livelihood[Hand-mill/millstone] (Deuter 24:6)</text:p>
        </text:list-item>
        <text:list-item>
          <text:p text:style-name="P110">Not to seize a pawned item by force, don’t enter their house (Deuter 24:10-<text:span text:style-name="T295">13</text:span>)</text:p>
        </text:list-item>
        <text:list-item>
          <text:p text:style-name="P111">Not to abuse a needy worker, Pay him for his labor the same day (<text:span text:style-name="T296">Lev 19:13 | </text:span>Deuter 24:14-15)</text:p>
        </text:list-item>
        <text:list-item>
          <text:p text:style-name="P111">Not to take a pawn from a widow (Deuter 24:17)</text:p>
        </text:list-item>
        <text:list-item>
          <text:p text:style-name="P111">Not to commit fraud in measuring (Lev 19:35)</text:p>
        </text:list-item>
        <text:list-item>
          <text:p text:style-name="P111"><text:soft-page-break/>Have honest weights and measures (Lev 19:36)</text:p>
        </text:list-item>
        <text:list-item>
          <text:p text:style-name="P111">Not to have in possession false weights or measures (Deuter 25:13-14)</text:p>
        </text:list-item>
        <text:list-item>
          <text:p text:style-name="P112">Abide by Torah when dealing with a Hebrew Slave (Ex 21:2-6 <text:span text:style-name="T304">&amp; 25:44-46</text:span>)</text:p>
        </text:list-item>
        <text:list-item>
          <text:p text:style-name="P113">Not to compel a fellow Hebrew brother/kinsman to become a Slave (Lev 25:39)</text:p>
        </text:list-item>
        <text:list-item>
          <text:p text:style-name="P113">Employ your fellow Hebrew brother/kinsman until Jubilee/Shmita year (Lev 25:40)</text:p>
        </text:list-item>
        <text:list-item>
          <text:p text:style-name="P114">Not to be ruthless with your Hebrew brother/kinsman employees/workers/servants (Lev 25:43)</text:p>
        </text:list-item>
        <text:list-item>
          <text:p text:style-name="P115">Slaves may be acquired from s<text:span text:style-name="T297">urrounding nations (Lev 25:44)</text:span></text:p>
        </text:list-item>
        <text:list-item>
          <text:p text:style-name="P223"><text:span text:style-name="T46">If a Stranger prospers and employees/enslaves a poor Hebrew kinsman, </text:span><text:span text:style-name="T47">The </text:span><text:span text:style-name="T46">Hebrew shall be redeemed </text:span><text:span text:style-name="T48">AND not treated ruthlessly</text:span><text:span text:style-name="T46"> </text:span><text:span text:style-name="T47">(Lev 25:47-55)</text:span></text:p>
        </text:list-item>
        <text:list-item>
          <text:p text:style-name="P116">Not to send away a Hebrew slave empty handed [after Shmita] (Deuter 15:1<text:span text:style-name="T302">2-15</text:span>)</text:p>
        </text:list-item>
        <text:list-item>
          <text:p text:style-name="P117">Selling/redeeming a Daughter as a Maidservant, <text:span text:style-name="T303">[She cant be sold to outsiders]</text:span> (Ex 21:7-11)</text:p>
        </text:list-item>
        <text:list-item>
          <text:p text:style-name="P224"><text:span text:style-name="T49">Not to turn over a slave who seeks refuge with you, to their master (Deuter 23:16-</text:span><text:span text:style-name="T50">17</text:span><text:span text:style-name="T49">)</text:span></text:p>
        </text:list-item>
        <text:list-item>
          <text:p text:style-name="P344"><text:span text:style-name="T49">N</text:span><text:span text:style-name="T12">ot to muzzle a Ox while its working (Deuter 25:4)</text:span></text:p>
        </text:list-item>
      </text:list>
      <text:p text:style-name="P41"/>
      <text:p text:style-name="P18"><text:span text:style-name="T305">Shmita </text:span>| Jubilee Years</text:p>
      <text:p text:style-name="P43"/>
      <text:list xml:id="list969865133" text:style-name="L12">
        <text:list-item>
          <text:p text:style-name="P118">To let the land rest in the Shmita year[No Tilling, Pruning] (Ex 23:11 | Lev 25:2-4)</text:p>
        </text:list-item>
        <text:list-item>
          <text:p text:style-name="P119">Not to reap the after-growth of your harvest or gather the grapes from untrimmed vines (Lev 25:5)</text:p>
        </text:list-item>
        <text:list-item>
          <text:p text:style-name="P119">To Sound the Rams horn in the Shmita year (Lev 25:9)</text:p>
        </text:list-item>
        <text:list-item>
          <text:p text:style-name="P120">Release Debts in the Shmita year (Deuter 15:2)</text:p>
        </text:list-item>
        <text:list-item>
          <text:p text:style-name="P120">Loan/assist your needy/poor Hebrew kinsmen regardless of closeness of Shmita year(Deuter 15:9)</text:p>
        </text:list-item>
        <text:list-item>
          <text:p text:style-name="P225"><text:span text:style-name="T54">Assemble the people to hear the Torah at the close of the seventh year[</text:span>Feast of Booths<text:span text:style-name="T54">] (Deuter 21:10-13)</text:span></text:p>
        </text:list-item>
        <text:list-item>
          <text:p text:style-name="P345"><text:span text:style-name="T12">Count the Shmita years in cycles of seven, seven times seven for 49 years, the 50</text:span><text:span text:style-name="T306">th</text:span><text:span text:style-name="T12"> year is a Jubilee (Lev 25:8-16) </text:span></text:p>
        </text:list-item>
        <text:list-item>
          <text:p text:style-name="P226"><text:span text:style-name="T55">Keep the Jubilee Set-Apart/Holy, by resting and allowing the land to rest, Proclaim a </text:span><text:span text:style-name="T12">release.</text:span><text:span text:style-name="T55"> (Lev 25:10) </text:span></text:p>
        </text:list-item>
        <text:list-item>
          <text:p text:style-name="P346"><text:span text:style-name="T55">R</text:span><text:span text:style-name="T12">est on the Jubilee year, No Sowing or Harvesting (Lev 25:11)</text:span></text:p>
        </text:list-item>
        <text:list-item>
          <text:p text:style-name="P121">Grant redemption of the land in the Jubilee year (Lev 25:24)</text:p>
        </text:list-item>
      </text:list>
      <text:p text:style-name="P60"/>
      <text:p text:style-name="P17">Vows, Oaths &amp; Swearing</text:p>
      <text:p text:style-name="P42"/>
      <text:list xml:id="list2346616124" text:style-name="L13">
        <text:list-item>
          <text:p text:style-name="P227"><text:span text:style-name="T51">A Man/</text:span><text:span text:style-name="T52">Woman</text:span><text:span text:style-name="T51"> should fulfill what he has vowed </text:span><text:span text:style-name="T52">[few Exceptions for annulling, </text:span><text:span text:style-name="T53">Don’t put off fulfilling</text:span><text:span text:style-name="T52">]</text:span><text:span text:style-name="T51"> (</text:span><text:span text:style-name="T52">Num 30:4-17 | </text:span><text:span text:style-name="T51">Deuter 23:24)</text:span></text:p>
        </text:list-item>
        <text:list-item>
          <text:p text:style-name="P73"><text:span text:style-name="T289">Not to swear falsely by His Name, </text:span><text:span text:style-name="T291">only swear by His Name</text:span><text:span text:style-name="T289"> (Ex 20:7 | Lev 19:12 </text:span><text:span text:style-name="T290">| Deuter 10:20</text:span><text:span text:style-name="T289">)</text:span></text:p>
        </text:list-item>
      </text:list>
      <text:p text:style-name="P44"/>
      <text:p text:style-name="P19">Court &amp; Judicial Procedure</text:p>
      <text:p text:style-name="P45"/>
      <text:list xml:id="list2376456337" text:style-name="L14">
        <text:list-item>
          <text:p text:style-name="P122"><text:span text:style-name="T326">E</text:span>very lawsuit and case of assault is subject to the ruling <text:span text:style-name="T326">of the</text:span> <text:span text:style-name="T326">Levitcal priest (Deuter 21:5)</text:span></text:p>
        </text:list-item>
        <text:list-item>
          <text:p text:style-name="P122">Appoint Judges and Officials for tribal-districts (Deuter 16:18)</text:p>
        </text:list-item>
        <text:list-item>
          <text:p text:style-name="P228"><text:span text:style-name="T60">N</text:span>ot render an unfair decision, <text:span text:style-name="T61">N</text:span><text:span text:style-name="T62">ot be partial in judgment: hear out low and high alike </text:span><text:span text:style-name="T63">[rich/poor]</text:span><text:span text:style-name="T62"> </text:span><text:span text:style-name="T61">(</text:span><text:span text:style-name="T65">Ex 23:3 | </text:span><text:span text:style-name="T64">Lev 19:15 | </text:span><text:span text:style-name="T61">Deuter 1:16-17)</text:span></text:p>
        </text:list-item>
        <text:list-item>
          <text:p text:style-name="P228"><text:span text:style-name="T66">N</text:span><text:span text:style-name="T61">ot to turn aside the rights of your needy/</text:span><text:span text:style-name="T66">poor</text:span><text:span text:style-name="T61"> </text:span><text:span text:style-name="T66">in their disputes. (Ex 23:6)</text:span></text:p>
        </text:list-item>
        <text:list-item>
          <text:p text:style-name="P228"><text:span text:style-name="T66">N</text:span><text:span text:style-name="T61">ot pervert the judgment of the stranger, or of the fatherles</text:span><text:span text:style-name="T66">s[orphans] (Deuter 24:17)</text:span></text:p>
        </text:list-item>
        <text:list-item>
          <text:p text:style-name="P123">Not to accept bribes (<text:span text:style-name="T314">Ex 23:8 | </text:span>Deuter 16:19)</text:p>
        </text:list-item>
        <text:list-item>
          <text:p text:style-name="P124"><text:soft-page-break/><text:span text:style-name="T310">Adjudicate cases of </text:span>paid deposit<text:span text:style-name="T310">s</text:span>[animal sitting]<text:span text:style-name="T310"> </text:span>liability (Ex 22:9-12)</text:p>
        </text:list-item>
        <text:list-item>
          <text:p text:style-name="P124"><text:span text:style-name="T310">Adjudicate cases of</text:span> borrow<text:span text:style-name="T310">er </text:span>liability(Ex 22:13-14)</text:p>
        </text:list-item>
        <text:list-item>
          <text:p text:style-name="P126">Adjudicate cases of Inheritances <text:span text:style-name="T311">(Num 27:8-11)</text:span></text:p>
        </text:list-item>
        <text:list-item>
          <text:p text:style-name="P127">Adjudicate cases of <text:span text:style-name="T311">Damages[Uncovered pit] (Ex 21:33-34)</text:span></text:p>
        </text:list-item>
        <text:list-item>
          <text:p text:style-name="P127">Adjudicate cases of <text:span text:style-name="T311">Injuries [by beasts] (Ex 21:35-36)</text:span></text:p>
        </text:list-item>
        <text:list-item>
          <text:p text:style-name="P127">Adjudicate cases of <text:span text:style-name="T311">Damages [Cattle Trespass] (Ex 22:4)</text:span></text:p>
        </text:list-item>
        <text:list-item>
          <text:p text:style-name="P127">Adjudicate cases of <text:span text:style-name="T311">Damages [Fire] (Ex 22:5)</text:span></text:p>
        </text:list-item>
        <text:list-item>
          <text:p text:style-name="P229"><text:span text:style-name="T56">Adjudicate cases of </text:span><text:span text:style-name="T57">Damage </text:span><text:span text:style-name="T58">by</text:span><text:span text:style-name="T57"> Theft </text:span><text:span text:style-name="T58">while items are safeguarded (Ex 22:6-7)</text:span></text:p>
        </text:list-item>
        <text:list-item>
          <text:p text:style-name="P125"><text:span text:style-name="T310">Adjudicate cases </text:span><text:span text:style-name="T312">between a Plaintiff and Defendant (Ex 22:8)</text:span></text:p>
        </text:list-item>
        <text:list-item>
          <text:p text:style-name="P128">Not to curse and Chieftain or revile a Judge (Ex 22:27)</text:p>
        </text:list-item>
        <text:list-item>
          <text:p text:style-name="P230"><text:span text:style-name="T59">Two or more witnesses for a matter </text:span>to be established <text:span text:style-name="T313">(</text:span><text:span text:style-name="T315">Ex 23:7 </text:span><text:span text:style-name="T316">| Num 35:30</text:span><text:span text:style-name="T315"> | </text:span><text:span text:style-name="T313">Deuter 19:15)</text:span></text:p>
        </text:list-item>
        <text:list-item>
          <text:p text:style-name="P231">Let the hands of the witnesses be the first against him to put him to death, and the hands of the rest of the people thereafter. <text:span text:style-name="T317">(Deuter 17:7)</text:span></text:p>
        </text:list-item>
        <text:list-item>
          <text:p text:style-name="P347">Not to side with the multitude to do wrong, not to give false testimony with the multitude to pervert justice (Ex 23:2)</text:p>
        </text:list-item>
        <text:list-item>
          <text:p text:style-name="P348">Observe ‘Cities of <text:span text:style-name="T316">R</text:span>efuge’ as prescribed in Torah, trial must be held before capital punishment (Number 35:6-29) </text:p>
        </text:list-item>
        <text:list-item>
          <text:p text:style-name="P232"><text:span text:style-name="T316">Not accept </text:span>ransom f<text:span text:style-name="T316">rom</text:span> him that is fled to the ‘<text:span text:style-name="T316">C</text:span>it<text:span text:style-name="T327">es</text:span> of <text:span text:style-name="T316">R</text:span>efuge’, that he <text:span text:style-name="T316">go</text:span> back to dwell in <text:span text:style-name="T316">his</text:span> land, <text:span text:style-name="T316">he must wait </text:span>until the death of the priest. <text:span text:style-name="T316">(Num 35:32)</text:span></text:p>
        </text:list-item>
        <text:list-item>
          <text:p text:style-name="P349">If False use of ‘Cites of <text:span text:style-name="T316">R</text:span>efuge’ found out abide by Torah (Deuter 19:11-13)</text:p>
        </text:list-item>
        <text:list-item>
          <text:p text:style-name="P232"><text:span text:style-name="T316">N</text:span>ot accept a ransom for the life of a murderer who is guilty of a capital crime; he must be put to death <text:span text:style-name="T316">(Num 35:31)</text:span></text:p>
        </text:list-item>
        <text:list-item>
          <text:p text:style-name="P350">I<text:span text:style-name="T325">f</text:span> a <text:span text:style-name="T325">dead body is found and the killer is unknown abide by this Torah</text:span> (Deuter 21:<text:span text:style-name="T325">1-9</text:span>)</text:p>
        </text:list-item>
        <text:list-item>
          <text:p text:style-name="P233"><text:span text:style-name="T328">If a False witness is found to bring a case </text:span>maliciously <text:span text:style-name="T328">towards another, </text:span>do to <text:span text:style-name="T328">them</text:span> as <text:span text:style-name="T328">t</text:span>he<text:span text:style-name="T328">y had</text:span> schemed to do to <text:span text:style-name="T328">the other, abide by Torah (Deuter 19:16-21)</text:span></text:p>
        </text:list-item>
        <text:list-item>
          <text:p text:style-name="P351">Not to dishonor the rulings of the court. (Deuter 17:8-12)</text:p>
        </text:list-item>
      </text:list>
      <text:p text:style-name="P49"/>
      <text:p text:style-name="P20">Property &amp; Property Rights</text:p>
      <text:p text:style-name="P46"/>
      <text:list xml:id="list4077916913" text:style-name="L15">
        <text:list-item>
          <text:p text:style-name="P129">To have a parapet for your roof (Deuter 22:8)</text:p>
        </text:list-item>
        <text:list-item>
          <text:p text:style-name="P130">Not to sell the land beyond reclaim (Lev 25:23)</text:p>
        </text:list-item>
        <text:list-item>
          <text:p text:style-name="P234">Throughout the land that you hold, you must provide for the redemption of the land. <text:span text:style-name="T320">(Lev 25:24)</text:span></text:p>
        </text:list-item>
        <text:list-item>
          <text:p text:style-name="P235"><text:span text:style-name="T321">If land is sold by one in straits/</text:span>poverty<text:span text:style-name="T321">, his nearest kinsman shall redeem what he sold (Lev 25:25)</text:span></text:p>
        </text:list-item>
        <text:list-item>
          <text:p text:style-name="P352">Land redemption example(Lev 25:26-28)</text:p>
        </text:list-item>
        <text:list-item>
          <text:p text:style-name="P353">If house in walled city is sold it may be redeemed up until a year has passed, after that its not redeemable (Lev 25:29-30)</text:p>
        </text:list-item>
        <text:list-item>
          <text:p text:style-name="P353">Houses in open country(not walled) shall be redeemed &amp; released through the jubilee (Lev 25:31)</text:p>
        </text:list-item>
        <text:list-item>
          <text:p text:style-name="P130">Levites shall forever have the right of redemption for land (Lev 25:32)</text:p>
        </text:list-item>
        <text:list-item>
          <text:p text:style-name="P236"><text:span text:style-name="T71">L</text:span><text:span text:style-name="T72">evitical property may be redeemed and released in the </text:span><text:span text:style-name="T12">Levitical </text:span><text:span text:style-name="T72">cities. (Lev 25:33)</text:span></text:p>
        </text:list-item>
        <text:list-item>
          <text:p text:style-name="P131">Pasture land near the Levitcal cities cannot be sold (Lev 25:34)</text:p>
        </text:list-item>
        <text:list-item>
          <text:p text:style-name="P132">Not to remove Landmarks[Property boundaries] (Deuter 19:14)</text:p>
        </text:list-item>
        <text:list-item>
          <text:p text:style-name="P132">Not to settle in the land of Egypt (Deuter 17:16)</text:p>
        </text:list-item>
        <text:list-item>
          <text:p text:style-name="P132">Not to steal personal property (Lev 19:11)</text:p>
        </text:list-item>
        <text:list-item>
          <text:p text:style-name="P133">Restore that took in robbery or fraud (Lev 5:23)</text:p>
        </text:list-item>
        <text:list-item>
          <text:p text:style-name="P354"><text:span text:style-name="T12">Return lost property, </text:span><text:span text:style-name="T73">don’t slack off and hide out with it, return it. </text:span><text:span text:style-name="T12">(Deuter 22:1-</text:span><text:span text:style-name="T73">3</text:span><text:span text:style-name="T12">)</text:span></text:p>
        </text:list-item>
      </text:list>
      <text:p text:style-name="P48"/>
      <text:p text:style-name="P10"><text:soft-page-break/><text:span text:style-name="T323">Punishments, </text:span>Capitol Punishment &amp; Restitution</text:p>
      <text:p text:style-name="P47"/>
      <text:list xml:id="list315348572" text:style-name="L16">
        <text:list-item>
          <text:p text:style-name="P237"><text:span text:style-name="T84">I</text:span><text:span text:style-name="T95">f someone tries </text:span><text:span text:style-name="T12">entic</text:span><text:span text:style-name="T95">ing</text:span><text:span text:style-name="T12"> you </text:span><text:span text:style-name="T95">to worship some other Elohim besides YHWH, they shall be put to death, according to Torah (Deuter 13:7-19)</text:span></text:p>
        </text:list-item>
        <text:list-item>
          <text:p text:style-name="P238"><text:span text:style-name="T84">K</text:span><text:span text:style-name="T74">idnapping a </text:span><text:span text:style-name="T75">person –</text:span><text:span text:style-name="T74"> whether he has sold him or is still holding him – </text:span><text:span text:style-name="T84">Kidnapper </text:span><text:span text:style-name="T74">shall be put to death.</text:span><text:span text:style-name="T76">(Ex 21:16)</text:span></text:p>
        </text:list-item>
        <text:list-item>
          <text:p text:style-name="P239"><text:span text:style-name="T76">I</text:span><text:span text:style-name="T78">f a married man </text:span><text:span text:style-name="T12">commits adultery</text:span><text:span text:style-name="T78"> with woman married to another man, </text:span><text:span text:style-name="T79">they shall be put to death.</text:span><text:span text:style-name="T78"> (Lev 20:10 </text:span><text:span text:style-name="T85">| Deuter 22:22</text:span><text:span text:style-name="T78">)</text:span></text:p>
        </text:list-item>
        <text:list-item>
          <text:p text:style-name="P240"><text:span text:style-name="T78">If a man lies with his father’s wife, </text:span><text:span text:style-name="T79">they shall be put to death</text:span><text:span text:style-name="T78">. </text:span><text:span text:style-name="T79">(Lev 20:11)</text:span></text:p>
        </text:list-item>
        <text:list-item>
          <text:p text:style-name="P134">If a man lies with his daughter-in-law, they shall be put to death. (Lev 20:12)</text:p>
        </text:list-item>
        <text:list-item>
          <text:p text:style-name="P135">If a man lies with a male as one lies with a woman, they shall be put to death. (Lev 20:13)</text:p>
        </text:list-item>
        <text:list-item>
          <text:p text:style-name="P135">If a man marries a woman and her mother, they shall be put to the fire. (Lev 20:14)</text:p>
        </text:list-item>
        <text:list-item>
          <text:p text:style-name="P241"><text:span text:style-name="T79">If a man </text:span><text:span text:style-name="T81">or woman</text:span><text:span text:style-name="T79"> has carnal relations with a beast, they shall be put to death. </text:span><text:span text:style-name="T80">(Lev 20:15-</text:span><text:span text:style-name="T81">16</text:span><text:span text:style-name="T80">)</text:span></text:p>
        </text:list-item>
        <text:list-item>
          <text:p text:style-name="P241"><text:span text:style-name="T80">If a man marries his sister, </text:span><text:span text:style-name="T82">they shall be excommunicated/cut-off. (Lev 20:17)</text:span></text:p>
        </text:list-item>
        <text:list-item>
          <text:p text:style-name="P242"><text:span text:style-name="T83">I</text:span><text:span text:style-name="T82">f a man shall lie with a woman during her menstruation</text:span><text:span text:style-name="T83"> , </text:span><text:span text:style-name="T82">they shall be excommunicated/cut-off. </text:span><text:span text:style-name="T83">(Lev 20:18)</text:span></text:p>
        </text:list-item>
        <text:list-item>
          <text:p text:style-name="P136">If a man rapes a engaged woman in a city, they both shall be put to death <text:span text:style-name="T360">[</text:span><text:span text:style-name="T324">implying the woman didn't cry out for help</text:span><text:span text:style-name="T360">]</text:span> (Deuter 22:23-24)</text:p>
        </text:list-item>
        <text:list-item>
          <text:p text:style-name="P136">If a man rapes a engaged woman in the country, the man shall die <text:span text:style-name="T360">[</text:span><text:span text:style-name="T324">Implying even if the woman cried out for help, nobody around to help her.</text:span><text:span text:style-name="T360">]</text:span> (Deuter 22:25-27)</text:p>
        </text:list-item>
        <text:list-item>
          <text:p text:style-name="P243"><text:span text:style-name="T86">If a man </text:span><text:span text:style-name="T87">who was</text:span><text:span text:style-name="T86"> guilty of a death sentence, is </text:span><text:span text:style-name="T87">then</text:span><text:span text:style-name="T86"> impaled upon a stake, don’t leave the corpse on the stake overnight, </text:span><text:span text:style-name="T88">bury the same day.</text:span><text:span text:style-name="T86"> (Deuter 21:22-23)</text:span></text:p>
        </text:list-item>
        <text:list-item>
          <text:p text:style-name="P137">To cut off the hand of a wife who interferes with her husbands fight and grabs the other mans genitals (Deuter 25:12)</text:p>
        </text:list-item>
        <text:list-item>
          <text:p text:style-name="P137">To make restitution for the injured parties involved in a pit left uncovered (Ex 21:33-34)</text:p>
        </text:list-item>
        <text:list-item>
          <text:p text:style-name="P137">Abide by Torah for injuries pertaining to a Ox that gores (Ex 21:<text:span text:style-name="T318">28-36</text:span>)</text:p>
        </text:list-item>
        <text:list-item>
          <text:p text:style-name="P138">Restitution to be made by the thief who steals livestock, 5 Oxen repaid - for the 1 Oxen stolen, 4 Sheep repaid - for the 1 Sheep stolen. (Ex 21:37)</text:p>
        </text:list-item>
        <text:list-item>
          <text:p text:style-name="P137"><text:span text:style-name="T318">Restitution to be made </text:span><text:span text:style-name="T319">according to Torah involving a fight that happens to lead to a miscarriage (Ex 21:22-25)</text:span></text:p>
        </text:list-item>
        <text:list-item>
          <text:p text:style-name="P244"><text:span text:style-name="T67">Torah examples for damages and restitution caused by fighting [</text:span>life for life, <text:span text:style-name="T319">eye for eye, tooth for tooth</text:span><text:span text:style-name="T67">] </text:span><text:span text:style-name="T68">(Ex 21:22-25)</text:span></text:p>
        </text:list-item>
        <text:list-item>
          <text:p text:style-name="P139">Freedom for the slave who’s Owner stuck him and caused him to lose a eye or tooth (Ex 21:26-27)</text:p>
        </text:list-item>
        <text:list-item>
          <text:p text:style-name="P244"><text:span text:style-name="T68">T</text:span><text:span text:style-name="T69">hief caught and beaten to death while sundown, no </text:span><text:span text:style-name="T12">bloodguilt</text:span><text:span text:style-name="T69"> (Ex 22:1)</text:span></text:p>
        </text:list-item>
        <text:list-item>
          <text:p text:style-name="P244"><text:span text:style-name="T69">Thief caught while sun is </text:span><text:span text:style-name="T70">out</text:span><text:span text:style-name="T69"> then bloodguilt if beaten to death, otherwise pays restitution, if he lacks the means then sold into slavery, if livestock stole and was found then repay double (Ex 22:2-3)</text:span></text:p>
        </text:list-item>
        <text:list-item>
          <text:p text:style-name="P245"><text:span text:style-name="T86">I</text:span><text:span text:style-name="T89">f bodily injury accrues from two people fighting, the injured person being bedridden but lives to walk outside, the other who caused injury must compensate for the idleness and healing. (Ex 21:19)</text:span></text:p>
        </text:list-item>
        <text:list-item>
          <text:p text:style-name="P245"><text:span text:style-name="T89">You shall not tolerate a sorceress/</text:span><text:span text:style-name="T90">witch, they shall die. (Ex 22:17)</text:span></text:p>
        </text:list-item>
        <text:list-item>
          <text:p text:style-name="P245"><text:span text:style-name="T91">Whoever</text:span><text:span text:style-name="T90"> sacrifices to a </text:span><text:span text:style-name="T91">Elohim</text:span><text:span text:style-name="T90">, </text:span><text:span text:style-name="T91">other than YHWH</text:span><text:span text:style-name="T90">, shall be utterly destroyed. </text:span><text:span text:style-name="T91">(Ex 22:19)</text:span></text:p>
        </text:list-item>
        <text:list-item>
          <text:p text:style-name="P140">If flogging is the chosen punishment abide by the Torah (Deuter 25:1-3)</text:p>
        </text:list-item>
        <text:list-item>
          <text:p text:style-name="P246"><text:span text:style-name="T92">If a man is carnal with a </text:span><text:span text:style-name="T12">virgin who is not engaged </text:span><text:span text:style-name="T92">and they are found out, he must marry her and pay her father fifty shekels of silver</text:span><text:span text:style-name="T93">, he forfeits his right to divorce,</text:span><text:span text:style-name="T92"> according to Torah. (Deuter 22:28-29)</text:span></text:p>
        </text:list-item>
        <text:list-item>
          <text:p text:style-name="P247"><text:span text:style-name="T92">I</text:span><text:span text:style-name="T158">f a Hebrew man is clean and not on a journey and </text:span><text:span text:style-name="T12">fails to keep </text:span><text:span text:style-name="T158">Pesach, He shall be </text:span><text:span text:style-name="T82">excommunicated/cut-off </text:span><text:span text:style-name="T158">according to Torah (Num 9:13)</text:span></text:p>
        </text:list-item>
      </text:list>
      <text:p text:style-name="P29"><text:soft-page-break/>Prophecy</text:p>
      <text:p text:style-name="P50"/>
      <text:list xml:id="list396320762" text:style-name="L17">
        <text:list-item>
          <text:p text:style-name="P248"><text:span text:style-name="T94">Other nations use sorcerers &amp; </text:span>diviners, <text:span text:style-name="T329">Not for Israel. YHWH uses prophets, Take notice/heed and pay attention </text:span><text:span text:style-name="T435">to discern if the prophet </text:span><text:span text:style-name="T436">&amp; prophecy</text:span><text:span text:style-name="T435"> is legit or not</text:span><text:span text:style-name="T329">. (Deuter 18:15)</text:span></text:p>
        </text:list-item>
        <text:list-item>
          <text:p text:style-name="P355">If there’s a encounter of a Prophet observe according to Torah (Deuter 13:1-6)</text:p>
        </text:list-item>
        <text:list-item>
          <text:p text:style-name="P355">Not to prophesy falsely (Deuter 18:20)</text:p>
        </text:list-item>
        <text:list-item>
          <text:p text:style-name="P355">If the prophet speaks to worshiping some other Elohim, besides YHWH, he shall be put to death (Deuter 13:<text:span text:style-name="T330">6</text:span>) </text:p>
        </text:list-item>
        <text:list-item>
          <text:p text:style-name="P355">If a prophet speaks a word that didn't come true don’t stand in fear of him (Deuter 18:22)</text:p>
        </text:list-item>
      </text:list>
      <text:p text:style-name="P68"/>
      <text:p text:style-name="P21">Idolatry, Idolaters &amp; Idolatrous Practices</text:p>
      <text:p text:style-name="P51"/>
      <text:list xml:id="list1636993086" text:style-name="L18">
        <text:list-item>
          <text:p text:style-name="P141">Not to make graven image<text:span text:style-name="T333">[Idols]</text:span> (Ex 20:4)</text:p>
        </text:list-item>
        <text:list-item>
          <text:p text:style-name="P249"><text:span text:style-name="T96">N</text:span>ot make molten <text:span text:style-name="T333">elohims[Idols]</text:span> for yourselves. <text:span text:style-name="T331">(Ex 34:17 | Lev 19:4)</text:span></text:p>
        </text:list-item>
        <text:list-item>
          <text:p text:style-name="P249"><text:span text:style-name="T332">C</text:span>onsign the images of their <text:span text:style-name="T332">elohims</text:span><text:span text:style-name="T333">[Idols]</text:span> to the fire <text:span text:style-name="T332">(Deuter 7:25)</text:span></text:p>
        </text:list-item>
        <text:list-item>
          <text:p text:style-name="P250"><text:span text:style-name="T333">N</text:span>ot bring an abhorrent thing<text:span text:style-name="T333">[Idols]</text:span> into your house. <text:span text:style-name="T333">(Deuter 7:26)</text:span></text:p>
        </text:list-item>
        <text:list-item>
          <text:p text:style-name="P356">Not to, bow down to, serve, or worship a Idol (Ex 20:5)</text:p>
        </text:list-item>
        <text:list-item>
          <text:p text:style-name="P357">Not to mention or prophecy in the names of other elohims. (Ex 23:13 | Deuter 18:20)</text:p>
        </text:list-item>
        <text:list-item>
          <text:p text:style-name="P358">Not to pay attention to[heed] one who prophesies in the name of a idol (Deuter 13:4)</text:p>
        </text:list-item>
        <text:list-item>
          <text:p text:style-name="P358">Not to entice a Hebrew into Idolatry (Deuter 13:2-12)</text:p>
        </text:list-item>
        <text:list-item>
          <text:p text:style-name="P251"><text:span text:style-name="T335">Not to show pity or </text:span>compassion <text:span text:style-name="T335">to one who enticed Hebrews into Idolatry (Deuter 13:9)</text:span></text:p>
        </text:list-item>
        <text:list-item>
          <text:p text:style-name="P252"><text:span text:style-name="T334">Destroy </text:span>all the sites at which <text:span text:style-name="T334">heathens</text:span> worshiped their <text:span text:style-name="T334">elohims (Deuter 12:2-3)</text:span></text:p>
        </text:list-item>
        <text:list-item>
          <text:p text:style-name="P359">Not to adopt the institutions or customs or abide by the laws of Idolaters[Egypt &amp; Canaan] (Lev 18:3 <text:span text:style-name="T336">&amp; 20:23</text:span>)</text:p>
        </text:list-item>
        <text:list-item>
          <text:p text:style-name="P253"><text:span text:style-name="T337">Not</text:span> allow any of your offspring to be offered up to <text:span text:style-name="T338">m</text:span>olech<text:span text:style-name="T337"> (Lev 18:21 </text:span><text:span text:style-name="T344">| Deuter 18:10</text:span><text:span text:style-name="T337">)</text:span></text:p>
        </text:list-item>
        <text:list-item>
          <text:p text:style-name="P253"><text:span text:style-name="T341">N</text:span>ot <text:span text:style-name="T341">to</text:span> tolerate<text:span text:style-name="T339"> </text:span><text:span text:style-name="T340">[</text:span><text:span text:style-name="T339">let live</text:span><text:span text:style-name="T340">]</text:span> a sorcerer<text:span text:style-name="T341">/</text:span>sorceress/<text:span text:style-name="T341">witch/warlock (Ex 22:17 </text:span><text:span text:style-name="T344">| Deuter 18:10-</text:span><text:span text:style-name="T345">11</text:span><text:span text:style-name="T341">)</text:span></text:p>
        </text:list-item>
        <text:list-item>
          <text:p text:style-name="P254"><text:span text:style-name="T342">N</text:span>ot <text:span text:style-name="T342">to</text:span> practice divination or soothsaying, enchantment<text:span text:style-name="T342">s</text:span>, observ<text:span text:style-name="T342">ing of</text:span> times<text:span text:style-name="T342">[astrology]</text:span>, <text:span text:style-name="T342">omens (Lev 19:26 </text:span><text:span text:style-name="T344">| Deuter 18:10-</text:span><text:span text:style-name="T346">11</text:span><text:span text:style-name="T342">)</text:span></text:p>
        </text:list-item>
        <text:list-item>
          <text:p text:style-name="P253"><text:span text:style-name="T343">No to consult with wizards, mediums, ghosts, </text:span>familiar spirits.<text:span text:style-name="T343"> (Lev 19:31 </text:span><text:span text:style-name="T344">| Deuter 18:10-</text:span><text:span text:style-name="T345">11</text:span><text:span text:style-name="T343">)</text:span></text:p>
        </text:list-item>
        <text:list-item>
          <text:p text:style-name="P255"><text:span text:style-name="T347">Not to morn </text:span><text:span text:style-name="T348">for the dead</text:span><text:span text:style-name="T347"> like Idolaters, </text:span><text:span text:style-name="T348">Do not</text:span><text:span text:style-name="T347"> </text:span>round off the side-growth on your head, or destroy the side-growth of your beard,<text:span text:style-name="T347"> or </text:span>gashes in your flesh, nor imprint any marks upon you<text:span text:style-name="T348">rself[tattoos], </text:span><text:span text:style-name="T349">nor bald spots[ripping hair out]</text:span> <text:span text:style-name="T347">(Lev 19:27-28 </text:span><text:span text:style-name="T349">| Deuter 14:1</text:span><text:span text:style-name="T347">)</text:span></text:p>
        </text:list-item>
        <text:list-item>
          <text:p text:style-name="P256"><text:span text:style-name="T350">Not to plant or place a ‘</text:span><text:span text:style-name="T351">a</text:span>shera <text:span text:style-name="T350">tree’, ‘</text:span><text:span text:style-name="T351">a</text:span><text:span text:style-name="T350">sherah post’, ‘</text:span>sacred post’, ‘<text:span text:style-name="T351">pole’ or ‘pillar’</text:span> <text:span text:style-name="T351">(Deuter 16:21-22)</text:span></text:p>
        </text:list-item>
        <text:list-item>
          <text:p text:style-name="P360">Not to rebuild a city that was lead astray by idolatry (Deuter 13:17)</text:p>
        </text:list-item>
      </text:list>
      <text:p text:style-name="P69"/>
      <text:p text:style-name="P22">Agriculture &amp; Animal Husbandry</text:p>
      <text:p text:style-name="P52"/>
      <text:list xml:id="list35364430" text:style-name="L19">
        <text:list-item>
          <text:p text:style-name="P257"><text:span text:style-name="T97">Not to create hybrid animals or plants</text:span><text:span text:style-name="T98">[</text:span><text:span text:style-name="T97">cross breed</text:span><text:span text:style-name="T98">ing]</text:span><text:span text:style-name="T97"> </text:span><text:span text:style-name="T98">or </text:span><text:span text:style-name="T99">to </text:span><text:span text:style-name="T98">mix linen and wool. </text:span><text:span text:style-name="T97">(Lev 19:19 </text:span><text:span text:style-name="T99">| Deuter 22:9</text:span><text:span text:style-name="T97">)</text:span></text:p>
        </text:list-item>
        <text:list-item>
          <text:p text:style-name="P361"><text:span text:style-name="T12">Not to eat the fruit from a newly planted fruit tree[sapling] for </text:span><text:span text:style-name="T99">the 1</text:span><text:span text:style-name="T307">st</text:span><text:span text:style-name="T99"> three</text:span><text:span text:style-name="T12"> years, </text:span><text:span text:style-name="T99">the 4</text:span><text:span text:style-name="T307">th</text:span><text:span text:style-name="T99"> year the fruit is set apart, 5</text:span><text:span text:style-name="T307">th </text:span><text:span text:style-name="T99">year and onward you can eat</text:span><text:span text:style-name="T12"> </text:span><text:span text:style-name="T97">(</text:span><text:span text:style-name="T12">Lev 19:23-</text:span><text:span text:style-name="T99">24</text:span><text:span text:style-name="T12">)</text:span></text:p>
        </text:list-item>
        <text:list-item>
          <text:p text:style-name="P361"><text:span text:style-name="T100">N</text:span><text:span text:style-name="T12">ot plow with an ox and an ass together. </text:span><text:span text:style-name="T100">(Deuter 22:10)</text:span></text:p>
        </text:list-item>
      </text:list>
      <text:p text:style-name="P54"/>
      <text:p text:style-name="P23"/>
      <text:p text:style-name="P23"/>
      <text:p text:style-name="P23"/>
      <text:p text:style-name="P23"/>
      <text:p text:style-name="P23"><text:soft-page-break/>Clothing</text:p>
      <text:p text:style-name="P53"/>
      <text:list xml:id="list2702432200" text:style-name="L20">
        <text:list-item>
          <text:p text:style-name="P142">Not to mix linen and wool (Lev 19:19 | Deuter 22:11)</text:p>
        </text:list-item>
        <text:list-item>
          <text:p text:style-name="P143"><text:span text:style-name="T225">Tzi</text:span><text:span text:style-name="T363">t</text:span><text:span text:style-name="T225">Zit’s</text:span><text:span text:style-name="T363">[</text:span><text:span text:style-name="T364">F</text:span><text:span text:style-name="T363">ringes/Tassels]</text:span> shall be on the 4 cornered garments according to Torah (Deuter 22:12)</text:p>
        </text:list-item>
        <text:list-item>
          <text:p text:style-name="P142">A woman is not allowed to wears man’s clothes, nor shall a man wear woman clothes. (Deuter 22:5)</text:p>
        </text:list-item>
      </text:list>
      <text:p text:style-name="P53"/>
      <text:p text:style-name="P23">Firstborn</text:p>
      <text:p text:style-name="P53"/>
      <text:list xml:id="list3177974069" text:style-name="L21">
        <text:list-item>
          <text:p text:style-name="P258"><text:span text:style-name="T101">R</text:span><text:span text:style-name="T102">edemption price </text:span>from the age of one month up, the money equivalent of five shekels by the sanctuary weight, which is twenty <text:span text:style-name="T339">gerah</text:span>s. <text:span text:style-name="T354">(Num 18:16)</text:span></text:p>
        </text:list-item>
        <text:list-item>
          <text:p text:style-name="P258">Every ‘first issue of the womb’ <text:span text:style-name="T357">belongs to </text:span><text:span text:style-name="T356">YHWH</text:span>, <text:span text:style-name="T356">and every firstling male(Ex 34:19)</text:span></text:p>
        </text:list-item>
        <text:list-item>
          <text:p text:style-name="P144">Redeem the first born male<text:span text:style-name="T355">[mankind of your household]</text:span> (Ex 13:13 &amp; 34:<text:span text:style-name="T355">19-</text:span>20 | Num 18:15)</text:p>
        </text:list-item>
        <text:list-item>
          <text:p text:style-name="P144">Redeem the <text:span text:style-name="T355">male</text:span> firstling of a donkey or kill it according to Torah (Ex 13:13 &amp; 34:20)</text:p>
        </text:list-item>
        <text:list-item>
          <text:p text:style-name="P145">Redeem the <text:span text:style-name="T355">male</text:span> firstling of ‘unclean’ animals according to Torah (Num 18:15)</text:p>
        </text:list-item>
        <text:list-item>
          <text:p text:style-name="P144"><text:span text:style-name="T353">Not to r</text:span>edeem the <text:span text:style-name="T355">male</text:span> firstling of a<text:span text:style-name="T352">ny</text:span> ‘clean’ livestock, <text:span text:style-name="T353">they are offerings.</text:span> (<text:span text:style-name="T355">Ex 34:19 </text:span><text:span text:style-name="T356">|</text:span><text:span text:style-name="T355"> </text:span>Num 18:17)</text:p>
        </text:list-item>
      </text:list>
      <text:p text:style-name="P55"/>
      <text:p text:style-name="P24">Kohanim &amp; Levites</text:p>
      <text:p text:style-name="P56"/>
      <text:list xml:id="list3231816610" text:style-name="L22">
        <text:list-item>
          <text:p text:style-name="P259"><text:span text:style-name="T103">Levites are</text:span><text:span text:style-name="T104"> chosen tribe for service in the name of YHWH for all time! </text:span><text:span text:style-name="T106">for</text:span><text:span text:style-name="T103"> administrating </text:span><text:span text:style-name="T151">and Teaching </text:span><text:span text:style-name="T103">Torah. ( </text:span><text:span text:style-name="T151">Lev 10:11</text:span><text:span text:style-name="T103"> </text:span><text:span text:style-name="T105">Deuter 18:5 &amp; 33:10</text:span><text:span text:style-name="T103">)</text:span></text:p>
        </text:list-item>
        <text:list-item>
          <text:p text:style-name="P362"><text:span text:style-name="T103">L</text:span><text:span text:style-name="T12">evites were chosen in-place of the firstborn (Num 3:12)</text:span></text:p>
        </text:list-item>
        <text:list-item>
          <text:p text:style-name="P363"><text:span text:style-name="T12">Levites age 25 to 50 are duty bound to Mishkan service, age 50+ shall retire from Mishkan dut</text:span><text:span text:style-name="T110">ies</text:span><text:span text:style-name="T12"> but still allowed to do Guard Duty. (Num 8:</text:span><text:span text:style-name="T110">24-26</text:span><text:span text:style-name="T12">)</text:span></text:p>
        </text:list-item>
        <text:list-item>
          <text:p text:style-name="P260"><text:span text:style-name="T117">48 Levitical Cities </text:span><text:span text:style-name="T115">are to be</text:span><text:span text:style-name="T117"> distributed </text:span><text:span text:style-name="T116">amongst</text:span><text:span text:style-name="T117"> all Hebrew tribal territories, 48 Total with their pasture land, 6 of those are </text:span><text:span text:style-name="T115">for</text:span><text:span text:style-name="T117"> </text:span><text:span text:style-name="T112">‘Cities of </text:span><text:span text:style-name="T113">R</text:span><text:span text:style-name="T112">efuge’, </text:span><text:span text:style-name="T114">follow according to Torah. (Num 35:2-34)</text:span></text:p>
        </text:list-item>
        <text:list-item>
          <text:p text:style-name="P261"><text:span text:style-name="T133">The </text:span><text:span text:style-name="T132">Kohanim shall </text:span><text:span text:style-name="T12">examine </text:span><text:span text:style-name="T132">&amp; diagnosis skin ailments according to Torah. (Num 13:2-59)</text:span></text:p>
        </text:list-item>
        <text:list-item>
          <text:p text:style-name="P262"><text:span text:style-name="T132">T</text:span><text:span text:style-name="T133">he Kohanim shall examine &amp; diagnose a house suspected of having a </text:span><text:span text:style-name="T12">plague</text:span><text:span text:style-name="T133"> according to Torah (Lev 14:33-48)</text:span></text:p>
        </text:list-item>
        <text:list-item>
          <text:p text:style-name="P364"><text:span text:style-name="T133">T</text:span><text:span text:style-name="T12">he Kohanim shall blow the trumpets according to Torah. (Num 10:2-</text:span><text:span text:style-name="T182">8</text:span><text:span text:style-name="T12">-10)</text:span></text:p>
        </text:list-item>
        <text:list-item>
          <text:p text:style-name="P362"><text:span text:style-name="T107">N</text:span><text:span text:style-name="T12">ot to neglect the Levite </text:span><text:span text:style-name="T107">(Deuter 12:19 &amp; </text:span><text:span text:style-name="T108">14:27</text:span><text:span text:style-name="T107">)</text:span></text:p>
        </text:list-item>
        <text:list-item>
          <text:p text:style-name="P146">The Kohanim wear priestly vestments for service <text:span text:style-name="T361">according to Torah</text:span> (Ex 28:2)</text:p>
        </text:list-item>
        <text:list-item>
          <text:p text:style-name="P147">Not to tear the High Koheins robe (<text:span text:style-name="T362">Lev 21:10 | </text:span>Ex 28:32)</text:p>
        </text:list-item>
        <text:list-item>
          <text:p text:style-name="P148">High Kohein can-not enter the Holy of Holies at-will/anytime, it must be for prescribed duties and times (Lev 16:2)</text:p>
        </text:list-item>
        <text:list-item>
          <text:p text:style-name="P149">Kohanim can only defile themselves for ‘immediate family’, in the event of a death, according to Torah. (Lev 21:1-4)</text:p>
        </text:list-item>
        <text:list-item>
          <text:p text:style-name="P149">Kohanim can-not marry a woman who is divorced or who has been a harlot/profane (Lev 21:7)</text:p>
        </text:list-item>
        <text:list-item>
          <text:p text:style-name="P150">Kohanim shall be honored as set-apart according to Torah (Lev 21:8)</text:p>
        </text:list-item>
        <text:list-item>
          <text:p text:style-name="P263"><text:span text:style-name="T121">High Kohanim shall not defile himself with the dead, </text:span><text:span text:style-name="T120">not go in where there is any dead body,</text:span><text:span text:style-name="T121"> </text:span><text:span text:style-name="T120">even if its ‘immediate family’ according to Torah (Lev 21:11)</text:span></text:p>
        </text:list-item>
        <text:list-item>
          <text:p text:style-name="P264"><text:span text:style-name="T120">H</text:span><text:span text:style-name="T122">igh Kohein shall marry a virgin (Lev 21:13)</text:span></text:p>
        </text:list-item>
        <text:list-item>
          <text:p text:style-name="P365"><text:span text:style-name="T12">High Kohein shall not marry a widow </text:span><text:span text:style-name="T123">or a </text:span><text:span text:style-name="T119">a woman who is divorced or who has been a harlot/profane.</text:span><text:span text:style-name="T12"> (Lev 21:14)</text:span></text:p>
        </text:list-item>
        <text:list-item>
          <text:p text:style-name="P265"><text:span text:style-name="T123">Kohanim </text:span><text:span text:style-name="T12">who has a defect/</text:span><text:span text:style-name="T123">deformity is not qualified to offer services according to Torah (Lev 21:17-21)</text:span></text:p>
        </text:list-item>
        <text:list-item>
          <text:p text:style-name="P266"><text:soft-page-break/><text:span text:style-name="T123">K</text:span><text:span text:style-name="T124">ohanim who has a defect/deformity </text:span><text:span text:style-name="T131">may</text:span><text:span text:style-name="T124"> eat the food offerings according to Torah (Lev 21:20)</text:span></text:p>
        </text:list-item>
        <text:list-item>
          <text:p text:style-name="P266"><text:span text:style-name="T123">K</text:span><text:span text:style-name="T124">ohanim who has a defect/deformity </text:span><text:span text:style-name="T12">shall not enter behind the curtain or come near the altar </text:span><text:span text:style-name="T124">according to Torah (Lev 21:21)</text:span></text:p>
        </text:list-item>
        <text:list-item>
          <text:p text:style-name="P267"><text:span text:style-name="T124">K</text:span><text:span text:style-name="T125">ohanim who partake of any offering while in a </text:span><text:span text:style-name="T12">state of uncleanness</text:span><text:span text:style-name="T125">, shall be cut off according to Torah (Lev 22:2-3)</text:span></text:p>
        </text:list-item>
        <text:list-item>
          <text:p text:style-name="P268"><text:span text:style-name="T125">L</text:span><text:span text:style-name="T128">evites administering the duties of the Mishkan, must </text:span><text:span text:style-name="T12">not have any contact with the furnishings of the </text:span><text:span text:style-name="T128">Holy of Holies</text:span><text:span text:style-name="T12"> or with the </text:span><text:span text:style-name="T128">A</text:span><text:span text:style-name="T12">ltar</text:span><text:span text:style-name="T128">, lest both they and you die. (Num 18:1-4)</text:span></text:p>
        </text:list-item>
        <text:list-item>
          <text:p text:style-name="P269"><text:span text:style-name="T128">O</text:span><text:span text:style-name="T129">nly the Levites and the Sons of Aaron[Kohanim] are allowed to serve for duties in the Mishkan, </text:span><text:span text:style-name="T12">any outsider who encroaches shall be put to death. </text:span><text:span text:style-name="T129">(Num 18:4-7,</text:span><text:span text:style-name="T130">&amp;</text:span><text:span text:style-name="T129"> </text:span><text:span text:style-name="T130">23</text:span><text:span text:style-name="T129">)</text:span></text:p>
          <text:p text:style-name="P151"/>
        </text:list-item>
      </text:list>
      <text:p text:style-name="P26">Tithes</text:p>
      <text:p text:style-name="P25"/>
      <text:list xml:id="list174111838288170" text:continue-numbering="true" text:style-name="L22">
        <text:list-item>
          <text:p text:style-name="P270"><text:span text:style-name="T134">All tithes from the land, whether seed from the ground or fruit from the tree, </text:span><text:span text:style-name="T140">belong to</text:span><text:span text:style-name="T134"> </text:span><text:span text:style-name="T135">YHWH</text:span><text:span text:style-name="T134">; they are </text:span><text:span text:style-name="T135">set-apart</text:span><text:span text:style-name="T134"> to </text:span><text:span text:style-name="T135">YHWH</text:span><text:span text:style-name="T134">. </text:span><text:span text:style-name="T135">(Lev 27:30)</text:span></text:p>
        </text:list-item>
        <text:list-item>
          <text:p text:style-name="P270"><text:span text:style-name="T135">If anyone wishes to redeem any of his tithes, he must add one-fifth to them. </text:span><text:span text:style-name="T136">(Lev 27:31)</text:span></text:p>
        </text:list-item>
        <text:list-item>
          <text:p text:style-name="P152">All tithes of the herd or flock—of all that passes under the shepherd’s staff, every tenth one—shall be set-apart to YHWH. According to Torah. (Lev 27:32-33)</text:p>
        </text:list-item>
        <text:list-item>
          <text:p text:style-name="P270"><text:span text:style-name="T134">If a C</text:span><text:span text:style-name="T12">ensus </text:span><text:span text:style-name="T134">happens, each shall pay YHWH a ransom for himself, from the age of twenty years up, a half-shekel by the sanctuary weight according to Torah. (Ex 30:11-16) </text:span></text:p>
        </text:list-item>
        <text:list-item>
          <text:p text:style-name="P366"><text:span text:style-name="T107">L</text:span><text:span text:style-name="T12">evites are to set aside 1/10th of the best part of the Tithes collected and give them to the Kohanim[Sons of Aaron] (Num 18:26-32)</text:span></text:p>
        </text:list-item>
        <text:list-item>
          <text:p text:style-name="P271"><text:span text:style-name="T287">Levites</text:span><text:span text:style-name="T286"> -</text:span><text:span text:style-name="T288"> </text:span><text:span text:style-name="T359">Shoulder</text:span><text:span text:style-name="T283">[right]</text:span><text:span text:style-name="T359">, cheeks, stomach (</text:span><text:span text:style-name="T283">Lev 7:32 | </text:span><text:span text:style-name="T359">Deuter 18:1-8)</text:span></text:p>
        </text:list-item>
        <text:list-item>
          <text:p text:style-name="P272"><text:span text:style-name="T111">Kohanim</text:span><text:span text:style-name="T109"> -</text:span><text:span text:style-name="T183"> </text:span><text:span text:style-name="T107">for Sons of Aaron Breast[Brisket] (Lev 7:30-31)</text:span></text:p>
        </text:list-item>
        <text:list-item>
          <text:p text:style-name="P273"><text:span text:style-name="T143">Offerings of c</text:span><text:span text:style-name="T107">lear </text:span><text:span text:style-name="T143">Olive</text:span><text:span text:style-name="T107"> oil for lighting, to cause the lamp to burn always. </text:span><text:span text:style-name="T143">(Ex 27:20)</text:span></text:p>
        </text:list-item>
        <text:list-item>
          <text:p text:style-name="P274"><text:span text:style-name="T107">Recite </text:span><text:span text:style-name="T118">scripture ‘</text:span><text:span text:style-name="T12">My father was a </text:span><text:span text:style-name="T118">wandering</text:span><text:span text:style-name="T12"> Aramean’</text:span><text:span text:style-name="T118"> when you enter the land to claim inheritance and give offering of 1</text:span><text:span text:style-name="T308">st</text:span><text:span text:style-name="T118"> fruits. (Deuter 26:1-</text:span><text:span text:style-name="T184">5</text:span><text:span text:style-name="T118">-15)</text:span></text:p>
        </text:list-item>
        <text:list-item>
          <text:p text:style-name="P274"><text:span text:style-name="T118">When you enter the land, </text:span>and you eat of the bread of the land, you shall set aside a loaf as a gift. <text:span text:style-name="T365">according to Torah (Num 15:18-21)</text:span></text:p>
        </text:list-item>
        <text:list-item>
          <text:p text:style-name="P367">Meal offering instructions (Lev 2:1-<text:span text:style-name="T380">16, </text:span><text:span text:style-name="T386">6:7-11</text:span>)</text:p>
        </text:list-item>
        <text:list-item>
          <text:p text:style-name="P274">When a person presents an offering of meal to <text:span text:style-name="T377">YHWH</text:span>, <text:span text:style-name="T377">it</text:span> shall be of choice flour; <text:span text:style-name="T377">with</text:span> oil upon it, lay frankincense on it, and present it to <text:span text:style-name="T377">the Kohanim. According to Torah (Lev 2:1-2)</text:span></text:p>
        </text:list-item>
        <text:list-item>
          <text:p text:style-name="P275"><text:span text:style-name="T378">M</text:span><text:span text:style-name="T377">eal offering </text:span><text:span text:style-name="T378">must not have</text:span><text:span text:style-name="T377"> </text:span><text:span text:style-name="T381">L</text:span><text:span text:style-name="T377">eaven or </text:span><text:span text:style-name="T381">H</text:span><text:span text:style-name="T377">oney, </text:span>for <text:span text:style-name="T381">L</text:span>eaven or <text:span text:style-name="T381">H</text:span>oney may <text:span text:style-name="T378">Not</text:span> be turned into smoke as an offering by fire to <text:span text:style-name="T378">YHWH</text:span><text:span text:style-name="T377">. </text:span><text:span text:style-name="T378">(Lev 2:11)</text:span></text:p>
        </text:list-item>
        <text:list-item>
          <text:p text:style-name="P275"><text:span text:style-name="T379">A</text:span>ll your <text:span text:style-name="T382">meal</text:span> offerings you must offer salt <text:span text:style-name="T379">(Lev 2:13)</text:span></text:p>
        </text:list-item>
        <text:list-item>
          <text:p text:style-name="P274"><text:span text:style-name="T367">Levites are entitled to the F</text:span>irst fruits of your new grain and wine and oil, <text:span text:style-name="T367">&amp;</text:span> the first shearing of your sheep <text:span text:style-name="T367">according to Torah (Deuter 18:4)</text:span></text:p>
        </text:list-item>
        <text:list-item>
          <text:p text:style-name="P276"><text:span text:style-name="T372">Every year </text:span>set aside a tenth part of all the yield of your sowing that is brought from the field, <text:span text:style-name="T372">according to Torah. (Deuter 14:22-27)</text:span></text:p>
        </text:list-item>
        <text:list-item>
          <text:p text:style-name="P277"><text:span text:style-name="T373">N</text:span>ot <text:span text:style-name="T373">to</text:span> partake of the tithes in your settlements <text:span text:style-name="T373">but instead </text:span>in the place that <text:span text:style-name="T373">YHWH</text:span> your <text:span text:style-name="T373">Elohim</text:span> will choose, <text:span text:style-name="T373">according to Torah[as a Standard] (Lev 12:17-18)</text:span></text:p>
        </text:list-item>
        <text:list-item>
          <text:p text:style-name="P274">Every <text:span text:style-name="T269">3</text:span><text:span text:style-name="T309">rd</text:span> year you shall bring out the full tithe of your yield of that year, leave it within your <text:span text:style-name="T368">gates, </text:span><text:span text:style-name="T369">T</text:span><text:span text:style-name="T368">he Levite, Stranger, O</text:span>rphan and the <text:span text:style-name="T368">W</text:span>idow will eat and be satisfied <text:span text:style-name="T369">according to Torah. </text:span><text:span text:style-name="T373">[as a Exception]</text:span><text:span text:style-name="T369">(Deuter 14:28-29)</text:span></text:p>
        </text:list-item>
        <text:list-item>
          <text:p text:style-name="P368"><text:span text:style-name="T374">In the </text:span><text:span text:style-name="T269">3</text:span><text:span text:style-name="T309">rd</text:span><text:span text:style-name="T374"> year, when bringing out your tithe, you must be clean, not eat of it while morning, </text:span>not deposited any of it with the dead <text:span text:style-name="T374">according to Torah. (Deuter 26:14)</text:span></text:p>
        </text:list-item>
        <text:list-item>
          <text:p text:style-name="P369">In the <text:span text:style-name="T269">3</text:span><text:span text:style-name="T309">rd</text:span> year when you bring out your tithe, Recite the scripture as it mentioned according to Torah. (Deuter 26:12-<text:span text:style-name="T374">15</text:span>)</text:p>
        </text:list-item>
      </text:list>
      <text:p text:style-name="P30"/>
      <text:p text:style-name="P30"><text:soft-page-break/>Mishkan, Holy of Holies &amp; Sacred Objects</text:p>
      <text:p text:style-name="P57"/>
      <text:list xml:id="list3102329276" text:style-name="L23">
        <text:list-item>
          <text:p text:style-name="P278"><text:span text:style-name="T137">Uncircumcised person shall not eat of the </text:span><text:span text:style-name="T138">Pesach offering, </text:span>No foreigner shall eat of it. <text:span text:style-name="T371">(Ex 24:44-45)</text:span></text:p>
        </text:list-item>
        <text:list-item>
          <text:p text:style-name="P279"><text:span text:style-name="T137">Uncircumcised person shall not eat of the </text:span><text:span text:style-name="T138">S</text:span><text:span text:style-name="T137">acred </text:span><text:span text:style-name="T138">d</text:span><text:span text:style-name="T137">onations</text:span><text:span text:style-name="T138">, </text:span>No foreigner shall eat of it, <text:span text:style-name="T371">according to Torah.</text:span> <text:span text:style-name="T371">(Lev 22:10-15)</text:span></text:p>
        </text:list-item>
        <text:list-item>
          <text:p text:style-name="P370">Unclean <text:span text:style-name="T119">Kohanim </text:span><text:span text:style-name="T12">partaking </text:span><text:span text:style-name="T139">of</text:span><text:span text:style-name="T12"> the Sacred donation shall be cut off. According to To</text:span><text:span text:style-name="T139">r</text:span><text:span text:style-name="T12">ah. (Lev 22:3-7)</text:span></text:p>
        </text:list-item>
        <text:list-item>
          <text:p text:style-name="P280"><text:span text:style-name="T141">Not to build a alter of hewn stone, </text:span><text:span text:style-name="T142">also do </text:span>not ascend <text:span text:style-name="T375">the</text:span> altar by steps.<text:span text:style-name="T141"> (Ex 20:22-</text:span><text:span text:style-name="T142">23</text:span><text:span text:style-name="T141">)</text:span></text:p>
        </text:list-item>
        <text:list-item>
          <text:p text:style-name="P153">The poles shall remain in the rings of the ark: they shall not be removed from it. <text:span text:style-name="T376">(Ex 25:15)</text:span></text:p>
        </text:list-item>
        <text:list-item>
          <text:p text:style-name="P154">Incense offering is done twice daily, <text:span text:style-name="T384">morning/</text:span><text:span text:style-name="T383">sunrise</text:span> with <text:span text:style-name="T385">L</text:span>amp maintenance and twilight/<text:span text:style-name="T384">sunset</text:span> with <text:span text:style-name="T385">L</text:span>amp maintenance. (Ex 30:8)</text:p>
        </text:list-item>
        <text:list-item>
          <text:p text:style-name="P281"><text:span text:style-name="T145">Upon the altar for burning incense, </text:span><text:span text:style-name="T144">no strange incense </text:span><text:span text:style-name="T145">is allowed upon</text:span><text:span text:style-name="T144"> it, or burnt </text:span><text:span text:style-name="T145">offering</text:span><text:span text:style-name="T144">, or meal offering; neither shall you pour drink offering upon it. </text:span><text:span text:style-name="T145">(Ex 30:9)</text:span></text:p>
        </text:list-item>
        <text:list-item>
          <text:p text:style-name="P371"><text:span text:style-name="T145">K</text:span><text:span text:style-name="T12">ohein shall wash hands and feet before entering Mishkan for service according to Torah. (Ex 30:19)</text:span></text:p>
        </text:list-item>
        <text:list-item>
          <text:p text:style-name="P282"><text:span text:style-name="T146">Anointing oil is </text:span><text:span text:style-name="T147">most</text:span><text:span text:style-name="T146"> sacred to YHWH, you must not make anything like it </text:span><text:span text:style-name="T12">in the same proportions, It must not be rubbed on any person’s body, </text:span><text:span text:style-name="T147">whoever duplicates it &amp; or puts any of it upon a stranger shall be cut off from his kin, it is to be held sacred by you (Ex 30:31-33)</text:span></text:p>
        </text:list-item>
        <text:list-item>
          <text:p text:style-name="P283"><text:span text:style-name="T147">S</text:span><text:span text:style-name="T148">acred Incense recipe, you</text:span><text:span text:style-name="T146"> must not make anything like it </text:span><text:span text:style-name="T148">in the same proportions, whoever duplicates it shall be cut of from his kin, </text:span><text:span text:style-name="T12">it shall be held by you sacred to</text:span><text:span text:style-name="T148"> YHWH &amp; sacred to you. (Ex 30:3</text:span><text:span text:style-name="T149">4</text:span><text:span text:style-name="T148">-38) </text:span></text:p>
        </text:list-item>
        <text:list-item>
          <text:p text:style-name="P372"><text:span text:style-name="T148">T</text:span><text:span text:style-name="T12">o remove the ashes from the alter (Lev 6:3-4)</text:span></text:p>
        </text:list-item>
        <text:list-item>
          <text:p text:style-name="P372"><text:span text:style-name="T12">A perpetual fire shall be kept burning on the altar, not to go out. </text:span><text:span text:style-name="T150">(Lev 6:6)</text:span></text:p>
        </text:list-item>
        <text:list-item>
          <text:p text:style-name="P373"><text:span text:style-name="T150">K</text:span><text:span text:style-name="T12">ohein shall not enter the Mishkan with disheveled/long/bare hair. (Lev 10:6)</text:span></text:p>
        </text:list-item>
        <text:list-item>
          <text:p text:style-name="P155">Kohein shall not enter the Mishkan with torn garments (Lev 10:6)</text:p>
        </text:list-item>
        <text:list-item>
          <text:p text:style-name="P284"><text:span text:style-name="T155">Kohein shall not leave the </text:span><text:span text:style-name="T156">courtyard of the sanctuary,</text:span><text:span text:style-name="T155"> during service (Lev 10:7)</text:span></text:p>
        </text:list-item>
        <text:list-item>
          <text:p text:style-name="P285"><text:span text:style-name="T152">Ko</text:span><text:span text:style-name="T154">hein</text:span><text:span text:style-name="T152"> </text:span><text:span text:style-name="T151">are not to d</text:span><text:span text:style-name="T150">rink wine or other intoxicant</text:span><text:span text:style-name="T151">s</text:span><text:span text:style-name="T150"> </text:span><text:span text:style-name="T151">when </text:span><text:span text:style-name="T154">they</text:span><text:span text:style-name="T151"> enter the Mishkan, lest they die. for </text:span><text:span text:style-name="T154">they</text:span><text:span text:style-name="T151"> must distinguish between the sacred and the profane, and between the unclean and the clean; </text:span><text:span text:style-name="T153">and Teach Torah</text:span><text:span text:style-name="T151"> </text:span><text:span text:style-name="T153">(Lev 10:9-11)</text:span></text:p>
        </text:list-item>
        <text:list-item>
          <text:p text:style-name="P374"><text:span text:style-name="T153">R</text:span><text:span text:style-name="T12">evere the Sacred Sanctuary (Lev 19:30)</text:span></text:p>
        </text:list-item>
        <text:list-item>
          <text:p text:style-name="P156">Keep guard of the Sacred Sanctuary (Num 18:4-5)</text:p>
        </text:list-item>
        <text:list-item>
          <text:p text:style-name="P375"><text:span text:style-name="T12">The Ark is to be carried on the shoulder (</text:span><text:span text:style-name="T157">Ex 25:14 | </text:span><text:span text:style-name="T12">Num 7:9)</text:span></text:p>
        </text:list-item>
        <text:list-item>
          <text:p text:style-name="P286"><text:span text:style-name="T160">The </text:span><text:span text:style-name="T12">holy garments</text:span><text:span text:style-name="T160"> of Aaron shall pass on to his sons after him, </text:span><text:span text:style-name="T159">the Kohein replacement</text:span><text:span text:style-name="T160"> to officiate within the sanctuary, shall wear them seven days. </text:span><text:span text:style-name="T159">(Ex 29:29)</text:span></text:p>
        </text:list-item>
      </text:list>
      <text:p text:style-name="P59"/>
      <text:p text:style-name="P27">Sacrifices &amp; Offerings</text:p>
      <text:p text:style-name="P58"/>
      <text:list xml:id="list468587275" text:style-name="L24">
        <text:list-item>
          <text:p text:style-name="P157">Sound the Trumpets at the offerings and to sacrifices (Num 10:10)</text:p>
        </text:list-item>
        <text:list-item>
          <text:p text:style-name="P158">Sanctif<text:span text:style-name="T387">y the firstling of clean livestock and offer it up to YHWH according to Torah (Lev 27:26 |Ex 13:2 | Deuter 15:19)</text:span></text:p>
        </text:list-item>
        <text:list-item>
          <text:p text:style-name="P159">Slay the Paschal lamb (Ex 12:6)</text:p>
        </text:list-item>
        <text:list-item>
          <text:p text:style-name="P159">Eat the Paschal lamb on the night of the fifteenth of Aviv (Ex 12:8)</text:p>
        </text:list-item>
        <text:list-item>
          <text:p text:style-name="P159"><text:span text:style-name="T388">N</text:span>ot <text:span text:style-name="T388">to</text:span> eat any of <text:span text:style-name="T388">the Paschal lamb</text:span> raw, or cooked in any way with water, but roasted <text:span text:style-name="T388">(Ex 12:9)</text:span></text:p>
        </text:list-item>
        <text:list-item>
          <text:p text:style-name="P159"><text:span text:style-name="T388">N</text:span>ot <text:span text:style-name="T388">to</text:span> leave any of <text:span text:style-name="T388">the Paschal lamb</text:span> over until morning; if any of it is left until morning, you shall burn it. <text:span text:style-name="T388">(Ex 12:10 </text:span><text:span text:style-name="T390">| Num 9:12</text:span><text:span text:style-name="T388">)</text:span></text:p>
        </text:list-item>
        <text:list-item>
          <text:p text:style-name="P160">Not to break the bone of the Paschal lamb (<text:span text:style-name="T389">Ex 12:46 | </text:span>Num 9:12)</text:p>
        </text:list-item>
        <text:list-item>
          <text:p text:style-name="P161"><text:span text:style-name="T392">F</text:span>oreigners my not eat of the Paschal lamb (Ex 12:4<text:span text:style-name="T391">3</text:span>)</text:p>
        </text:list-item>
        <text:list-item>
          <text:p text:style-name="P162"><text:soft-page-break/>Strangers/Sojourners/Ger can eat of the Paschal lamb if they abide by the Torah (Num 9:14)</text:p>
        </text:list-item>
        <text:list-item>
          <text:p text:style-name="P163">Not to appear at the sanctuary empty handed, bring a offering according to Torah (Ex 23:15)</text:p>
        </text:list-item>
        <text:list-item>
          <text:p text:style-name="P164">Bring first fruits to the sanctuary according to the Torah (Ex 23:19)</text:p>
        </text:list-item>
        <text:list-item>
          <text:p text:style-name="P287"><text:span text:style-name="T161">Sin offering for </text:span><text:span text:style-name="T168">a ‘</text:span><text:span text:style-name="T162">Kohein’</text:span><text:span text:style-name="T161"> according to Torah </text:span><text:span text:style-name="T163">(Lev 4:3-12)</text:span></text:p>
        </text:list-item>
        <text:list-item>
          <text:p text:style-name="P288"><text:span text:style-name="T161">Sin offering for </text:span><text:span text:style-name="T163">the</text:span><text:span text:style-name="T161"> ‘</text:span><text:span text:style-name="T168">W</text:span><text:span text:style-name="T161">hole </text:span><text:span text:style-name="T163">Hebrew</text:span><text:span text:style-name="T161"> </text:span><text:span text:style-name="T163">C</text:span><text:span text:style-name="T161">ommunity’ according to Torah </text:span><text:span text:style-name="T163">(Lev 4:13-21)</text:span></text:p>
        </text:list-item>
        <text:list-item>
          <text:p text:style-name="P289"><text:span text:style-name="T161">Sin offering for </text:span><text:span text:style-name="T164">a ‘</text:span><text:span text:style-name="T161">Hebrew </text:span><text:span text:style-name="T163">C</text:span>hieftain’<text:span text:style-name="T161"> according to Torah (Lev 4:22-26)</text:span></text:p>
        </text:list-item>
        <text:list-item>
          <text:p text:style-name="P165">Sin offering for <text:span text:style-name="T394">a</text:span> ‘Hebrew <text:span text:style-name="T393">P</text:span>erson’ according to Torah (Lev 4:27-35)</text:p>
        </text:list-item>
        <text:list-item>
          <text:p text:style-name="P166">Sin offering for a ‘<text:span text:style-name="T400">P</text:span><text:span text:style-name="T395">oor Hebrew Person’ according to Torah (Lev 5:7-</text:span><text:span text:style-name="T396">13</text:span><text:span text:style-name="T395">)</text:span></text:p>
        </text:list-item>
        <text:list-item>
          <text:p text:style-name="P290"><text:span text:style-name="T165">Trespass</text:span><text:span text:style-name="T166">[by </text:span>ignorance<text:span text:style-name="T166">]</text:span><text:span text:style-name="T165"> offering for a Hebrew Person according to Torah (Lev 5:15-16)</text:span></text:p>
        </text:list-item>
        <text:list-item>
          <text:p text:style-name="P167">Guilt offering for a for a Hebrew Person according to Torah (Lev 5:17-<text:span text:style-name="T397">19</text:span>)</text:p>
        </text:list-item>
        <text:list-item>
          <text:p text:style-name="P291"><text:span text:style-name="T167">Trespass[</text:span>deceitfully<text:span text:style-name="T167">] </text:span><text:span text:style-name="T165">offering for a Hebrew Person according to Torah (Lev 5:</text:span><text:span text:style-name="T167">21</text:span><text:span text:style-name="T165">-</text:span><text:span text:style-name="T167">26</text:span><text:span text:style-name="T165">)</text:span></text:p>
        </text:list-item>
        <text:list-item>
          <text:p text:style-name="P168">Remainder of the meal offering shall be eaten <text:span text:style-name="T399">by the Kohein</text:span> according to Torah (6:<text:span text:style-name="T398">9</text:span>)</text:p>
        </text:list-item>
        <text:list-item>
          <text:p text:style-name="P292"><text:span text:style-name="T169">M</text:span><text:span text:style-name="T171">eal offerings should have ch</text:span><text:span text:style-name="T12">oice </text:span><text:span text:style-name="T171">F</text:span><text:span text:style-name="T12">lour</text:span><text:span text:style-name="T171">, Oil- poured upon it, Frankincense - placed upon on it, Salt, according to Torah (Lev 2:1 &amp; 13)</text:span></text:p>
        </text:list-item>
        <text:list-item>
          <text:p text:style-name="P376"><text:span text:style-name="T171">M</text:span><text:span text:style-name="T12">eal offerings from a Hebrew shall be eaten by the </text:span><text:span text:style-name="T119">Kohanim </text:span><text:span text:style-name="T12">according to Torah (Lev 6:9-11)</text:span></text:p>
        </text:list-item>
        <text:list-item>
          <text:p text:style-name="P293"><text:span text:style-name="T169">E</text:span><text:span text:style-name="T170">very meal offering </text:span><text:span text:style-name="T172">from a</text:span><text:span text:style-name="T170"> ‘</text:span><text:span text:style-name="T145">K</text:span><text:span text:style-name="T173">ohein</text:span><text:span text:style-name="T170">’ shall be wholly burnt: it shall not be eaten </text:span><text:span text:style-name="T169">(Lev 6:16)</text:span></text:p>
        </text:list-item>
        <text:list-item>
          <text:p text:style-name="P294"><text:span text:style-name="T169">M</text:span><text:span text:style-name="T174">eal offering ‘</text:span><text:span text:style-name="T12">baked in the oven</text:span><text:span text:style-name="T174">’ according to Torah (Lev 2:4)</text:span></text:p>
        </text:list-item>
        <text:list-item>
          <text:p text:style-name="P294"><text:span text:style-name="T169">M</text:span><text:span text:style-name="T174">eal offering ‘on a griddle’ according to Torah (Lev 2:5-6)</text:span></text:p>
        </text:list-item>
        <text:list-item>
          <text:p text:style-name="P294"><text:span text:style-name="T169">M</text:span><text:span text:style-name="T174">eal offering ‘in a pan’ according to Torah (Lev 2:7)</text:span></text:p>
        </text:list-item>
        <text:list-item>
          <text:p text:style-name="P295"><text:span text:style-name="T174">M</text:span><text:span text:style-name="T176">eal offering cannot have </text:span><text:span text:style-name="T175">any</text:span><text:span text:style-name="T176"> leaven or honey in it, </text:span><text:span text:style-name="T12">As an offering of ‘</text:span><text:span text:style-name="T175">F</text:span><text:span text:style-name="T12">irst-</text:span><text:span text:style-name="T175">F</text:span><text:span text:style-name="T12">ruits’ y</text:span><text:span text:style-name="T178">ou</text:span><text:span text:style-name="T12"> may bring them, </text:span><text:span text:style-name="T175">but not for a ‘Meal offering’, according to Torah.</text:span><text:span text:style-name="T176"> (Lev 2:11-12)</text:span></text:p>
        </text:list-item>
        <text:list-item>
          <text:p text:style-name="P296"><text:span text:style-name="T176">M</text:span><text:span text:style-name="T177">eal offering is most Holy, anything that touches it shall be Holy, it is the Kohanim</text:span><text:span text:style-name="T12"> due for all time throughout the ages </text:span><text:span text:style-name="T177">according to Torah. (Lev 6:11)</text:span></text:p>
        </text:list-item>
        <text:list-item>
          <text:p text:style-name="P377"><text:span text:style-name="T177">S</text:span><text:span text:style-name="T12">in offering according to Torah. (Lev 6:18-23)</text:span></text:p>
        </text:list-item>
        <text:list-item>
          <text:p text:style-name="P297"><text:span text:style-name="T177">S</text:span><text:span text:style-name="T179">in offering meat shall only be eaten by </text:span><text:span text:style-name="T12">males in the </text:span><text:span text:style-name="T180">Kohein</text:span><text:span text:style-name="T12"> line</text:span><text:span text:style-name="T179">, it is most holy. (Lev 6:22)</text:span></text:p>
        </text:list-item>
        <text:list-item>
          <text:p text:style-name="P297"><text:span text:style-name="T179">Sin offering meat shall not be consumed if the blood has entered the Mishkan for sprinkling, it </text:span>shall be consumed in fire. <text:span text:style-name="T401">According to Torah (Lev 6:23)</text:span></text:p>
        </text:list-item>
        <text:list-item>
          <text:p text:style-name="P377">Guilt offering <text:span text:style-name="T402">according to Torah. (Lev 7:1-8)</text:span></text:p>
        </text:list-item>
        <text:list-item>
          <text:p text:style-name="P298"><text:span text:style-name="T402">Guilt offering, </text:span><text:span text:style-name="T418">must take a</text:span><text:span text:style-name="T403">ll its fat: the broad tail; the fat that covers the entrails; the two kidneys and the fat that is on them at the loins; and the extension on the liver, which shall be removed with the kidneys. </text:span><text:span text:style-name="T404">T</text:span><text:span text:style-name="T403">he </text:span><text:span text:style-name="T404">Kohein</text:span><text:span text:style-name="T403"> shall turn them into smoke on the altar </text:span><text:span text:style-name="T404">according to Torah (Lev 7:3-5)</text:span></text:p>
        </text:list-item>
        <text:list-item>
          <text:p text:style-name="P299"><text:span text:style-name="T405">M</text:span><text:span text:style-name="T404">eal offering that is baked in an oven, </text:span><text:span text:style-name="T405">or</text:span><text:span text:style-name="T404"> is prepared in a pan or on a griddle, shall belong to the </text:span><text:span text:style-name="T405">Kohein who offers it, every other meal offering, with oil mixed in or dry, shall go to the sons of Aaron all alike, according to Torah. (Lev 7:9-10)</text:span></text:p>
        </text:list-item>
        <text:list-item>
          <text:p text:style-name="P378"><text:span text:style-name="T405">S</text:span><text:span text:style-name="T403">halom offering according to Torah. (Lev 7:11-</text:span><text:span text:style-name="T406">18</text:span><text:span text:style-name="T403">)</text:span></text:p>
        </text:list-item>
        <text:list-item>
          <text:p text:style-name="P300"><text:span text:style-name="T407">Shalom offering for ‘Thanksgiving’ shall be offered with unleavened cakes mixed with oil, unleavened wafers spread with oil, and cakes of choice flour with oil mixed in, well soaked, and loaves of a leavened bread. shall offer one out of each offering for a heave offering to </text:span><text:span text:style-name="T408">YHWH</text:span><text:span text:style-name="T407"> According to Torah. (Lev 7:120-1</text:span><text:span text:style-name="T408">4</text:span><text:span text:style-name="T407">)</text:span></text:p>
        </text:list-item>
        <text:list-item>
          <text:p text:style-name="P379"><text:span text:style-name="T407">S</text:span><text:span text:style-name="T403">halom offering for ‘Thanksgiving’ shall eaten same day offered, none shall be saved to the next day, according to Torah (Lev 7:15)</text:span></text:p>
        </text:list-item>
        <text:list-item>
          <text:p text:style-name="P301"><text:span text:style-name="T409">Shalom offering for a ‘Vow’ or ‘Freewill offering’, then it shall be eaten the same day and can be eaten on the next day, however Not allowed to be eaten on the third day, it must be </text:span><text:span text:style-name="T403">consumed in fire</text:span><text:span text:style-name="T409">. According to Torah. (Lev 7:17)</text:span></text:p>
        </text:list-item>
        <text:list-item>
          <text:p text:style-name="P380"><text:span text:style-name="T409">Shalom offering for a ‘Vow’ or ‘Freewill offering’, </text:span><text:span text:style-name="T403">is Void if eaten on the third day, its an offensive thing, according to Torah. (Lev 7:18)</text:span></text:p>
        </text:list-item>
        <text:list-item>
          <text:p text:style-name="P381"><text:span text:style-name="T193">Breast[Brisket] </text:span><text:span text:style-name="T194">&amp; Shoulder from the ‘Shalom offering’ may be eaten in any clean place with the Koheins sons and daughters, </text:span><text:span text:style-name="T185">according to Torah. (Lev 10:14)</text:span></text:p>
        </text:list-item>
        <text:list-item>
          <text:p text:style-name="P177"><text:soft-page-break/>If a Kohein daughter marries a ‘Layman/Stranger’ shes not allowed to eat of the set-apart things according to Torah. (Lev 22:12)</text:p>
        </text:list-item>
        <text:list-item>
          <text:p text:style-name="P382">Flesh that touches anything unclean shall not be eaten; it shall be consumed in fire. According to Torah (Lev 7:19)</text:p>
        </text:list-item>
        <text:list-item>
          <text:p text:style-name="P383"><text:span text:style-name="T403">Shalom offering if eaten in a state of uncleanness the person shall be </text:span><text:span text:style-name="T186">excommunicated/cut-off. </text:span><text:span text:style-name="T187">(Lev 7:20)</text:span></text:p>
        </text:list-item>
        <text:list-item>
          <text:p text:style-name="P384"><text:span text:style-name="T188">Not to eat the Fat of </text:span><text:span text:style-name="T185">O</text:span><text:span text:style-name="T188">x, </text:span><text:span text:style-name="T185">S</text:span><text:span text:style-name="T188">heep, </text:span><text:span text:style-name="T185">G</text:span><text:span text:style-name="T188">oat[Tallow fat/</text:span><text:span text:style-name="T185">suet</text:span><text:span text:style-name="T188">] (Lev 7:23)</text:span></text:p>
        </text:list-item>
        <text:list-item>
          <text:p text:style-name="P385"><text:span text:style-name="T188">A </text:span><text:span text:style-name="T185">Woman after childbirth </text:span><text:span text:style-name="T190">shall bring a offering, she</text:span><text:span text:style-name="T185"> must wait until shes is ritualistically clean before making a offering, </text:span><text:span text:style-name="T189">according to Torah.</text:span><text:span text:style-name="T185"> </text:span><text:span text:style-name="T189">(Lev 12:2-8)</text:span></text:p>
        </text:list-item>
        <text:list-item>
          <text:p text:style-name="P302"><text:span text:style-name="T188">A </text:span><text:span text:style-name="T190">Leper</text:span><text:span text:style-name="T189"> </text:span><text:span text:style-name="T190">shall bring a offering ‘</text:span><text:span text:style-name="T195">A</text:span><text:span text:style-name="T190">fter’ they are cleansed,</text:span><text:span text:style-name="T189"> according to Torah. </text:span><text:span text:style-name="T190">(Lev 14:2-</text:span><text:span text:style-name="T191">32</text:span><text:span text:style-name="T190">)</text:span></text:p>
        </text:list-item>
        <text:list-item>
          <text:p text:style-name="P178">Sacrifices must be done in the area that YHWH has chosen, as according to Torah. (Lev 17:3-<text:span text:style-name="T420">1</text:span>4)</text:p>
        </text:list-item>
        <text:list-item>
          <text:p text:style-name="P179"><text:span text:style-name="T421">O</text:span>x, <text:span text:style-name="T421">S</text:span>heep or a <text:span text:style-name="T421">G</text:span>oat <text:span text:style-name="T421">must be at least 8 days </text:span><text:span text:style-name="T422">or</text:span><text:span text:style-name="T421"> older to be acceptable </text:span><text:span text:style-name="T423">age wise, </text:span><text:span text:style-name="T421">for a offering according to Torah. (Lev 22:27)</text:span></text:p>
        </text:list-item>
        <text:list-item>
          <text:p text:style-name="P303"><text:span text:style-name="T196">O</text:span><text:span text:style-name="T192">x or a </text:span><text:span text:style-name="T196">S</text:span><text:span text:style-name="T192">heep with a limb extended or contracted </text:span><text:span text:style-name="T196">is acceptable as a ‘F</text:span><text:span text:style-name="T192">reewill offering’ </text:span><text:span text:style-name="T196">but not acceptable for other offerings, according to Torah. (Lev 22:23)</text:span></text:p>
        </text:list-item>
        <text:list-item>
          <text:p text:style-name="P304"><text:span text:style-name="T196">A</text:span><text:span text:style-name="T197">nimals </text:span><text:span text:style-name="T185">with its </text:span><text:span text:style-name="T197">T</text:span><text:span text:style-name="T185">estes</text:span><text:span text:style-name="T197">,</text:span><text:span text:style-name="T185"> bruised</text:span><text:span text:style-name="T197">,</text:span><text:span text:style-name="T185"> crushed, torn or cut </text:span><text:span text:style-name="T197">are not acceptable for offerings to YHWH and the practice is not allowed in the land. according to Torah. (Lev 22:24-25)</text:span></text:p>
        </text:list-item>
        <text:list-item>
          <text:p text:style-name="P386"><text:span text:style-name="T197">A</text:span><text:span text:style-name="T185">nimals that are blemished are unacceptable for offerings to YHWH according to Torah. (Lev 22:21-</text:span><text:span text:style-name="T198">22</text:span><text:span text:style-name="T185">)</text:span></text:p>
        </text:list-item>
        <text:list-item>
          <text:p text:style-name="P180">A firstling belongs to YHWH and cannot be set-apart by anyone else, according to Torah. (Lev 27:26)</text:p>
        </text:list-item>
        <text:list-item>
          <text:p text:style-name="P305"><text:span text:style-name="T199">If a ‘Vow’ offering pertaining to the </text:span>equivalent <text:span text:style-name="T424">of a</text:span><text:span text:style-name="T199"> person, the amount offered is according to Torah (Lev 27:2-8)</text:span></text:p>
        </text:list-item>
        <text:list-item>
          <text:p text:style-name="P387"><text:span text:style-name="T199">A </text:span><text:span text:style-name="T185">House dedicated to YHWH shall be assessed by the </text:span><text:span text:style-name="T202">K</text:span><text:span text:style-name="T201">ohein,</text:span><text:span text:style-name="T185"> according to Torah. (Lev 27:14-15)</text:span></text:p>
        </text:list-item>
        <text:list-item>
          <text:p text:style-name="P306"><text:span text:style-name="T199">L</text:span><text:span text:style-name="T200">and </text:span><text:span text:style-name="T185">dedicate</text:span><text:span text:style-name="T200">d to YHWH shall be assessed according to its ‘seed requirement’, according to Torah. (Lev 27:26-25)</text:span></text:p>
        </text:list-item>
        <text:list-item>
          <text:p text:style-name="P181"><text:span text:style-name="T425">O</text:span>ffering of <text:span text:style-name="T425">J</text:span>ealousy <text:span text:style-name="T425">for a unfaithful wife according to Torah. (Num 5:15)</text:span></text:p>
        </text:list-item>
        <text:list-item>
          <text:p text:style-name="P307"><text:span text:style-name="T203">Regular </text:span><text:span text:style-name="T209">D</text:span><text:span text:style-name="T203">aily </text:span><text:span text:style-name="T209">O</text:span><text:span text:style-name="T203">fferings[B</text:span>urnt <text:span text:style-name="T426">O</text:span>ffering<text:span text:style-name="T426">s</text:span><text:span text:style-name="T203">] are two yearling lambs without blemish, one in the morning and the other at twilight according to Torah. (Num 28:3)</text:span></text:p>
        </text:list-item>
        <text:list-item>
          <text:p text:style-name="P308"><text:span text:style-name="T203">Regular </text:span><text:span text:style-name="T209">D</text:span><text:span text:style-name="T203">aily </text:span><text:span text:style-name="T209">O</text:span><text:span text:style-name="T203">fferings</text:span><text:span text:style-name="T204">[Meal Offering] according to Torah (Num 28:5)</text:span></text:p>
        </text:list-item>
        <text:list-item>
          <text:p text:style-name="P308"><text:span text:style-name="T203">Regular </text:span><text:span text:style-name="T209">D</text:span><text:span text:style-name="T203">aily </text:span><text:span text:style-name="T209">O</text:span><text:span text:style-name="T203">fferings</text:span><text:span text:style-name="T204">[Drink Offering] according to Torah (Num 28:7)</text:span></text:p>
        </text:list-item>
        <text:list-item>
          <text:p text:style-name="P388"><text:span text:style-name="T185">Sabbath </text:span><text:span text:style-name="T209">O</text:span><text:span text:style-name="T185">fferings, two yearly lambs &amp; a meal offering, plus the ‘Regular Daily Offerings’, ‘Meal’,’Drink’, according to Torah. </text:span><text:span text:style-name="T204">(</text:span><text:span text:style-name="T185">Num 28:9-10)</text:span></text:p>
        </text:list-item>
        <text:list-item>
          <text:p text:style-name="P389"><text:span text:style-name="T185">New Moon Offering</text:span><text:span text:style-name="T209">s</text:span><text:span text:style-name="T185">, according to Torah. (Num 28:11-</text:span><text:span text:style-name="T207">1</text:span><text:span text:style-name="T185">5)</text:span></text:p>
        </text:list-item>
        <text:list-item>
          <text:p text:style-name="P389"><text:span text:style-name="T207">Pesach Offerings, according to Torah. (Num 28:16-</text:span><text:span text:style-name="T208">25</text:span><text:span text:style-name="T207">)</text:span><text:span text:style-name="T185"> </text:span></text:p>
        </text:list-item>
        <text:list-item>
          <text:p text:style-name="P309"><text:span text:style-name="T205">Shavu’ot Offering[First Fruits/</text:span><text:span text:style-name="T185">Feast of Weeks</text:span><text:span text:style-name="T205">] according to Torah (Num 28:26-</text:span><text:span text:style-name="T206">31</text:span><text:span text:style-name="T205">)</text:span></text:p>
        </text:list-item>
        <text:list-item>
          <text:p text:style-name="P390"><text:span text:style-name="T205">S</text:span><text:span text:style-name="T185">havu’ot Loaves Offerings, two loaves of leavened bread, according to Torah. (Lev 27:17-20)</text:span></text:p>
        </text:list-item>
        <text:list-item>
          <text:p text:style-name="P391"><text:span text:style-name="T205">Y</text:span><text:span text:style-name="T185">om Teruah Offering, according to Torah. (Num 29:1-6)</text:span></text:p>
        </text:list-item>
        <text:list-item>
          <text:p text:style-name="P182">Yom Kippur Offering, according to Torah. (Num 29:7-11)</text:p>
        </text:list-item>
        <text:list-item>
          <text:p text:style-name="P182">Sukkot Offering, according to Torah. (Num 29:12-39)</text:p>
        </text:list-item>
        <text:list-item>
          <text:p text:style-name="P183">Firstling’s are not to be worked if its a Ox and not to be sheered if its a sheep, according to Torah. (Deuter 15:19)</text:p>
        </text:list-item>
        <text:list-item>
          <text:p text:style-name="P310"><text:span text:style-name="T210">Hebrew ‘C</text:span><text:span text:style-name="T185">ult </text:span><text:span text:style-name="T210">P</text:span><text:span text:style-name="T185">rostitut</text:span><text:span text:style-name="T210">ion’ is not allowed &amp; is abhorrent to YHWH your Elohim. (Deuter 23:18-19)</text:span></text:p>
        </text:list-item>
      </text:list>
      <text:p text:style-name="P61"/>
      <text:p text:style-name="P61"/>
      <text:p text:style-name="P32"/>
      <text:p text:style-name="P32"><text:soft-page-break/>Ritual Purity &amp; Impurity</text:p>
      <text:p text:style-name="P62"/>
      <text:list xml:id="list2453523357" text:style-name="L25">
        <text:list-item>
          <text:p text:style-name="P169"><text:span text:style-name="T410">Unclean creatures that swarm the earth according to Torah. </text:span><text:span text:style-name="T403">(Lev 11:29-30)</text:span></text:p>
        </text:list-item>
        <text:list-item>
          <text:p text:style-name="P184">Foods become unclean/defiled by contact with unclean things (Lev 11:34)</text:p>
        </text:list-item>
        <text:list-item>
          <text:p text:style-name="P311"><text:span text:style-name="T211">Touching a ‘C</text:span><text:span text:style-name="T403">arcass</text:span><text:span text:style-name="T211">’ animal, makes you unclean, according to Torah. (Lev </text:span><text:span text:style-name="T212">11:35-40</text:span><text:span text:style-name="T211">)</text:span></text:p>
        </text:list-item>
        <text:list-item>
          <text:p text:style-name="P311"><text:span text:style-name="T213">A </text:span><text:span text:style-name="T211">woman at childbirth </text:span><text:span text:style-name="T213">is unclean for seven days, according to Torah (Lev 12:2)</text:span></text:p>
        </text:list-item>
        <text:list-item>
          <text:p text:style-name="P185">A leper is unclean &amp; defiles (Lev 13:2-59)</text:p>
        </text:list-item>
        <text:list-item>
          <text:p text:style-name="P185">A person with a running issue, defiles (Lev 15:1-15)</text:p>
        </text:list-item>
        <text:list-item>
          <text:p text:style-name="P312"><text:span text:style-name="T213">A man having </text:span><text:span text:style-name="T185">emission of semen</text:span><text:span text:style-name="T213"> is unclean, </text:span><text:span text:style-name="T214">needs to bath. According to Torah.</text:span><text:span text:style-name="T213"> </text:span><text:span text:style-name="T214">(Lev 15:16-18)</text:span></text:p>
        </text:list-item>
        <text:list-item>
          <text:p text:style-name="P186">A woman menstruating is unclean and defiles others, according to Torah. (Lev 15:19-24)</text:p>
        </text:list-item>
        <text:list-item>
          <text:p text:style-name="P313"><text:span text:style-name="T214">A woman having a running issue, defiles. (Lev 15:25-2</text:span><text:span text:style-name="T215">8</text:span><text:span text:style-name="T214">)</text:span></text:p>
        </text:list-item>
        <text:list-item>
          <text:p text:style-name="P313"><text:span text:style-name="T214">A corpse defiles, </text:span><text:span text:style-name="T216">touching a corpse you become unclean for seven days.</text:span><text:span text:style-name="T214"> (Num 19:11-</text:span><text:span text:style-name="T216">16</text:span><text:span text:style-name="T214">)</text:span></text:p>
        </text:list-item>
        <text:list-item>
          <text:p text:style-name="P187">The person who gathers the ashes of the Red Heifer shall be unclean, according to Torah. (Num 18:9)</text:p>
        </text:list-item>
        <text:list-item>
          <text:p text:style-name="P187">The water of Lustration/Separation, according to Torah. (Num 19:19-22)</text:p>
        </text:list-item>
      </text:list>
      <text:p text:style-name="P62"/>
      <text:p text:style-name="P32">Lepers &amp; Leprosy</text:p>
      <text:p text:style-name="P62"/>
      <text:list xml:id="list3403646466" text:style-name="L26">
        <text:list-item>
          <text:p text:style-name="P314"><text:span text:style-name="T217">Not to shave off the hair of the scall. </text:span><text:span text:style-name="T218">(Lev 13:33)</text:span></text:p>
        </text:list-item>
        <text:list-item>
          <text:p text:style-name="P392"><text:span text:style-name="T218">C</text:span><text:span text:style-name="T185">leansing procedure according to Torah. (Lev 14:1-7)</text:span></text:p>
        </text:list-item>
        <text:list-item>
          <text:p text:style-name="P188">Leper shall shave all his/her hair. (Lev 14:9)</text:p>
        </text:list-item>
        <text:list-item>
          <text:p text:style-name="P189">Leprosy according to Torah. (Lev 13:1-59 &amp; 14:1-32)</text:p>
        </text:list-item>
      </text:list>
      <text:p text:style-name="P62"/>
      <text:p text:style-name="P32">The King</text:p>
      <text:p text:style-name="P62"/>
      <text:list xml:id="list2646909439" text:style-name="L27">
        <text:list-item>
          <text:p text:style-name="P170"><text:span text:style-name="T411">N</text:span><text:span text:style-name="T403">o</text:span><text:span text:style-name="T411">t to</text:span><text:span text:style-name="T403"> curse the ruler of thy people. (Ex 22:27)</text:span></text:p>
        </text:list-item>
        <text:list-item>
          <text:p text:style-name="P170"><text:span text:style-name="T403">May </text:span><text:span text:style-name="T411">YHWH</text:span><text:span text:style-name="T403"> be king for the ages, eternity! </text:span><text:span text:style-name="T411">(Ex 15:18)</text:span></text:p>
        </text:list-item>
        <text:list-item>
          <text:p text:style-name="P190">Kingship according to Torah (Deuter 17:15)</text:p>
        </text:list-item>
        <text:list-item>
          <text:p text:style-name="P172"><text:span text:style-name="T412">N</text:span><text:span text:style-name="T403">ot set a foreigner over you, </text:span><text:span text:style-name="T412">he must be a Hebrew, your kinsmen (Deuter 17:15)</text:span></text:p>
        </text:list-item>
        <text:list-item>
          <text:p text:style-name="P191">The King shall not acquire an excessive number of horses (Deuter 17:16)</text:p>
        </text:list-item>
        <text:list-item>
          <text:p text:style-name="P191">The King shall not take an excessive number of wives. (Deuter 17:17)</text:p>
        </text:list-item>
        <text:list-item>
          <text:p text:style-name="P191">The King shall not accumulate an excessive quantity of Gold &amp; Silver (Deuter 17:17)</text:p>
        </text:list-item>
        <text:list-item>
          <text:p text:style-name="P191">The King shall write for himself a copy of the Torah according to Torah. (Deuter 17:18)</text:p>
        </text:list-item>
      </text:list>
      <text:p text:style-name="P62"/>
      <text:p text:style-name="P32">Nazarites</text:p>
      <text:p text:style-name="P62"/>
      <text:list xml:id="list4003532279" text:style-name="L28">
        <text:list-item>
          <text:p text:style-name="P315"><text:span text:style-name="T219">Nazarite shall abstain from </text:span><text:span text:style-name="T413">intoxicant</text:span><text:span text:style-name="T219">s like wine. </text:span><text:span text:style-name="T218">(Num 6:3)</text:span></text:p>
        </text:list-item>
        <text:list-item>
          <text:p text:style-name="P192">Nazarite shall abstain from fresh grapes or anything related to grapes, like raisins, kernels, skins, according to Torah (Num 6:3-4)</text:p>
        </text:list-item>
        <text:list-item>
          <text:p text:style-name="P192">Nazarite shall permit his hair to grow &amp; not cut his hair. (Num 6:5)</text:p>
        </text:list-item>
        <text:list-item>
          <text:p text:style-name="P315"><text:span text:style-name="T219">Nazarite shall not </text:span><text:span text:style-name="T185">go in where there is a dead person</text:span><text:span text:style-name="T219">, according to Torah. (Num 6:6)</text:span></text:p>
        </text:list-item>
        <text:list-item>
          <text:p text:style-name="P192">Nazarite shall not defile himself for any dead person. (Num 6:7)</text:p>
        </text:list-item>
        <text:list-item>
          <text:p text:style-name="P393"><text:span text:style-name="T185">Nazarite shall shave his hair when he brings offerings at the completion of service or within that period if he has become unclean, according to Torah. </text:span><text:span text:style-name="T220">(Num 6:9)</text:span></text:p>
        </text:list-item>
      </text:list>
      <text:p text:style-name="P63"/>
      <text:p text:style-name="P32"/>
      <text:p text:style-name="P32"/>
      <text:p text:style-name="P32"/>
      <text:p text:style-name="P32"><text:soft-page-break/>War</text:p>
      <text:p text:style-name="P62"/>
      <text:list xml:id="list2523587072" text:style-name="L29">
        <text:list-item>
          <text:p text:style-name="P173"><text:span text:style-name="T414">W</text:span><text:span text:style-name="T403">arfare according to Torah. (Deuter 20:1-</text:span><text:span text:style-name="T416">20</text:span><text:span text:style-name="T403">, </text:span><text:span text:style-name="T416">&amp;</text:span><text:span text:style-name="T403"> </text:span><text:span text:style-name="T416">21:1-14</text:span><text:span text:style-name="T403">)</text:span></text:p>
        </text:list-item>
        <text:list-item>
          <text:p text:style-name="P171"><text:span text:style-name="T414">Those who are engaged in warfare shall not fear their enemies. </text:span><text:span text:style-name="T403">(Deuter 7:21, </text:span><text:span text:style-name="T414">&amp; 20:1-3</text:span><text:span text:style-name="T403">)</text:span></text:p>
        </text:list-item>
        <text:list-item>
          <text:p text:style-name="P173"><text:span text:style-name="T403">Offer terms of peace when approaching a town to attack, </text:span><text:span text:style-name="T415">observe the proscribed procedure according to Torah. (Deuter 20:10-15)</text:span></text:p>
        </text:list-item>
        <text:list-item>
          <text:p text:style-name="P193">Not to keep alive any individual of the seven Canaanite nations, according to Torah. (Deuter 20:16)</text:p>
        </text:list-item>
        <text:list-item>
          <text:p text:style-name="P193">To exterminate the seven Canaanite nations from the land of Israel, according to Torah. (Deuter 20:17)</text:p>
        </text:list-item>
        <text:list-item>
          <text:p text:style-name="P193">Do not destroy any fruit trees. (Deuter 20:19-20)</text:p>
        </text:list-item>
        <text:list-item>
          <text:p text:style-name="P193">War bride, according to Torah. (Deuter 21:10-14)</text:p>
        </text:list-item>
        <text:list-item>
          <text:p text:style-name="P174"><text:span text:style-name="T403">You shall not turn over to his master a slave who seeks refuge with you from his master. </text:span><text:span text:style-name="T417">(Deuter 23:16-17)</text:span></text:p>
        </text:list-item>
        <text:list-item>
          <text:p text:style-name="P174"><text:span text:style-name="T403">When you go out as a troop against your enemies, be on your guard against anything </text:span><text:span text:style-name="T416">evil. (Deuter 23:10)</text:span></text:p>
        </text:list-item>
        <text:list-item>
          <text:p text:style-name="P316"><text:span text:style-name="T221">Anyone unclean by ‘</text:span><text:span text:style-name="T403">nocturnal emission’</text:span><text:span text:style-name="T221"> must leave the camp, and he must not reenter the camp until Toward evening he shall bathe in water, </text:span><text:span text:style-name="T222">at sunset he may reenter, according to Torah. (Deuter 23:11-12)</text:span></text:p>
        </text:list-item>
        <text:list-item>
          <text:p text:style-name="P194">Have a area for you outside the camp, where you may relieve yourself, keep the camp sanitary. (Deuter 23:13)</text:p>
        </text:list-item>
        <text:list-item>
          <text:p text:style-name="P317"><text:span text:style-name="T222">Have a spike/shovel to cover your </text:span><text:span text:style-name="T185">excrement, </text:span><text:span text:style-name="T222">according to Torah. (Deuter 23:14-15)</text:span></text:p>
        </text:list-item>
        <text:list-item>
          <text:p text:style-name="P195">Remember what Amalek did to you on your journey, after you left Egypt. (Deuter 25:17)</text:p>
        </text:list-item>
        <text:list-item>
          <text:p text:style-name="P195">To blot out the name of Amalek from under the heavens, Not to Forget. (Deuter 25:19)</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11:08:42.542479809</meta:creation-date>
    <dc:date>2022-11-26T17:40:44.002513617</dc:date>
    <meta:editing-duration>P1DT17H1M40S</meta:editing-duration>
    <meta:editing-cycles>428</meta:editing-cycles>
    <meta:generator>LibreOffice/6.4.7.2$Linux_X86_64 LibreOffice_project/40$Build-2</meta:generator>
    <meta:document-statistic meta:table-count="0" meta:image-count="0" meta:object-count="0" meta:page-count="15" meta:paragraph-count="476" meta:word-count="7268" meta:character-count="39626" meta:non-whitespace-character-count="33259"/>
  </office:meta>
</office:document-meta>
</file>